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Sans Serif" svg:font-family="'Microsoft Sans Serif'"/>
    <style:font-face style:name="Arial1" svg:font-family="Arial" style:font-family-generic="swiss"/>
    <style:font-face style:name="Arial" svg:font-family="Arial" style:font-family-generic="swiss" style:font-pitch="variable"/>
  </office:font-face-decls>
  <office:automatic-styles>
    <style:style style:name="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style style:name="P3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4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5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6" style:family="paragraph" style:parent-style-name="Názov_20_obrázk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7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/>
    </style:style>
    <style:style style:name="P8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</style:style>
    <style:style style:name="P9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482cm"/>
        </style:tab-stops>
      </style:paragraph-properties>
    </style:style>
    <style:style style:name="P10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13.032cm"/>
        </style:tab-stops>
      </style:paragraph-properties>
    </style:style>
    <style:style style:name="P11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716cm"/>
        </style:tab-stops>
      </style:paragraph-properties>
    </style:style>
    <style:style style:name="P12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524cm"/>
        </style:tab-stops>
      </style:paragraph-properties>
    </style:style>
    <style:style style:name="P13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524cm"/>
          <style:tab-stop style:position="16.101cm"/>
        </style:tab-stops>
      </style:paragraph-properties>
    </style:style>
    <style:style style:name="P14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826cm"/>
        </style:tab-stops>
      </style:paragraph-properties>
    </style:style>
    <style:style style:name="P15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872cm"/>
        </style:tab-stops>
      </style:paragraph-properties>
    </style:style>
    <style:style style:name="P16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7.354cm"/>
        </style:tab-stops>
      </style:paragraph-properties>
    </style:style>
    <style:style style:name="P17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4.461cm"/>
          <style:tab-stop style:position="17.658cm" style:type="right"/>
        </style:tab-stops>
      </style:paragraph-properties>
    </style:style>
    <style:style style:name="P18" style:family="paragraph" style:parent-style-name="Základný_20_text_20__28_4_29_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</style:style>
    <style:style style:name="P19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/>
    </style:style>
    <style:style style:name="P20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>
        <style:tab-stops>
          <style:tab-stop style:position="2.482cm"/>
        </style:tab-stops>
      </style:paragraph-properties>
    </style:style>
    <style:style style:name="P21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>
        <style:tab-stops>
          <style:tab-stop style:position="2.826cm"/>
        </style:tab-stops>
      </style:paragraph-properties>
    </style:style>
    <style:style style:name="P22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>
        <style:tab-stops>
          <style:tab-stop style:position="2.872cm"/>
        </style:tab-stops>
      </style:paragraph-properties>
    </style:style>
    <style:style style:name="P23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>
        <style:tab-stops>
          <style:tab-stop style:position="2.872cm"/>
        </style:tab-stops>
      </style:paragraph-properties>
    </style:style>
    <style:style style:name="P24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>
        <style:tab-stops>
          <style:tab-stop style:position="2.872cm"/>
        </style:tab-stops>
      </style:paragraph-properties>
      <style:text-properties officeooo:paragraph-rsid="0010a006"/>
    </style:style>
    <style:style style:name="P25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872cm"/>
        </style:tab-stops>
      </style:paragraph-properties>
    </style:style>
    <style:style style:name="P26" style:family="paragraph" style:parent-style-name="Základný_20_text_20__28_2_29_" style:master-page-name="PageStyle0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27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28" style:family="paragraph" style:parent-style-name="Záhlavie_20__23_4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29" style:family="paragraph" style:parent-style-name="Záhlavie_20__23_4">
      <style:paragraph-properties fo:margin-left="0cm" fo:margin-right="0cm" fo:line-height="150%" fo:text-align="start" style:justify-single-word="false" fo:text-indent="0cm" style:auto-text-indent="false" style:writing-mode="page"/>
    </style:style>
    <style:style style:name="P30" style:family="paragraph" style:parent-style-name="Záhlavie_20__23_4" style:list-style-name="">
      <style:paragraph-properties fo:margin-left="0cm" fo:margin-right="0cm" fo:line-height="150%" fo:text-align="start" style:justify-single-word="false" fo:text-indent="0cm" style:auto-text-indent="false" style:writing-mode="page"/>
    </style:style>
    <style:style style:name="T1" style:family="text">
      <style:text-properties fo:color="#000000" style:text-position="-25% 58%" style:font-name="Arial" fo:font-size="15pt" fo:background-color="#80ffff" loext:char-shading-value="0" style:font-size-asian="15pt" style:font-size-complex="15pt"/>
    </style:style>
    <style:style style:name="T2" style:family="text">
      <style:text-properties fo:color="#000000" style:font-name="Arial" fo:font-size="15pt" fo:background-color="#80ffff" loext:char-shading-value="0" style:font-size-asian="15pt" style:font-size-complex="15pt"/>
    </style:style>
    <style:style style:name="T3" style:family="text">
      <style:text-properties fo:color="#000000" style:font-name="Arial" fo:font-size="15pt" officeooo:rsid="0003d6c3" fo:background-color="#80ffff" loext:char-shading-value="0" style:font-size-asian="15pt" style:font-size-complex="15pt"/>
    </style:style>
    <style:style style:name="T4" style:family="text">
      <style:text-properties fo:color="#000000" style:font-name="Arial" fo:font-size="15pt" officeooo:rsid="000995a6" fo:background-color="#80ffff" loext:char-shading-value="0" style:font-size-asian="15pt" style:font-size-complex="15pt"/>
    </style:style>
    <style:style style:name="T5" style:family="text">
      <style:text-properties fo:color="#000000" style:font-name="Arial" fo:font-size="15pt" officeooo:rsid="0009be96" fo:background-color="#80ffff" loext:char-shading-value="0" style:font-size-asian="15pt" style:font-size-complex="15pt"/>
    </style:style>
    <style:style style:name="T6" style:family="text">
      <style:text-properties fo:color="#000000" style:font-name="Arial" fo:font-size="15pt" officeooo:rsid="000afb31" fo:background-color="#80ffff" loext:char-shading-value="0" style:font-size-asian="15pt" style:font-size-complex="15pt"/>
    </style:style>
    <style:style style:name="T7" style:family="text">
      <style:text-properties fo:color="#000000" style:font-name="Arial" fo:font-size="15pt" officeooo:rsid="000f2ad1" fo:background-color="#80ffff" loext:char-shading-value="0" style:font-size-asian="15pt" style:font-size-complex="15pt"/>
    </style:style>
    <style:style style:name="T8" style:family="text">
      <style:text-properties fo:color="#000000" style:font-name="Arial" fo:font-size="15pt" officeooo:rsid="0010a006" fo:background-color="#80ffff" loext:char-shading-value="0" style:font-size-asian="15pt" style:font-size-complex="15pt"/>
    </style:style>
    <style:style style:name="T9" style:family="text">
      <style:text-properties fo:color="#000000" style:font-name="Arial" fo:font-size="15pt" officeooo:rsid="001229d7" fo:background-color="#80ffff" loext:char-shading-value="0" style:font-size-asian="15pt" style:font-size-complex="15pt"/>
    </style:style>
    <style:style style:name="T10" style:family="text">
      <style:text-properties fo:color="#000000" style:font-name="Arial" fo:font-size="15pt" officeooo:rsid="00124fad" fo:background-color="#80ffff" loext:char-shading-value="0" style:font-size-asian="15pt" style:font-size-complex="15pt"/>
    </style:style>
    <style:style style:name="T11" style:family="text">
      <style:text-properties fo:color="#000000" style:font-name="Arial" fo:font-size="15pt" officeooo:rsid="0012cf83" fo:background-color="#80ffff" loext:char-shading-value="0" style:font-size-asian="15pt" style:font-size-complex="15pt"/>
    </style:style>
    <style:style style:name="T12" style:family="text">
      <style:text-properties fo:color="#000000" style:font-name="Arial" fo:font-size="15pt" officeooo:rsid="00148b8d" fo:background-color="#80ffff" loext:char-shading-value="0" style:font-size-asian="15pt" style:font-size-complex="15pt"/>
    </style:style>
    <style:style style:name="T13" style:family="text">
      <style:text-properties fo:color="#ffffff" style:font-name="Arial" fo:font-size="15pt" fo:background-color="#80ffff" loext:char-shading-value="0" style:font-size-asian="15pt" style:font-size-complex="15pt"/>
    </style:style>
    <style:style style:name="T14" style:family="text">
      <style:text-properties style:font-name="Arial" fo:font-size="15pt" style:font-size-asian="15pt" style:font-size-complex="15pt"/>
    </style:style>
    <style:style style:name="T15" style:family="text">
      <style:text-properties style:font-name="Arial" fo:font-size="15pt" officeooo:rsid="0003d6c3" style:font-size-asian="15pt" style:font-size-complex="15pt"/>
    </style:style>
    <style:style style:name="T16" style:family="text">
      <style:text-properties style:font-name="Arial" fo:font-size="15pt" officeooo:rsid="000995a6" style:font-size-asian="15pt" style:font-size-complex="15pt"/>
    </style:style>
    <style:style style:name="T17" style:family="text">
      <style:text-properties style:font-name="Arial" fo:font-size="15pt" officeooo:rsid="0009be96" style:font-size-asian="15pt" style:font-size-complex="15pt"/>
    </style:style>
    <style:style style:name="T18" style:family="text">
      <style:text-properties style:font-name="Arial" fo:font-size="15pt" officeooo:rsid="000afb31" style:font-size-asian="15pt" style:font-size-complex="15pt"/>
    </style:style>
    <style:style style:name="T19" style:family="text">
      <style:text-properties style:font-name="Arial" fo:font-size="15pt" officeooo:rsid="000df1a8" style:font-size-asian="15pt" style:font-size-complex="15pt"/>
    </style:style>
    <style:style style:name="T20" style:family="text">
      <style:text-properties style:font-name="Arial" fo:font-size="15pt" officeooo:rsid="000f2ad1" style:font-size-asian="15pt" style:font-size-complex="15pt"/>
    </style:style>
    <style:style style:name="T21" style:family="text">
      <style:text-properties style:font-name="Arial" fo:font-size="15pt" officeooo:rsid="0010a006" style:font-size-asian="15pt" style:font-size-complex="15pt"/>
    </style:style>
    <style:style style:name="T22" style:family="text">
      <style:text-properties style:font-name="Arial" fo:font-size="15pt" officeooo:rsid="001229d7" style:font-size-asian="15pt" style:font-size-complex="15pt"/>
    </style:style>
    <style:style style:name="T23" style:family="text">
      <style:text-properties style:font-name="Arial" fo:font-size="15pt" officeooo:rsid="00124fad" style:font-size-asian="15pt" style:font-size-complex="15pt"/>
    </style:style>
    <style:style style:name="T24" style:family="text">
      <style:text-properties style:font-name="Arial" fo:font-size="15pt" officeooo:rsid="0012cf83" style:font-size-asian="15pt" style:font-size-complex="15pt"/>
    </style:style>
    <style:style style:name="T25" style:family="text">
      <style:text-properties style:font-name="Arial" fo:font-size="15pt" officeooo:rsid="0010a006" style:font-name-asian="Microsoft Sans Serif" style:font-size-asian="15pt" style:font-name-complex="Microsoft Sans Serif" style:font-size-complex="15pt"/>
    </style:style>
    <style:style style:name="T26" style:family="text">
      <style:text-properties style:font-name="Arial1" fo:font-size="15pt" officeooo:rsid="0010a006" style:font-name-asian="Microsoft Sans Serif" style:font-size-asian="15pt" style:font-name-complex="Microsoft Sans Serif" style:font-size-complex="15pt"/>
    </style:style>
    <style:style style:name="Sect1" style:family="section">
      <style:section-properties fo:margin-left="0.635cm" fo:margin-right="1.866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0">
        <text:p text:style-name="P26"><text:span text:style-name="CharStyle6"><text:span text:style-name="T14">Počiatky silospytu (fiziky)</text:span></text:span></text:p>
        <text:p text:style-name="P3"><text:span text:style-name="CharStyle6"><text:span text:style-name="T14">Ján Fuchs</text:span></text:span></text:p>
        <text:p text:style-name="P3"><text:span text:style-name="CharStyle18"><text:span text:style-name="T14"/></text:span></text:p>
        <text:h text:style-name="P27" text:outline-level="3"><text:bookmark-start text:name="bookmark6"/><text:span text:style-name="CharStyle21"><text:span text:style-name="T14">Predmluva.</text:span></text:span><text:bookmark-end text:name="bookmark6"/></text:h>
        <text:p text:style-name="P8"><text:span text:style-name="CharStyle11"><text:span text:style-name="T14"/></text:span></text:p>
        <text:p text:style-name="P19"><text:span text:style-name="CharStyle11"><text:span text:style-name="T14">Úžitok prírodných vied nedá sa vypočíta</text:span></text:span><text:span text:style-name="CharStyle11"><text:span text:style-name="T15">ť</text:span></text:span><text:span text:style-name="CharStyle11"><text:span text:style-name="T14">. Zamestknávajú ony príjemne ducha, v</text:span></text:span><text:span text:style-name="CharStyle11"><text:span text:style-name="T2">y</text:span></text:span><text:span text:style-name="CharStyle11"><text:span text:style-name="T14">vi</text:span></text:span><text:span text:style-name="CharStyle11"><text:span text:style-name="T2">ň</text:span></text:span><text:span text:style-name="CharStyle11"><text:span text:style-name="T14">ujú ho a povzbudzujú človeka k mysleniu; oslobodzujú ducha, následkom čeho zriekame sa mnohých predsudkov a babôn; učia nás k vlastnému užitku obraca</text:span></text:span><text:span text:style-name="CharStyle11"><text:span text:style-name="T3">ť</text:span></text:span><text:span text:style-name="CharStyle11"><text:span text:style-name="T14"> sily prírodné, s</text:span></text:span><text:span text:style-name="CharStyle11"><text:span text:style-name="T15">ť</text:span></text:span><text:span text:style-name="CharStyle11"><text:span text:style-name="T14">a nev</text:span></text:span><text:span text:style-name="CharStyle11"><text:span text:style-name="T3">y</text:span></text:span><text:span text:style-name="CharStyle11"><text:span text:style-name="T14">h</text:span></text:span><text:span text:style-name="CharStyle11"><text:span text:style-name="T15">n</text:span></text:span><text:span text:style-name="CharStyle11"><text:span text:style-name="T14">ute</text:span></text:span><text:span text:style-name="CharStyle11"><text:span text:style-name="T2">ľ</text:span></text:span><text:span text:style-name="CharStyle11"><text:span text:style-name="T14">nú-to potrebu k napredovaniu v priemysle a umeniach, učia nás konečne vp okore sa klana</text:span></text:span><text:span text:style-name="CharStyle11"><text:span text:style-name="T15">ť</text:span></text:span><text:span text:style-name="CharStyle11"><text:span text:style-name="T14"> pred neko</text:span></text:span><text:span text:style-name="CharStyle11"><text:span text:style-name="T2">ne</text:span></text:span><text:span text:style-name="CharStyle11"><text:span text:style-name="T14">čne múdrym Tvor­com, ktorý stvoril prírodné telesá spolu aj s vlastn</text:span></text:span><text:span text:style-name="CharStyle11"><text:span text:style-name="T3">o</text:span></text:span><text:span text:style-name="CharStyle11"><text:span text:style-name="T14">s</text:span></text:span><text:span text:style-name="CharStyle11"><text:span text:style-name="T15">ť</text:span></text:span><text:span text:style-name="CharStyle11"><text:span text:style-name="T14">mi, na nich patrnými, ktorý dal isté sily prírode, ktorými dľa istých zákonov isté úkazy sa zjavujú.</text:span></text:span></text:p>
        <text:h text:style-name="P28" text:outline-level="4"><text:span text:style-name="CharStyle23"><text:span text:style-name="T14"/></text:span></text:h>
        <text:h text:style-name="P29" text:outline-level="4"><text:span text:style-name="CharStyle23"><text:span text:style-name="T14"/></text:span></text:h>
        <text:h text:style-name="P29" text:outline-level="4"><text:bookmark-start text:name="bookmark8"/><text:span text:style-name="CharStyle23"><text:span text:style-name="T14">Telesá, vlastnosti a zjavy.</text:span></text:span><text:bookmark-end text:name="bookmark8"/></text:h>
        <text:p text:style-name="P9"><text:span text:style-name="CharStyle11"><text:span text:style-name="T14"/></text:span></text:p>
        <text:p text:style-name="P20"><text:span text:style-name="CharStyle11"><text:span text:style-name="T14">1. §. Okolo nás vidíme </text:span></text:span><text:span text:style-name="CharStyle11"><text:span text:style-name="T15">ľú</text:span></text:span><text:span text:style-name="CharStyle11"><text:span text:style-name="T14">dí, zvery, byliny a mimo toho početné bezživotné predmety. Všetky tyto nazývame vôbec </text:span></text:span><text:span text:style-name="CharStyle11"><text:span text:style-name="T2">telesá</text:span></text:span><text:span text:style-name="CharStyle11"><text:span text:style-name="T14">.</text:span></text:span></text:p>
        <text:p text:style-name="P8"><text:span text:style-name="CharStyle11"><text:span text:style-name="T14">Jestli telesá pozorne skúmame, nektoré z nich velikým</text:span></text:span><text:span text:style-name="CharStyle11"><text:span text:style-name="T2">i</text:span></text:span><text:span text:style-name="CharStyle11"><text:span text:style-name="T14">, iné malými nachádzam</text:span></text:span><text:span text:style-name="CharStyle11"><text:span text:style-name="T2">e;</text:span></text:span><text:span text:style-name="CharStyle11"><text:span text:style-name="T14"> nektoré sú okruhlé, iné uhlaté a t. </text:span></text:span><text:span text:style-name="CharStyle11"><text:span text:style-name="T15">ď</text:span></text:span><text:span text:style-name="CharStyle11"><text:span text:style-name="T14">. Toto sú vlastnosti telies. Vidíme </text:span></text:span><text:span text:style-name="CharStyle11"><text:span text:style-name="T15">ď</text:span></text:span><text:span text:style-name="CharStyle11"><text:span text:style-name="T14">alej, že voda veľkou zimou zmrzne, velkým teplom na paru sa zmen</text:span></text:span><text:span text:style-name="CharStyle11"><text:span text:style-name="T2">í</text:span></text:span><text:span text:style-name="CharStyle11"><text:span text:style-name="T14">; soľ a cu­kor vo vode sa roztopia. Dajú sa tedy na telesách aj </text:span></text:span><text:span text:style-name="CharStyle11"><text:span text:style-name="T2">pre</text:span></text:span><text:span text:style-name="CharStyle11"><text:span text:style-name="T14">­</text:span></text:span><text:span text:style-name="CharStyle11"><text:span text:style-name="T2">men</text:span></text:span><text:span text:style-name="CharStyle11"><text:span text:style-name="T14">y zbadať, ktoré zj</text:span></text:span><text:span text:style-name="CharStyle11"><text:span text:style-name="T2">av</text:span></text:span><text:span text:style-name="CharStyle11"><text:span text:style-name="T14">y (úkazy) nazývame.</text:span></text:span></text:p>
        <text:p text:style-name="P4"><text:span text:style-name="CharStyle24"><text:span text:style-name="T14"/></text:span></text:p>
        <text:p text:style-name="P7"><text:span text:style-name="CharStyle24"><text:span text:style-name="T14">A) B</text:span></text:span><text:span text:style-name="CharStyle24"><text:span text:style-name="T2">y</text:span></text:span><text:span text:style-name="CharStyle24"><text:span text:style-name="T14">tné (hlavné) vlastnosti telies.</text:span></text:span></text:p>
        <text:p text:style-name="P9"><text:span text:style-name="CharStyle11"><text:span text:style-name="T14"/></text:span></text:p>
        <text:p text:style-name="P20"><text:span text:style-name="CharStyle11"><text:span text:style-name="T14">2. §. Každé teleso zaujíma priestor, tojest rozprestiera sa trojakým smerom, d</text:span></text:span><text:span text:style-name="CharStyle11"><text:span text:style-name="T2">ĺ</text:span></text:span><text:span text:style-name="CharStyle11"><text:span text:style-name="T14">žkou, šírkou a hrúbkou (výškou alebo hĺbkou). Aj ty na</text:span></text:span><text:span text:style-name="CharStyle11"><text:span text:style-name="T2">jf</text:span></text:span><text:span text:style-name="CharStyle11"><text:span text:style-name="T14">ajnejši</text:span></text:span><text:span text:style-name="CharStyle11"><text:span text:style-name="T2">e</text:span></text:span><text:span text:style-name="CharStyle11"><text:span text:style-name="T14">(najtenšie) telesá zaujímajú priestor; zbadáma to, jestliže sklenicu dolu hrdlom do vody strčíme. Voda preto nevniká do sklenice, lebo vnútorný jej priestor vzduch </text:span></text:span><text:soft-page-break/><text:span text:style-name="CharStyle11"><text:span text:style-name="T14">(povetrie) zaujíma. Voda len potom môže vniknúť, jestliže vzduch zo sklenice vytisne. Tato vlastnos</text:span></text:span><text:span text:style-name="CharStyle11"><text:span text:style-name="T2">ť</text:span></text:span><text:span text:style-name="CharStyle11"><text:span text:style-name="T14"> telies menuje sa </text:span></text:span><text:span text:style-name="CharStyle11"><text:span text:style-name="T2">roz</text:span></text:span><text:span text:style-name="CharStyle11"><text:span text:style-name="T14">presti</text:span></text:span><text:span text:style-name="CharStyle11"><text:span text:style-name="T2">era</text:span></text:span><text:span text:style-name="CharStyle11"><text:span text:style-name="T14">vo</text:span></text:span><text:span text:style-name="CharStyle11"><text:span text:style-name="T2">st</text:span></text:span><text:span text:style-name="CharStyle11"><text:span text:style-name="T14">.</text:span></text:span></text:p>
        <text:p text:style-name="P8"><text:span text:style-name="CharStyle11"><text:span text:style-name="T14">Jestliže ka</text:span></text:span><text:span text:style-name="CharStyle11"><text:span text:style-name="T15">ľ</text:span></text:span><text:span text:style-name="CharStyle11"><text:span text:style-name="T14">amár položím na stôl, nemôžem</text:span></text:span><text:span text:style-name="CharStyle11"><text:span text:style-name="T2"> </text:span></text:span><text:span text:style-name="CharStyle11"><text:span text:style-name="T3">j</text:span></text:span><text:span text:style-name="CharStyle11"><text:span text:style-name="T14">edný</text:span></text:span><text:span text:style-name="CharStyle11"><text:span text:style-name="T3">m</text:span></text:span><text:span text:style-name="CharStyle11"><text:span text:style-name="T14"> časom na to isté miesto (priestor) iné teleso položi</text:span></text:span><text:span text:style-name="CharStyle11"><text:span text:style-name="T2">ť</text:span></text:span><text:span text:style-name="CharStyle11"><text:span text:style-name="T14">. Chcem-li ta hubu (špongiu) položiť, musím najprv ka</text:span></text:span><text:span text:style-name="CharStyle11"><text:span text:style-name="T3">ľ</text:span></text:span><text:span text:style-name="CharStyle11"><text:span text:style-name="T14">amár odstrániť. Tak sa má vec aj s druhými teles</text:span></text:span><text:span text:style-name="CharStyle11"><text:span text:style-name="T2">y</text:span></text:span><text:span text:style-name="CharStyle11"><text:span text:style-name="T14">; v jakom koľvek pr</text:span></text:span><text:span text:style-name="CharStyle11"><text:span text:style-name="T2">ie</text:span></text:span><text:span text:style-name="CharStyle11"><text:span text:style-name="T14">­store v </text:span></text:span><text:span text:style-name="CharStyle11"><text:span text:style-name="T2">j</text:span></text:span><text:span text:style-name="CharStyle11"><text:span text:style-name="T14">ednom a tom is</text:span></text:span><text:span text:style-name="CharStyle11"><text:span text:style-name="T2">to</text:span></text:span><text:span text:style-name="CharStyle11"><text:span text:style-name="T14">m čase viac telies jestvovať (spolu by</text:span></text:span><text:span text:style-name="CharStyle11"><text:span text:style-name="T3">ť</text:span></text:span><text:span text:style-name="CharStyle11"><text:span text:style-name="T14">) </text:span></text:span><text:span text:style-name="CharStyle11"><text:span text:style-name="T2">nemôže</text:span></text:span><text:span text:style-name="CharStyle11"><text:span text:style-name="T14">. Vlastnosť túto nazývame neprenikavos</text:span></text:span><text:span text:style-name="CharStyle11"><text:span text:style-name="T15">ť</text:span></text:span><text:span text:style-name="CharStyle11"><text:span text:style-name="T2">ou</text:span></text:span><text:span text:style-name="CharStyle11"><text:span text:style-name="T14">.</text:span></text:span></text:p>
        <text:p text:style-name="P8"><text:span text:style-name="CharStyle11"><text:span text:style-name="T14">Jestliže do steny alebo dreva klinec udreme, vytisne tento napred čiastočky patričného telesa z jejich miesta, prv nežby vnikol. Tak je tiež neprenikavos</text:span></text:span><text:span text:style-name="CharStyle11"><text:span text:style-name="T3">ť</text:span></text:span><text:span text:style-name="CharStyle11"><text:span text:style-name="T14"> príčinou toho, že voda ne­vnikne celkom do nejakého pohára, jestliže ho dolu vrchom potopíme.</text:span></text:span></text:p>
        <text:p text:style-name="P9"><text:span text:style-name="CharStyle11"><text:span text:style-name="T14">3. §. Avšak telesá priestor celkom nevyplňujú. Na hube (špongii), chlebe, cukru aj slobodným okom môžeme zbadať dieročky; na iných telesách, jaké sú k. p. papier, koža, mäso a iné zbadáme ich len pomocou zväčšujúceho skla. V</text:span></text:span><text:span text:style-name="CharStyle11"><text:span text:style-name="T16">l</text:span></text:span><text:span text:style-name="CharStyle11"><text:span text:style-name="T14">astnos</text:span></text:span><text:span text:style-name="CharStyle11"><text:span text:style-name="T16">ť</text:span></text:span><text:span text:style-name="CharStyle11"><text:span text:style-name="T14"> tato nazýva sa dierkavo</text:span></text:span><text:span text:style-name="CharStyle11"><text:span text:style-name="T16">sť</text:span></text:span><text:span text:style-name="CharStyle11"><text:span text:style-name="T14">ou.</text:span></text:span></text:p>
        <text:p text:style-name="P8"><text:span text:style-name="CharStyle11"><text:span text:style-name="T14">Dierky na našom tele sú užitočné, lebo nimi vypotiť môžeme škodné vlahy, ktoré sa potom ztratia v povetrí. Preto je kúpanie-sa tak užitočné, lebo dierky tela naše</text:span></text:span><text:span text:style-name="CharStyle11"><text:span text:style-name="T2">h</text:span></text:span><text:span text:style-name="CharStyle11"><text:span text:style-name="T14">o sa vymyjú, očistené bývajú, čo napomáha výpar škodlivých čiastok. Trenie tela masťou alebo silicou (špiritus</text:span></text:span><text:span text:style-name="CharStyle11"><text:span text:style-name="T2">om</text:span></text:span><text:span text:style-name="CharStyle11"><text:span text:style-name="T14">) preto osoží urazeným abo nezdravým údom, poneváč dierkami vchádzajú do tela.</text:span></text:span></text:p>
        <text:p text:style-name="P8"><text:span text:style-name="CharStyle11"><text:span text:style-name="T14">Avšak dierky môžu sa aj škodlivými stať. Jestliže vlh­kosť do dierok dreva vnikne, začne hniť, železo ale, vlhkosti vystavené zhrdzavie. Aby sme predmety z dreva, železa a iných látok ustrojené pred škodlivým účinkom vlhkosti zacho­vali, dobre ich vyhladíme (vyleštíme), a olejom alebo olejo­vou </text:span></text:span><text:span text:style-name="CharStyle11"><text:span text:style-name="T2">f</text:span></text:span><text:span text:style-name="CharStyle11"><text:span text:style-name="T14">arbou natreme. Aj obuv našu v zime potierame lojom, aby vlhkosť do nej nevnikla.</text:span></text:span></text:p>
        <text:p text:style-name="P8"><text:span text:style-name="CharStyle11"><text:span text:style-name="T14">Poneváč je každé teleso viacej menej dierkavé, môže použitím dostatočnej sily </text:span></text:span><text:span text:style-name="CharStyle11"><text:span text:style-name="T16">v</text:span></text:span><text:span text:style-name="CharStyle11"><text:span text:style-name="T14"> menší priestor by</text:span></text:span><text:span text:style-name="CharStyle11"><text:span text:style-name="T16">ť</text:span></text:span><text:span text:style-name="CharStyle11"><text:span text:style-name="T14"> stlačené. Špon­giu aj samou rakou stlači</text:span></text:span><text:span text:style-name="CharStyle11"><text:span text:style-name="T16">ť</text:span></text:span><text:span text:style-name="CharStyle11"><text:span text:style-name="T14"> môžeme. Korkový špunt tiež sa stlačí vtisnutý do užšieho hrdla sklenice. Túto v</text:span></text:span><text:span text:style-name="CharStyle11"><text:span text:style-name="T4">l</text:span></text:span><text:span text:style-name="CharStyle11"><text:span text:style-name="T14">astnos</text:span></text:span><text:span text:style-name="CharStyle11"><text:span text:style-name="T16">ť</text:span></text:span><text:span text:style-name="CharStyle11"><text:span text:style-name="T14"> telies nazývame stlačivos</text:span></text:span><text:span text:style-name="CharStyle11"><text:span text:style-name="T16">ť</text:span></text:span><text:span text:style-name="CharStyle11"><text:span text:style-name="T2">ou</text:span></text:span><text:span text:style-name="CharStyle11"><text:span text:style-name="T14">.</text:span></text:span></text:p>
        <text:p text:style-name="P8"><text:span text:style-name="CharStyle11"><text:span text:style-name="T14">Avšak telesá dajú sa rovným spôsobom aj roztiahnuť. Črievičkári kožu </text:span></text:span><text:soft-page-break/><text:span text:style-name="CharStyle11"><text:span text:style-name="T14">kliešťami roz</text:span></text:span><text:span text:style-name="CharStyle11"><text:span text:style-name="T2">ť</text:span></text:span><text:span text:style-name="CharStyle11"><text:span text:style-name="T14">ahujú: aj bavlna sa roztiahne, jestliže ju silno natiahnutú svíjame. Najväčmi rozťahujú sa telesá teplom.</text:span></text:span></text:p>
        <text:p text:style-name="P8"><text:span text:style-name="CharStyle11"><text:span text:style-name="T14">Ta v</text:span></text:span><text:span text:style-name="CharStyle11"><text:span text:style-name="T4">l</text:span></text:span><text:span text:style-name="CharStyle11"><text:span text:style-name="T14">astnos</text:span></text:span><text:span text:style-name="CharStyle11"><text:span text:style-name="T16">ť</text:span></text:span><text:span text:style-name="CharStyle11"><text:span text:style-name="T14"> telies, následkom ktorej čiastočky jejich od seba vzdialiť sa môžu, menuje sa roz</text:span></text:span><text:span text:style-name="CharStyle11"><text:span text:style-name="T4">ť</text:span></text:span><text:span text:style-name="CharStyle11"><text:span text:style-name="T14">ažlivos</text:span></text:span><text:span text:style-name="CharStyle11"><text:span text:style-name="T16">ť</text:span></text:span><text:span text:style-name="CharStyle11"><text:span text:style-name="T2">ou</text:span></text:span><text:span text:style-name="CharStyle11"><text:span text:style-name="T14">.</text:span></text:span></text:p>
        <text:p text:style-name="P9"><text:span text:style-name="CharStyle11"><text:span text:style-name="T14">4. §. Skúsenosť učí, že sa každé teleso na menšie čiastky rozdrobiť dá. Kávu môžeme zomle</text:span></text:span><text:span text:style-name="CharStyle11"><text:span text:style-name="T16">ť</text:span></text:span><text:span text:style-name="CharStyle11"><text:span text:style-name="T14"> alebo v mažiari ut</text:span></text:span><text:span text:style-name="CharStyle11"><text:span text:style-name="T4">ĺ</text:span></text:span><text:span text:style-name="CharStyle11"><text:span text:style-name="T14">c</text:span></text:span><text:span text:style-name="CharStyle11"><text:span text:style-name="T4">ť</text:span></text:span><text:span text:style-name="CharStyle11"><text:span text:style-name="T14">, ba nektoré telesá aj rukou rozdrvené by</text:span></text:span><text:span text:style-name="CharStyle11"><text:span text:style-name="T16">ť</text:span></text:span><text:span text:style-name="CharStyle11"><text:span text:style-name="T14"> môžu </text:span></text:span><text:span text:style-name="CharStyle11"><text:span text:style-name="T16">k.</text:span></text:span><text:span text:style-name="CharStyle11"><text:span text:style-name="T14"> p. zem, krieda a podobné. Ale práve tak rozdrviť sa dá aj to najtvrdšie te­leso, jestliže patričnú silu vynaložím</text:span></text:span><text:span text:style-name="CharStyle11"><text:span text:style-name="T2">e</text:span></text:span><text:span text:style-name="CharStyle11"><text:span text:style-name="T14">; tak sa dá diamant na prach rozmrviť, železo a vôbec kovy dajú sa tĺcť, píliť. Iné zase telesá sekera, klin (1. obraz), dlátko, píla a iné stroje rozdrobiť môžu. Tato vlastnosť telies menuje sa delivo</text:span></text:span><text:span text:style-name="CharStyle11"><text:span text:style-name="T2">s</text:span></text:span><text:span text:style-name="CharStyle11"><text:span text:style-name="T4">ť</text:span></text:span><text:span text:style-name="CharStyle11"><text:span text:style-name="T14">.</text:span></text:span></text:p>
        <text:p text:style-name="P9"><text:span text:style-name="CharStyle11"><text:span text:style-name="T14">5. §. Vyhodíme-li k</text:span></text:span><text:span text:style-name="CharStyle11"><text:span text:style-name="T16">ä</text:span></text:span><text:span text:style-name="CharStyle11"><text:span text:style-name="T14">meň, na zem spadn</text:span></text:span><text:span text:style-name="CharStyle11"><text:span text:style-name="T2">e</text:span></text:span><text:span text:style-name="CharStyle11"><text:span text:style-name="T14">; to samé stane sa s loptou, vyrazíme-li j</text:span></text:span><text:span text:style-name="CharStyle11"><text:span text:style-name="T2">u</text:span></text:span><text:span text:style-name="CharStyle11"><text:span text:style-name="T14">: Príčinou toho je </text:span></text:span><text:span text:style-name="CharStyle11"><text:span text:style-name="T16">ť</text:span></text:span><text:span text:style-name="CharStyle11"><text:span text:style-name="T14">ažk</text:span></text:span><text:span text:style-name="CharStyle11"><text:span text:style-name="T2">os</text:span></text:span><text:span text:style-name="CharStyle11"><text:span text:style-name="T4">ť</text:span></text:span><text:span text:style-name="CharStyle11"><text:span text:style-name="T14"> (váha), následkom ktorej telesá k zemi padajú.</text:span></text:span></text:p>
        <text:p text:style-name="P8"><text:span text:style-name="CharStyle11"><text:span text:style-name="T14">Uviažeme-li gombičku na ni</text:span></text:span><text:span text:style-name="CharStyle11"><text:span text:style-name="T16">ť</text:span></text:span><text:span text:style-name="CharStyle11"><text:span text:style-name="T14"> a chytiac konec niti, pustíme-</text:span></text:span><text:span text:style-name="CharStyle11"><text:span text:style-name="T2">li</text:span></text:span><text:span text:style-name="CharStyle11"><text:span text:style-name="T14"> gombičku dolu, usiluje sa tato spadnú</text:span></text:span><text:span text:style-name="CharStyle11"><text:span text:style-name="T16">ť</text:span></text:span><text:span text:style-name="CharStyle11"><text:span text:style-name="T14">, aľe ni</text:span></text:span><text:span text:style-name="CharStyle11"><text:span text:style-name="T16">ť</text:span></text:span><text:span text:style-name="CharStyle11"><text:span text:style-name="T14"> ju prekáža. Ni</text:span></text:span><text:span text:style-name="CharStyle11"><text:span text:style-name="T16">ť</text:span></text:span><text:span text:style-name="CharStyle11"><text:span text:style-name="T14"> vypne sa v tom smere, v ktorom gombička k zemi mieri; tento smer menuje sa </text:span></text:span><text:span text:style-name="CharStyle11"><text:span text:style-name="T2">kolmým</text:span></text:span><text:span text:style-name="CharStyle11"><text:span text:style-name="T14"> (svislým). Na tomto zakladá sa užívanie olovnice (2. obraz), ktorej po­mocou murári pri stav</text:span></text:span><text:span text:style-name="CharStyle11"><text:span text:style-name="T16">ä</text:span></text:span><text:span text:style-name="CharStyle11"><text:span text:style-name="T14">ní stien smer kolmý určievajú.</text:span></text:span></text:p>
        <text:p text:style-name="P8"><text:span text:style-name="CharStyle11"><text:span text:style-name="T14">Na tomto zpočíva aj užívanie uholnice. Po­doba jej činí trojhran, jehož jeden roh s oproti ležiacou stranou doštičkou je spojený v kolmom smere. (3. obraz.) Sred tejto doštičky nachádza sa vrez, kolmo padajúci na spodnú plochu, a jestli-že guľkou napnutý motúzik úplne vo vrez tento </text:span></text:span><text:span text:style-name="CharStyle11"><text:span text:style-name="T16">pa</text:span></text:span><text:span text:style-name="CharStyle11"><text:span text:style-name="T14">d</text:span></text:span><text:span text:style-name="CharStyle11"><text:span text:style-name="T4">n</text:span></text:span><text:span text:style-name="CharStyle11"><text:span text:style-name="T14">e, uk</text:span></text:span><text:span text:style-name="CharStyle11"><text:span text:style-name="T4">ä</text:span></text:span><text:span text:style-name="CharStyle11"><text:span text:style-name="T14">zuje dolná plocha smer vodorovný. </text:span></text:span><text:span text:style-name="CharStyle11"><text:span text:style-name="T16">Aj </text:span></text:span><text:span text:style-name="CharStyle11"><text:span text:style-name="T17">u</text:span></text:span><text:span text:style-name="CharStyle11"><text:span text:style-name="T14">žívanie kyvadla zpočíva na</text:span></text:span><text:span text:style-name="CharStyle11"><text:span text:style-name="T2"> </text:span></text:span><text:span text:style-name="CharStyle11"><text:span text:style-name="T14">zákone </text:span></text:span><text:span text:style-name="CharStyle11"><text:span text:style-name="T17">ť</text:span></text:span><text:span text:style-name="CharStyle11"><text:span text:style-name="T14">ažkosti.</text:span></text:span></text:p>
        <text:p text:style-name="P8"><text:span text:style-name="CharStyle11"><text:span text:style-name="T14">Telesá majú pri tej istej velikosti (prie­store) rozličnú </text:span></text:span><text:span text:style-name="CharStyle11"><text:span text:style-name="T17">ť</text:span></text:span><text:span text:style-name="CharStyle11"><text:span text:style-name="T14">ažkos</text:span></text:span><text:span text:style-name="CharStyle11"><text:span text:style-name="T17">ť</text:span></text:span><text:span text:style-name="CharStyle11"><text:span text:style-name="T14">, ktorá sa </text:span></text:span><text:span text:style-name="CharStyle11"><text:span text:style-name="T2">m</text:span></text:span><text:span text:style-name="CharStyle11"><text:span text:style-name="T14">enuje aj z</text:span></text:span><text:span text:style-name="CharStyle11"><text:span text:style-name="T2">vlá</text:span></text:span><text:span text:style-name="CharStyle11"><text:span text:style-name="T14">štnou alebo po</text:span></text:span><text:span text:style-name="CharStyle11"><text:span text:style-name="T17">ť</text:span></text:span><text:span text:style-name="CharStyle11"><text:span text:style-name="T14">ažnou váh</text:span></text:span><text:span text:style-name="CharStyle11"><text:span text:style-name="T2">ou</text:span></text:span><text:span text:style-name="CharStyle11"><text:span text:style-name="T14">. Tak je zlato, olovo alebo železo tažšie</text:span></text:span><text:span text:style-name="CharStyle34"><text:span text:style-name="T13"> </text:span></text:span><text:span text:style-name="CharStyle11"><text:span text:style-name="T14">nežli kork (špuntovina) alebo huba (špongia.)</text:span></text:span></text:p>
        <text:p text:style-name="P8"><text:span text:style-name="CharStyle11"><text:span text:style-name="T2">K</text:span></text:span><text:span text:style-name="CharStyle11"><text:span text:style-name="T14"> určeniu </text:span></text:span><text:span text:style-name="CharStyle11"><text:span text:style-name="T17">ť</text:span></text:span><text:span text:style-name="CharStyle11"><text:span text:style-name="T14">ažkosti te­lies užívame vážky a isté určité vážidlá. Najznámejšie sú vážky kramárske, </text:span></text:span><text:span text:style-name="CharStyle11"><text:span text:style-name="T2">(</text:span></text:span><text:span text:style-name="CharStyle11"><text:span text:style-name="T14">4. obraz), centová (5. obraz), a desatinná váha; z vážidie</text:span></text:span><text:span text:style-name="CharStyle11"><text:span text:style-name="T2">l </text:span></text:span><text:span text:style-name="CharStyle11"><text:span text:style-name="T14">ale najobyčajnejšie sú váhy kupecké, u ktorých za jed­notu váhy platí kilogram a dekagram.</text:span></text:span></text:p>
        <text:p text:style-name="P8"><text:soft-page-break/><text:span text:style-name="CharStyle11"><text:span text:style-name="T14">Vážky sú tým lep­šie, čím sú d</text:span></text:span><text:span text:style-name="CharStyle11"><text:span text:style-name="T17">o</text:span></text:span><text:span text:style-name="CharStyle11"><text:span text:style-name="T14">kladnejšie, citlivejšie, keď nimi aj ten najmenší rozdiel váhy zbada</text:span></text:span><text:span text:style-name="CharStyle11"><text:span text:style-name="T17">ť</text:span></text:span><text:span text:style-name="CharStyle11"><text:span text:style-name="T14"> môžeme.</text:span></text:span></text:p>
        <text:p text:style-name="P10"><text:span text:style-name="CharStyle11"><text:span text:style-name="T14">6. §. Aby sme </text:span></text:span><text:span text:style-name="CharStyle11"><text:span text:style-name="T17">ť</text:span></text:span><text:span text:style-name="CharStyle11"><text:span text:style-name="T14">ažké telesá pozdvihnú</text:span></text:span><text:span text:style-name="CharStyle11"><text:span text:style-name="T17">ť</text:span></text:span><text:span text:style-name="CharStyle11"><text:span text:style-name="T14"> mohli, užívame rozličné nástroje. Medzi t</text:span></text:span><text:span text:style-name="CharStyle11"><text:span text:style-name="T5">y</text:span></text:span><text:span text:style-name="CharStyle11"><text:span text:style-name="T14">mito najjednoduchšia je páka (zdvihák). Je to týka železná, alebo drúk drevený. Konec páky (6. obraz) podloží sa pod teleso, ktoré pozdvihnú</text:span></text:span><text:span text:style-name="CharStyle11"><text:span text:style-name="T17">ť</text:span></text:span><text:span text:style-name="CharStyle11"><text:span text:style-name="T14"> alebo oddiali</text:span></text:span><text:span text:style-name="CharStyle11"><text:span text:style-name="T2">ť</text:span></text:span><text:span text:style-name="CharStyle11"><text:span text:style-name="T14"> chceme, abo sa upevní na ňom a opre v blízku na pevné teleso, k. p. na k</text:span></text:span><text:span text:style-name="CharStyle11"><text:span text:style-name="T5">ä</text:span></text:span><text:span text:style-name="CharStyle11"><text:span text:style-name="T14">meň, druhý konec rukou </text:span></text:span><text:span text:style-name="CharStyle11"><text:span text:style-name="T17">ť</text:span></text:span><text:span text:style-name="CharStyle11"><text:span text:style-name="T14">aháme alebo tisneme. Pri dvíhaní velikých </text:span></text:span><text:span text:style-name="CharStyle11"><text:span text:style-name="T17">ť</text:span></text:span><text:span text:style-name="CharStyle11"><text:span text:style-name="T14">iarch užívajú sa často aj </text:span></text:span><text:span text:style-name="CharStyle11"><text:span text:style-name="T5">s</text:span></text:span><text:span text:style-name="CharStyle11"><text:span text:style-name="T14">točky (kladky, kolieska). </text:span></text:span><text:span text:style-name="CharStyle11"><text:span text:style-name="T17">S</text:span></text:span><text:span text:style-name="CharStyle11"><text:span text:style-name="T14">točka je koliesková plocha,</text:span></text:span><text:span text:style-name="CharStyle11"><text:span text:style-name="T2"> </text:span></text:span><text:span text:style-name="CharStyle11"><text:span text:style-name="T14">jejž kraj</text:span></text:span><text:span text:style-name="CharStyle11"><text:span text:style-name="T2"> </text:span></text:span><text:span text:style-name="CharStyle11"><text:span text:style-name="T14">je vrubený k prijatiu povrázka alebo žinky. Rozoznávame dvojaké </text:span></text:span><text:span text:style-name="CharStyle11"><text:span text:style-name="T5">s</text:span></text:span><text:span text:style-name="CharStyle11"><text:span text:style-name="T14">točky, stojace a pohyblivé </text:span></text:span><text:span text:style-name="CharStyle11"><text:span text:style-name="T5">s</text:span></text:span><text:span text:style-name="CharStyle11"><text:span text:style-name="T14">točky. Sto­jaca </text:span></text:span><text:span text:style-name="CharStyle11"><text:span text:style-name="T5">s</text:span></text:span><text:span text:style-name="CharStyle11"><text:span text:style-name="T14">točka (7. obraz) zostane na jednom mieste nepohnute a točí sa len okolo svojej os</text:span></text:span><text:span text:style-name="CharStyle11"><text:span text:style-name="T2">y</text:span></text:span><text:span text:style-name="CharStyle11"><text:span text:style-name="T14">; pohyblivá </text:span></text:span><text:span text:style-name="CharStyle11"><text:span text:style-name="T5">s</text:span></text:span><text:span text:style-name="CharStyle11"><text:span text:style-name="T14">točka nezostane na svojom mieste, lež pozdvihuje sa na raz spolu s telesom na nej visiacim. </text:span></text:span><text:span text:style-name="CharStyle11"><text:span text:style-name="T5">S</text:span></text:span><text:span text:style-name="CharStyle11"><text:span text:style-name="T14">točka pohyblivá je ohľadom sporenia sily výhodnejšia.</text:span></text:span></text:p>
        <text:p text:style-name="P8"><text:span text:style-name="CharStyle11"><text:span text:style-name="T14">Pri stavbách, studňach a podobných užíva sa aj hriadel (val). Pri tomto nachádza sa na konci hriadeľu (valu) kolo svojej osy sa točiaceho koleso (alebo len</text:span></text:span><text:span text:style-name="CharStyle11"><text:span text:style-name="T2"> </text:span></text:span><text:span text:style-name="CharStyle11"><text:span text:style-name="T14">spica, 8. obraz). Týmto tým väčšie </text:span></text:span><text:span text:style-name="CharStyle11"><text:span text:style-name="T17">ť</text:span></text:span><text:span text:style-name="CharStyle11"><text:span text:style-name="T14">archy môžeme pozdvihnú</text:span></text:span><text:span text:style-name="CharStyle11"><text:span text:style-name="T17">ť</text:span></text:span><text:span text:style-name="CharStyle11"><text:span text:style-name="T14">, čím väčšie je koleso v pomeru k hrúbke hriadeľu.</text:span></text:span></text:p>
        <text:p text:style-name="P8"><text:span text:style-name="CharStyle11"><text:span text:style-name="T14">Kde-tu, k. p. pri vinných pre</text:span></text:span><text:span text:style-name="CharStyle11"><text:span text:style-name="T5">s</text:span></text:span><text:span text:style-name="CharStyle11"><text:span text:style-name="T14">och používa sa aj vrtuľa (</text:span></text:span><text:span text:style-name="CharStyle11"><text:span text:style-name="T2">šra</text:span></text:span><text:span text:style-name="CharStyle11"><text:span text:style-name="T14">uba) k dvíha­niu </text:span></text:span><text:span text:style-name="CharStyle11"><text:span text:style-name="T17">ť</text:span></text:span><text:span text:style-name="CharStyle11"><text:span text:style-name="T14">archy (kämeňa); užívajú však šraubu zvláštne k zapríčineniu silného tlaku.</text:span></text:span></text:p>
        <text:p text:style-name="P9"><text:span text:style-name="CharStyle11"><text:span text:style-name="T14">7. §. Jestli-že kaľamár, hubu a podobné na stôl polo­žím, len preto nespadne, lebo pád jejich prekáža stôl. Predmety tyt</text:span></text:span><text:span text:style-name="CharStyle11"><text:span text:style-name="T2">o</text:span></text:span><text:span text:style-name="CharStyle11"><text:span text:style-name="T14"> ani potom nespadnú, ke</text:span></text:span><text:span text:style-name="CharStyle11"><text:span text:style-name="T17">ď</text:span></text:span><text:span text:style-name="CharStyle11"><text:span text:style-name="T14"> ich celkom na kraj stola položíme, len nech väčšia alebo </text:span></text:span><text:span text:style-name="CharStyle11"><text:span text:style-name="T17">ť</text:span></text:span><text:span text:style-name="CharStyle11"><text:span text:style-name="T14">ažšia jejich čiastka na stole zpočíva. Ano knihu alebo linonár môžem aj na samý vrchol prstu postavi</text:span></text:span><text:span text:style-name="CharStyle11"><text:span text:style-name="T17">ť</text:span></text:span><text:span text:style-name="CharStyle11"><text:span text:style-name="T14">, bez toho, žeby spadly, ale ten vtedy, jestli ich tak postavím, aby váha jejich na každej strane rovno podelená bola.</text:span></text:span></text:p>
        <text:p text:style-name="P8"><text:span text:style-name="CharStyle11"><text:span text:style-name="T14">Jestli podlhovastým, každej strany pravidelný kúsok kriedy na jeho najmenšiu plochu postavím, rovno bude stá</text:span></text:span><text:span text:style-name="CharStyle11"><text:span text:style-name="T17">ť</text:span></text:span><text:span text:style-name="CharStyle11"><text:span text:style-name="T14">. Nenie-</text:span></text:span><text:span text:style-name="CharStyle11"><text:span text:style-name="T2">l</text:span></text:span><text:span text:style-name="CharStyle11"><text:span text:style-name="T14">i ale pravidelne strúhaný, n</text:span></text:span><text:span text:style-name="CharStyle11"><text:span text:style-name="T2">a</text:span></text:span><text:span text:style-name="CharStyle11"><text:span text:style-name="T14"> tú stranu padne, kde je viac látky a kde je nasledovne </text:span></text:span><text:span text:style-name="CharStyle11"><text:span text:style-name="T17">ť</text:span></text:span><text:span text:style-name="CharStyle11"><text:span text:style-name="T14">ažš</text:span></text:span><text:span text:style-name="CharStyle11"><text:span text:style-name="T17">í</text:span></text:span><text:span text:style-name="CharStyle11"><text:span text:style-name="T14">. Padne aj vtedy, jestli-že ho nepostavím rovno na jeho plochu. Kosmo (krivo) neni teda možné telesá postavi</text:span></text:span><text:span text:style-name="CharStyle11"><text:span text:style-name="T5">ť</text:span></text:span><text:span text:style-name="CharStyle11"><text:span text:style-name="T14">; kosm</text:span></text:span><text:span text:style-name="CharStyle11"><text:span text:style-name="T2">e</text:span></text:span><text:span text:style-name="CharStyle11"><text:span text:style-name="T14"> telesá môžu sa len vtedy posta­vi</text:span></text:span><text:span text:style-name="CharStyle11"><text:span text:style-name="T17">ť</text:span></text:span><text:span text:style-name="CharStyle11"><text:span text:style-name="T14">, jestli-že širokú plochu majú.</text:span></text:span></text:p>
        <text:p text:style-name="P9"><text:soft-page-break/><text:span text:style-name="CharStyle11"><text:span text:style-name="T14">8. </text:span></text:span><text:span text:style-name="CharStyle11"><text:span text:style-name="T2">§</text:span></text:span><text:span text:style-name="CharStyle11"><text:span text:style-name="T14">. Sú-li telesá na pokoji, stav tento samy od seb</text:span></text:span><text:span text:style-name="CharStyle11"><text:span text:style-name="T17">ä</text:span></text:span><text:span text:style-name="CharStyle11"><text:span text:style-name="T2"> </text:span></text:span><text:span text:style-name="CharStyle11"><text:span text:style-name="T14">premeni</text:span></text:span><text:span text:style-name="CharStyle11"><text:span text:style-name="T17">ť</text:span></text:span><text:span text:style-name="CharStyle11"><text:span text:style-name="T14"> nemôžu. Tak zostanú krieda, huba a podobné vždy na tom istom mieste, pokial ich sila nejaká z jejich miesta ne­vymkne. A práve tak, </text:span></text:span><text:span text:style-name="CharStyle11"><text:span text:style-name="T2">je</text:span></text:span><text:span text:style-name="CharStyle11"><text:span text:style-name="T14">-li teleso nejaké v pohybe, nepríde na pokoj, jestli-že ho sila nejaká neuvedie v pokoj. Preto pohy­bujú sa telesá nebeské ustavične na svojej d</text:span></text:span><text:span text:style-name="CharStyle11"><text:span text:style-name="T5">r</text:span></text:span><text:span text:style-name="CharStyle11"><text:span text:style-name="T14">áhe. Ta vlastnos</text:span></text:span><text:span text:style-name="CharStyle11"><text:span text:style-name="T5">ť</text:span></text:span><text:span text:style-name="CharStyle11"><text:span text:style-name="T14"> telies, že stav svoj samy od seb</text:span></text:span><text:span text:style-name="CharStyle11"><text:span text:style-name="T2">a</text:span></text:span><text:span text:style-name="CharStyle11"><text:span text:style-name="T14"> premeni</text:span></text:span><text:span text:style-name="CharStyle11"><text:span text:style-name="T17">ť</text:span></text:span><text:span text:style-name="CharStyle11"><text:span text:style-name="T14"> nemôz</text:span></text:span><text:span text:style-name="CharStyle11"><text:span text:style-name="T5">ň</text:span></text:span><text:span text:style-name="CharStyle11"><text:span text:style-name="T14">, nazýva s</text:span></text:span><text:span text:style-name="CharStyle11"><text:span text:style-name="T2">a n</text:span></text:span><text:span text:style-name="CharStyle11"><text:span text:style-name="T14">ečin</text:span></text:span><text:span text:style-name="CharStyle11"><text:span text:style-name="T2">n</text:span></text:span><text:span text:style-name="CharStyle11"><text:span text:style-name="T14">os</text:span></text:span><text:span text:style-name="CharStyle11"><text:span text:style-name="T17">ť</text:span></text:span><text:span text:style-name="CharStyle11"><text:span text:style-name="T2">ou</text:span></text:span><text:span text:style-name="CharStyle11"><text:span text:style-name="T14">.</text:span></text:span></text:p>
        <text:p text:style-name="P8"><text:span text:style-name="CharStyle11"><text:span text:style-name="T14">Z nečinnosti sama sebou nasleduj</text:span></text:span><text:span text:style-name="CharStyle11"><text:span text:style-name="T5">u</text:span></text:span><text:span text:style-name="CharStyle11"><text:span text:style-name="T14"> pohyblivo</text:span></text:span><text:span text:style-name="CharStyle11"><text:span text:style-name="T2">s</text:span></text:span><text:span text:style-name="CharStyle11"><text:span text:style-name="T5">ť</text:span></text:span><text:span text:style-name="CharStyle11"><text:span text:style-name="T14">. Jakým koľvek telesom môžeme pohnú</text:span></text:span><text:span text:style-name="CharStyle11"><text:span text:style-name="T17">ť</text:span></text:span><text:span text:style-name="CharStyle11"><text:span text:style-name="T14">, použ</text:span></text:span><text:span text:style-name="CharStyle11"><text:span text:style-name="T2">ije</text:span></text:span><text:span text:style-name="CharStyle11"><text:span text:style-name="T14">me-li k tomu dostatočnej sily. Vôbec, čím väčšia je hmota a váha telesa, tým väčšej sily musíme použi</text:span></text:span><text:span text:style-name="CharStyle11"><text:span text:style-name="T17">ť</text:span></text:span><text:span text:style-name="CharStyle11"><text:span text:style-name="T14">, aby sme teleso do pohybu doniesli.</text:span></text:span></text:p>
        <text:p text:style-name="P9"><text:span text:style-name="CharStyle11"><text:span text:style-name="T14">9. </text:span></text:span><text:span text:style-name="CharStyle11"><text:span text:style-name="T2">§</text:span></text:span><text:span text:style-name="CharStyle11"><text:span text:style-name="T14">. </text:span></text:span><text:span text:style-name="CharStyle11"><text:span text:style-name="T5">R</text:span></text:span><text:span text:style-name="CharStyle11"><text:span text:style-name="T14">ychlos</text:span></text:span><text:span text:style-name="CharStyle11"><text:span text:style-name="T17">ť</text:span></text:span><text:span text:style-name="CharStyle11"><text:span text:style-name="T14"> pohybu môže by</text:span></text:span><text:span text:style-name="CharStyle11"><text:span text:style-name="T17">ť</text:span></text:span><text:span text:style-name="CharStyle11"><text:span text:style-name="T14"> rozličná. </text:span></text:span><text:span text:style-name="CharStyle11"><text:span text:style-name="T2">T</text:span></text:span><text:span text:style-name="CharStyle11"><text:span text:style-name="T14">ak na prí­klad, hodíme-li guľku f</text:span></text:span><text:span text:style-name="CharStyle11"><text:span text:style-name="T2">l</text:span></text:span><text:span text:style-name="CharStyle11"><text:span text:style-name="T14">intovú len rukou, nepospeší tak r</text:span></text:span><text:span text:style-name="CharStyle11"><text:span text:style-name="T5">y</text:span></text:span><text:span text:style-name="CharStyle11"><text:span text:style-name="T14">chlo, jako ke</text:span></text:span><text:span text:style-name="CharStyle11"><text:span text:style-name="T17">ď</text:span></text:span><text:span text:style-name="CharStyle11"><text:span text:style-name="T14"> ju z flinty vystrelíme. Guľa delová 12 kilogramová r</text:span></text:span><text:span text:style-name="CharStyle11"><text:span text:style-name="T5">y</text:span></text:span><text:span text:style-name="CharStyle11"><text:span text:style-name="T14">chlejšej spiecha, nežli guľa flintová.</text:span></text:span></text:p>
        <text:p text:style-name="P8"><text:span text:style-name="CharStyle11"><text:span text:style-name="T14">Avšak to samé teleso pod t</text:span></text:span><text:span text:style-name="CharStyle11"><text:span text:style-name="T5">y</text:span></text:span><text:span text:style-name="CharStyle11"><text:span text:style-name="T14">mi samými okolnos</text:span></text:span><text:span text:style-name="CharStyle11"><text:span text:style-name="T17">ť</text:span></text:span><text:span text:style-name="CharStyle11"><text:span text:style-name="T14">mi pohybuje sa vždy rovnou rychlos</text:span></text:span><text:span text:style-name="CharStyle11"><text:span text:style-name="T17">ť</text:span></text:span><text:span text:style-name="CharStyle11"><text:span text:style-name="T14">ou. J</text:span></text:span><text:span text:style-name="CharStyle11"><text:span text:style-name="T2">estli </text:span></text:span><text:span text:style-name="CharStyle11"><text:span text:style-name="T14">že teleso </text:span></text:span><text:span text:style-name="CharStyle11"><text:span text:style-name="T2">v ro</text:span></text:span><text:span text:style-name="CharStyle11"><text:span text:style-name="T14">vnom čase vždy rovný </text:span></text:span><text:span text:style-name="CharStyle11"><text:span text:style-name="T2">pr</text:span></text:span><text:span text:style-name="CharStyle11"><text:span text:style-name="T14">iestor prebehne, menu</text:span></text:span><text:span text:style-name="CharStyle11"><text:span text:style-name="T2">je</text:span></text:span><text:span text:style-name="CharStyle11"><text:span text:style-name="T14"> sa </text:span></text:span><text:span text:style-name="CharStyle11"><text:span text:style-name="T2">po</text:span></text:span><text:span text:style-name="CharStyle11"><text:span text:style-name="T14">­hyb ten rovnodo</text:span></text:span><text:span text:style-name="CharStyle11"><text:span text:style-name="T2">bý</text:span></text:span><text:span text:style-name="CharStyle11"><text:span text:style-name="T14">. Takýto rovnodobý pohyb nachádzame k. p. pri kyvadle, ktoré sa preto používa k pravidleniu hodín, k určovaniu nepatrných priestorov časových a. p.</text:span></text:span></text:p>
        <text:p text:style-name="P8"><text:span text:style-name="CharStyle11"><text:span text:style-name="T14">Medzi tým rychlos</text:span></text:span><text:span text:style-name="CharStyle11"><text:span text:style-name="T5">ť</text:span></text:span><text:span text:style-name="CharStyle11"><text:span text:style-name="T14"> môže aj rás</text:span></text:span><text:span text:style-name="CharStyle11"><text:span text:style-name="T17">ť</text:span></text:span><text:span text:style-name="CharStyle11"><text:span text:style-name="T14">. Toto sa obyčajne nápadnou pravidelnos</text:span></text:span><text:span text:style-name="CharStyle11"><text:span text:style-name="T17">ť</text:span></text:span><text:span text:style-name="CharStyle11"><text:span text:style-name="T14">ou stáva. Slobodne padajúce teleso ubehne k. p. v prvej sekunde 4 metery a 90 centimetrov, v druhej sekunde try ráz, v tretej pä</text:span></text:span><text:span text:style-name="CharStyle11"><text:span text:style-name="T5">ť</text:span></text:span><text:span text:style-name="CharStyle11"><text:span text:style-name="T14"> ráz, v štvrtej sedemráz, v piatej</text:span></text:span><text:span text:style-name="CharStyle29"><text:span text:style-name="T14"> </text:span></text:span><text:span text:style-name="CharStyle11"><text:span text:style-name="T14">sekunde deväť raz tak rýchle popádi. R</text:span></text:span><text:span text:style-name="CharStyle11"><text:span text:style-name="T17">y</text:span></text:span><text:span text:style-name="CharStyle11"><text:span text:style-name="T14">chlos</text:span></text:span><text:span text:style-name="CharStyle11"><text:span text:style-name="T17">ť</text:span></text:span><text:span text:style-name="CharStyle11"><text:span text:style-name="T14"> rastie tedy v tom pomere jako nepárne počty. </text:span></text:span><text:span text:style-name="CharStyle11"><text:span text:style-name="T2">R</text:span></text:span><text:span text:style-name="CharStyle11"><text:span text:style-name="T5">y</text:span></text:span><text:span text:style-name="CharStyle11"><text:span text:style-name="T2">chlosť</text:span></text:span><text:span text:style-name="CharStyle11"><text:span text:style-name="T14"> tato nazýva sa rovnodobe </text:span></text:span><text:span text:style-name="CharStyle11"><text:span text:style-name="T2">ra</text:span></text:span><text:span text:style-name="CharStyle11"><text:span text:style-name="T14">stúc</text:span></text:span><text:span text:style-name="CharStyle11"><text:span text:style-name="T2">ou</text:span></text:span><text:span text:style-name="CharStyle11"><text:span text:style-name="T14">. Zo zákona rovnodobej r</text:span></text:span><text:span text:style-name="CharStyle11"><text:span text:style-name="T5">y</text:span></text:span><text:span text:style-name="CharStyle11"><text:span text:style-name="T14">chlosti dajú sa mnohé úkazy vysvetliť. Padajúca zo strechy škridlica z počiatku len po mal</text:span></text:span><text:span text:style-name="CharStyle11"><text:span text:style-name="T5">y</text:span></text:span><text:span text:style-name="CharStyle11"><text:span text:style-name="T14"> sa valí, ale r</text:span></text:span><text:span text:style-name="CharStyle11"><text:span text:style-name="T5">y</text:span></text:span><text:span text:style-name="CharStyle11"><text:span text:style-name="T14">chlosti jej vždy pribýva, až konečne náramnou náhlosťou k zemi padá. Jestli-že z väč­šej výšky k. p</text:span></text:span><text:span text:style-name="CharStyle11"><text:span text:style-name="T2">.</text:span></text:span><text:span text:style-name="CharStyle11"><text:span text:style-name="T14"> z podvrchu spadneme, môžeme sa zabiť, čo sa nestane, ke</text:span></text:span><text:span text:style-name="CharStyle11"><text:span text:style-name="T17">ď</text:span></text:span><text:span text:style-name="CharStyle11"><text:span text:style-name="T14"> len zo stolice spadneme.</text:span></text:span></text:p>
        <text:p text:style-name="P8"><text:span text:style-name="CharStyle11"><text:span text:style-name="T14">Ale práve tak aj skusujeme, že pohyblivá rychlos</text:span></text:span><text:span text:style-name="CharStyle11"><text:span text:style-name="T17">ť</text:span></text:span><text:span text:style-name="CharStyle11"><text:span text:style-name="T14"> nektorých telies pravidelne ubýva. Jestli-že k. p. vyhodíme k</text:span></text:span><text:span text:style-name="CharStyle11"><text:span text:style-name="T2">a</text:span></text:span><text:span text:style-name="CharStyle11"><text:span text:style-name="T14">­meň, stáva sa rychlos</text:span></text:span><text:span text:style-name="CharStyle11"><text:span text:style-name="T17">ť</text:span></text:span><text:span text:style-name="CharStyle11"><text:span text:style-name="T14"> jeho vždy zdĺhavejšou, až konečne ná­sledkom svojej ťažkosti rastúcou r</text:span></text:span><text:span text:style-name="CharStyle11"><text:span text:style-name="T5">y</text:span></text:span><text:span text:style-name="CharStyle11"><text:span text:style-name="T14">chlosťou zas k </text:span></text:span><text:soft-page-break/><text:span text:style-name="CharStyle11"><text:span text:style-name="T14">zemi padá. Aj </text:span></text:span><text:span text:style-name="CharStyle11"><text:span text:style-name="T17">f</text:span></text:span><text:span text:style-name="CharStyle11"><text:span text:style-name="T14">lintová gu</text:span></text:span><text:span text:style-name="CharStyle11"><text:span text:style-name="T5">ľ</text:span></text:span><text:span text:style-name="CharStyle11"><text:span text:style-name="T14">a vždy</text:span></text:span><text:span text:style-name="CharStyle11"><text:span text:style-name="T2"> </text:span></text:span><text:span text:style-name="CharStyle11"><text:span text:style-name="T14">viacej tratí zo svojej letmosti, až kone­čne následkom svojej ťažkosti k zemi padá. Rychlos</text:span></text:span><text:span text:style-name="CharStyle11"><text:span text:style-name="T17">ť</text:span></text:span><text:span text:style-name="CharStyle11"><text:span text:style-name="T14"> túto menu</text:span></text:span><text:span text:style-name="CharStyle11"><text:span text:style-name="T2">je</text:span></text:span><text:span text:style-name="CharStyle11"><text:span text:style-name="T14">me </text:span></text:span><text:span text:style-name="CharStyle11"><text:span text:style-name="T2">ro</text:span></text:span><text:span text:style-name="CharStyle11"><text:span text:style-name="T14">vnodobe ubý</text:span></text:span><text:span text:style-name="CharStyle11"><text:span text:style-name="T2">vajú</text:span></text:span><text:span text:style-name="CharStyle11"><text:span text:style-name="T14">c</text:span></text:span><text:span text:style-name="CharStyle11"><text:span text:style-name="T2">ou</text:span></text:span><text:span text:style-name="CharStyle11"><text:span text:style-name="T14">.</text:span></text:span></text:p>
        <text:p text:style-name="P11"><text:span text:style-name="CharStyle11"><text:span text:style-name="T14">10. §. Telesá mal</text:span></text:span><text:span text:style-name="CharStyle11"><text:span text:style-name="T5">y</text:span></text:span><text:span text:style-name="CharStyle11"><text:span text:style-name="T14"> by sa následkom nečinnosti svojej ustavične pohybovať, jestli že raz v istom smere do pohybu pri</text:span></text:span><text:span text:style-name="CharStyle11"><text:span text:style-name="T5">š</text:span></text:span><text:span text:style-name="CharStyle11"><text:span text:style-name="T14">ly. Toto sa ale preca nestáva; príčina toho musí sa hľa­dať v prekážkach, ktoré hýbajúce sa telesá zdolať musejú. Také prekážky s</text:span></text:span><text:span text:style-name="CharStyle11"><text:span text:style-name="T2">ú</text:span></text:span><text:span text:style-name="CharStyle11"><text:span text:style-name="T14">:</text:span></text:span></text:p>
        <text:p text:style-name="P12"><text:span text:style-name="CharStyle11"><text:span text:style-name="T14">1) Príťažlivosť zeme alebožto ťažkosť. Gu</text:span></text:span><text:span text:style-name="CharStyle11"><text:span text:style-name="T5">ľ</text:span></text:span><text:span text:style-name="CharStyle11"><text:span text:style-name="T14">ka vystrelenej pištole a</text:span></text:span><text:span text:style-name="CharStyle11"><text:span text:style-name="T5">l</text:span></text:span><text:span text:style-name="CharStyle11"><text:span text:style-name="T14">ebo hodený k</text:span></text:span><text:span text:style-name="CharStyle11"><text:span text:style-name="T5">ä</text:span></text:span><text:span text:style-name="CharStyle11"><text:span text:style-name="T14">meň bývajú váhou (ťažkosťou) svojou k zemi ťahané.</text:span></text:span></text:p>
        <text:p text:style-name="P12"><text:span text:style-name="CharStyle11"><text:span text:style-name="T14">2) Odstrániť sa musí tiež hmota telesa, ktorá prebehnúť sa majúci priestor zaplňuje. Tak, stojí-li doska pred nami, vystrelená guľka prevŕta napred dosku (čiastky jej z cesty svojej vysotí), potom razí povetrím (čiastky jeho rozdeľuje), až konečne k zemi padá, alebo zas do iného pevného telesa uviazne.</text:span></text:span></text:p>
        <text:p text:style-name="P13"><text:span text:style-name="CharStyle11"><text:span text:style-name="T14">3) Značnú prekážku tvori tiež trenie sa povrchu telies. Koleso vozové ťažko sa krúti, jestli ho nepomastíme. Kľúč v závore plechovom ťažko sa obracia, nenie-li pomastený. Trenie zväčšuje sa všetkým tým, čo povrch telies d</text:span></text:span><text:span text:style-name="CharStyle11"><text:span text:style-name="T5">r</text:span></text:span><text:span text:style-name="CharStyle11"><text:span text:style-name="T14">snatým, hrudovatým robí. Preto posýpame v zime klzké cesty popolom alebo pilinami, aby chodiaci nepadali. Povrazotanočníci potierajú si nohy kriedou, aby sa nevyklzli.</text:span></text:span></text:p>
        <text:p text:style-name="P14"><text:span text:style-name="CharStyle11"><text:span text:style-name="T14">11. §. Hlavnejšie vlastnosti telies sú nasledujúce: 1) Rozprestieravo</text:span></text:span><text:span text:style-name="CharStyle11"><text:span text:style-name="T2">s</text:span></text:span><text:span text:style-name="CharStyle11"><text:span text:style-name="T5">ť</text:span></text:span><text:span text:style-name="CharStyle11"><text:span text:style-name="T14">, 2) neprenikavos</text:span></text:span><text:span text:style-name="CharStyle11"><text:span text:style-name="T5">ť</text:span></text:span><text:span text:style-name="CharStyle11"><text:span text:style-name="T14">, 3) dierkavos</text:span></text:span><text:span text:style-name="CharStyle11"><text:span text:style-name="T17">ť</text:span></text:span><text:span text:style-name="CharStyle11"><text:span text:style-name="T14">, 4) stlači</text:span></text:span><text:span text:style-name="CharStyle11"><text:span text:style-name="T5">vo</text:span></text:span><text:span text:style-name="CharStyle11"><text:span text:style-name="T14">s</text:span></text:span><text:span text:style-name="CharStyle11"><text:span text:style-name="T5">ť</text:span></text:span><text:span text:style-name="CharStyle11"><text:span text:style-name="T14">, 5) roztažlivo</text:span></text:span><text:span text:style-name="CharStyle11"><text:span text:style-name="T2">s</text:span></text:span><text:span text:style-name="CharStyle11"><text:span text:style-name="T5">ť</text:span></text:span><text:span text:style-name="CharStyle11"><text:span text:style-name="T14">, 6) delivos</text:span></text:span><text:span text:style-name="CharStyle11"><text:span text:style-name="T17">ť</text:span></text:span><text:span text:style-name="CharStyle11"><text:span text:style-name="T14">, 7) </text:span></text:span><text:span text:style-name="CharStyle11"><text:span text:style-name="T2">ť</text:span></text:span><text:span text:style-name="CharStyle11"><text:span text:style-name="T14">ažkosť (váha), 8) nečinnosť, 9) pohyblivosť, poneváč sa tyto v každom telese nachádzajú.</text:span></text:span></text:p>
        <text:p text:style-name="P5"><text:span text:style-name="CharStyle29"><text:span text:style-name="T14"/></text:span></text:p>
        <text:p text:style-name="P4"><text:span text:style-name="CharStyle11"><text:span text:style-name="T2">B</text:span></text:span><text:span text:style-name="CharStyle11"><text:span text:style-name="T14">) Vedľajšie vlastnosti telies.</text:span></text:span></text:p>
        <text:p text:style-name="P14"><text:span text:style-name="CharStyle11"><text:span text:style-name="T14">12. §. Nektoré telesá majú aj také vlastnosti, ktoré sa nenachádzajú v každom telese. Padá toto najviac do očí, ke</text:span></text:span><text:span text:style-name="CharStyle11"><text:span text:style-name="T17">ď</text:span></text:span><text:span text:style-name="CharStyle11"><text:span text:style-name="T2"> </text:span></text:span><text:span text:style-name="CharStyle11"><text:span text:style-name="T14">sa vynasnažujeme rozličné telesá deli</text:span></text:span><text:span text:style-name="CharStyle11"><text:span text:style-name="T17">ť</text:span></text:span><text:span text:style-name="CharStyle11"><text:span text:style-name="T14">. Tu pri nektorých s takým sa sretneme odporom, že j</text:span></text:span><text:span text:style-name="CharStyle11"><text:span text:style-name="T2">e</text:span></text:span><text:span text:style-name="CharStyle11"><text:span text:style-name="T14">jich jednotlivé čiastky sotvy môžeme od seb</text:span></text:span><text:span text:style-name="CharStyle11"><text:span text:style-name="T5">ä</text:span></text:span><text:span text:style-name="CharStyle11"><text:span text:style-name="T14"> odlúči</text:span></text:span><text:span text:style-name="CharStyle11"><text:span text:style-name="T17">ť</text:span></text:span><text:span text:style-name="CharStyle11"><text:span text:style-name="T14">. Vlastnos</text:span></text:span><text:span text:style-name="CharStyle11"><text:span text:style-name="T5">ť</text:span></text:span><text:span text:style-name="CharStyle11"><text:span text:style-name="T14"> túto telies menujeme </text:span></text:span><text:span text:style-name="CharStyle11"><text:span text:style-name="T2">sú</text:span></text:span><text:span text:style-name="CharStyle11"><text:span text:style-name="T14">vislos</text:span></text:span><text:span text:style-name="CharStyle11"><text:span text:style-name="T17">ť</text:span></text:span><text:span text:style-name="CharStyle11"><text:span text:style-name="T14">ou.</text:span></text:span></text:p>
        <text:p text:style-name="P8"><text:span text:style-name="CharStyle11"><text:span text:style-name="T14">Vlastnos</text:span></text:span><text:span text:style-name="CharStyle11"><text:span text:style-name="T17">ť</text:span></text:span><text:span text:style-name="CharStyle11"><text:span text:style-name="T14"> túto vo veľkej miere nachádzame pri rudách, pri k</text:span></text:span><text:span text:style-name="CharStyle11"><text:span text:style-name="T5">ä</text:span></text:span><text:span text:style-name="CharStyle11"><text:span text:style-name="T14">meňoch, pri </text:span></text:span><text:soft-page-break/><text:span text:style-name="CharStyle11"><text:span text:style-name="T14">dreve, zemi a p. Telesá tyto menujú sa pevnými telesami. Pevné telesá sú vôbec všetky ty, ktorých podoba nesúvisí úzko s nádobou, v ktorej chované bývajú. Pevné teleso je tedy aj vosk, maslo, mas</text:span></text:span><text:span text:style-name="CharStyle11"><text:span text:style-name="T17">ť</text:span></text:span><text:span text:style-name="CharStyle11"><text:span text:style-name="T14"> a p.</text:span></text:span></text:p>
        <text:p text:style-name="P8"><text:span text:style-name="CharStyle11"><text:span text:style-name="T14">Sú aj také telesá, ktorých čiastky tak ľahko sa odlučujú od seb</text:span></text:span><text:span text:style-name="CharStyle11"><text:span text:style-name="T5">ä</text:span></text:span><text:span text:style-name="CharStyle11"><text:span text:style-name="T14">, že k tomu sotvy patrnej sily použi</text:span></text:span><text:span text:style-name="CharStyle11"><text:span text:style-name="T17">ť</text:span></text:span><text:span text:style-name="CharStyle11"><text:span text:style-name="T14"> musíme. Už sama tažkos</text:span></text:span><text:span text:style-name="CharStyle11"><text:span text:style-name="T17">ť</text:span></text:span><text:span text:style-name="CharStyle11"><text:span text:style-name="T14"> čiastočiek dostatočná je k tomu, aby súvislos</text:span></text:span><text:span text:style-name="CharStyle11"><text:span text:style-name="T17">ť</text:span></text:span><text:span text:style-name="CharStyle11"><text:span text:style-name="T14"> jejich pretrhnutá bola, v ktorom páde v okruhlých gu</text:span></text:span><text:span text:style-name="CharStyle11"><text:span text:style-name="T17">l</text:span></text:span><text:span text:style-name="CharStyle11"><text:span text:style-name="T14">ôčkach k zemi padajú. Guľky tyto nazývame kvapky. Telesá túto vlast­nos</text:span></text:span><text:span text:style-name="CharStyle11"><text:span text:style-name="T17">ť</text:span></text:span><text:span text:style-name="CharStyle11"><text:span text:style-name="T14"> majúce menujú sa kvapkavé telesá alebo te</text:span></text:span><text:span text:style-name="CharStyle11"><text:span text:style-name="T2">ku</text:span></text:span><text:span text:style-name="CharStyle11"><text:span text:style-name="T14">­tiny; také sú voda, víno, mlieko a p. Telesá tyto napl­ňujú vňutrok nádoby, v ktorej chované bývajú, a utvarujú sa d</text:span></text:span><text:span text:style-name="CharStyle11"><text:span text:style-name="T2">ľ</text:span></text:span><text:span text:style-name="CharStyle11"><text:span text:style-name="T14">a podoby nádoby.</text:span></text:span></text:p>
        <text:p text:style-name="P8"><text:span text:style-name="CharStyle11"><text:span text:style-name="T14">Sú konečne aj také telesá, pri ktorých žiadnej súvislosti nenachádzame, ba to zbadáme, že sa tyto v každom smere rozply</text:span></text:span><text:span text:style-name="CharStyle11"><text:span text:style-name="T17">núť</text:span></text:span><text:span text:style-name="CharStyle11"><text:span text:style-name="T14">, rozprestiera</text:span></text:span><text:span text:style-name="CharStyle11"><text:span text:style-name="T17">ť</text:span></text:span><text:span text:style-name="CharStyle11"><text:span text:style-name="T14"> usilujú; tyto nazývajú sa rozsažitými alebo </text:span></text:span><text:span text:style-name="CharStyle11"><text:span text:style-name="T2">plynnými</text:span></text:span><text:span text:style-name="CharStyle11"><text:span text:style-name="T14"> telesami. Také sú povetrie, para, dym a iné. Tyto len následkom svojej tiažky zostávajú v blízkosti zeme, ináč by sa pri roz</text:span></text:span><text:span text:style-name="CharStyle11"><text:span text:style-name="T17">ť</text:span></text:span><text:span text:style-name="CharStyle11"><text:span text:style-name="T14">aživosti svojich čiastok rozptílily v neko­nečnom sveta prestore.</text:span></text:span></text:p>
        <text:h text:style-name="P28" text:outline-level="4"><text:span text:style-name="CharStyle23"><text:span text:style-name="T14"/></text:span></text:h>
        <text:h text:style-name="P29" text:outline-level="4"><text:bookmark-start text:name="bookmark10"/><text:span text:style-name="CharStyle23"><text:span text:style-name="T14">Pevné telesá.</text:span></text:span><text:bookmark-end text:name="bookmark10"/></text:h>
        <text:p text:style-name="P14"><text:span text:style-name="CharStyle11"><text:span text:style-name="T14"/></text:span></text:p>
        <text:p text:style-name="P21"><text:span text:style-name="CharStyle11"><text:span text:style-name="T14">13. §. Aj v pevných telesách nenie sila súvislosti rov­naká; dľa svojej väčšej alebo menšej súvislosti majú rozdielne pomenovania. Rozoznávam</text:span></text:span><text:span text:style-name="CharStyle11"><text:span text:style-name="T2">e</text:span></text:span><text:span text:style-name="CharStyle11"><text:span text:style-name="T14">:</text:span></text:span></text:p>
        <text:p text:style-name="P9"><text:span text:style-name="CharStyle11"><text:span text:style-name="T14">1) Tvrdé tele</text:span></text:span><text:span text:style-name="CharStyle11"><text:span text:style-name="T2">sá</text:span></text:span><text:span text:style-name="CharStyle11"><text:span text:style-name="T14">, </text:span></text:span><text:span text:style-name="CharStyle11"><text:span text:style-name="T2">k</text:span></text:span><text:span text:style-name="CharStyle11"><text:span text:style-name="T14">t</text:span></text:span><text:span text:style-name="CharStyle11"><text:span text:style-name="T2">o</text:span></text:span><text:span text:style-name="CharStyle11"><text:span text:style-name="T14">rých </text:span></text:span><text:span text:style-name="CharStyle11"><text:span text:style-name="T2">č</text:span></text:span><text:span text:style-name="CharStyle11"><text:span text:style-name="T14">iastky len väčšon silou roz­lúči</text:span></text:span><text:span text:style-name="CharStyle11"><text:span text:style-name="T17">ť</text:span></text:span><text:span text:style-name="CharStyle11"><text:span text:style-name="T14"> sa dajú. Také sú železo, me</text:span></text:span><text:span text:style-name="CharStyle11"><text:span text:style-name="T17">ď</text:span></text:span><text:span text:style-name="CharStyle11"><text:span text:style-name="T14">, zlato, sriebro, rozličné k</text:span></text:span><text:span text:style-name="CharStyle11"><text:span text:style-name="T17">ä</text:span></text:span><text:span text:style-name="CharStyle11"><text:span text:style-name="T14">mene, drevo, a podobné.</text:span></text:span></text:p>
        <text:p text:style-name="P9"><text:span text:style-name="CharStyle11"><text:span text:style-name="T14">2) Mäkké tele</text:span></text:span><text:span text:style-name="CharStyle11"><text:span text:style-name="T2">sá</text:span></text:span><text:span text:style-name="CharStyle11"><text:span text:style-name="T14">, ktorých čiastočky sa ľahko rozlúči</text:span></text:span><text:span text:style-name="CharStyle11"><text:span text:style-name="T17">ť</text:span></text:span><text:span text:style-name="CharStyle11"><text:span text:style-name="T14"> alebo z miesta svojho vytisnú</text:span></text:span><text:span text:style-name="CharStyle11"><text:span text:style-name="T17">ť</text:span></text:span><text:span text:style-name="CharStyle11"><text:span text:style-name="T14"> dajú: také sú maslo, mas</text:span></text:span><text:span text:style-name="CharStyle11"><text:span text:style-name="T17">ť</text:span></text:span><text:span text:style-name="CharStyle11"><text:span text:style-name="T14">, vosk, vlhká hlina a iné. Poneváč táto po utvarovaní usušená dobre ztvrdne, hodí sa k strojeniu vzoriek, kachiel, kuchynského riadu, krčahov a podobných.</text:span></text:span></text:p>
        <text:p text:style-name="P9"><text:span text:style-name="CharStyle11"><text:span text:style-name="T14">3) Stuhlé (</text:span></text:span><text:span text:style-name="CharStyle11"><text:span text:style-name="T2">kr</text:span></text:span><text:span text:style-name="CharStyle11"><text:span text:style-name="T14">eh</text:span></text:span><text:span text:style-name="CharStyle11"><text:span text:style-name="T2">ké</text:span></text:span><text:span text:style-name="CharStyle11"><text:span text:style-name="T14">) tele</text:span></text:span><text:span text:style-name="CharStyle11"><text:span text:style-name="T2">sá</text:span></text:span><text:span text:style-name="CharStyle11"><text:span text:style-name="T14">, ktoré sa nedajú utvára</text:span></text:span><text:span text:style-name="CharStyle11"><text:span text:style-name="T17">ť</text:span></text:span><text:span text:style-name="CharStyle11"><text:span text:style-name="T2">; </text:span></text:span><text:span text:style-name="CharStyle11"><text:span text:style-name="T14">také sú sklo, cukor, krieda, liate železo. Telesá tyto vydržia síce silný tlak, avšak jedným úderom dajú sa na kúsky rozdrvi</text:span></text:span><text:span text:style-name="CharStyle11"><text:span text:style-name="T17">ť</text:span></text:span><text:span text:style-name="CharStyle11"><text:span text:style-name="T14">.</text:span></text:span></text:p>
        <text:p text:style-name="P9"><text:span text:style-name="CharStyle11"><text:span text:style-name="T14">4</text:span></text:span><text:span text:style-name="CharStyle11"><text:span text:style-name="T2">) </text:span></text:span><text:span text:style-name="CharStyle11"><text:span text:style-name="T14">Shybné (hebké) telesá, ktorých podoba dá sa meni</text:span></text:span><text:span text:style-name="CharStyle11"><text:span text:style-name="T17">ť</text:span></text:span><text:span text:style-name="CharStyle11"><text:span text:style-name="T14">, bez toho, žeby sa súvislos</text:span></text:span><text:span text:style-name="CharStyle11"><text:span text:style-name="T17">ť</text:span></text:span><text:span text:style-name="CharStyle11"><text:span text:style-name="T14"> </text:span></text:span><text:span text:style-name="CharStyle11"><text:span text:style-name="T2">je</text:span></text:span><text:span text:style-name="CharStyle11"><text:span text:style-name="T14">jich porušila, také je olovo, kované (mäkké) železo a p.</text:span></text:span></text:p>
        <text:p text:style-name="P9"><text:soft-page-break/><text:span text:style-name="CharStyle11"><text:span text:style-name="T14">5) Húževnaté tele</text:span></text:span><text:span text:style-name="CharStyle11"><text:span text:style-name="T2">sá</text:span></text:span><text:span text:style-name="CharStyle11"><text:span text:style-name="T14">, ktoré sa roztia</text:span></text:span><text:span text:style-name="CharStyle11"><text:span text:style-name="T17">hn</text:span></text:span><text:span text:style-name="CharStyle11"><text:span text:style-name="T14">u</text:span></text:span><text:span text:style-name="CharStyle11"><text:span text:style-name="T17">ť</text:span></text:span><text:span text:style-name="CharStyle11"><text:span text:style-name="T14"> dajú, bez toho, žeby súvislos</text:span></text:span><text:span text:style-name="CharStyle11"><text:span text:style-name="T17">ť</text:span></text:span><text:span text:style-name="CharStyle11"><text:span text:style-name="T14"> svoju ztratily. Také sú koža, struny huselné a p.</text:span></text:span></text:p>
        <text:p text:style-name="P9"><text:span text:style-name="CharStyle11"><text:span text:style-name="T14">6) Pružné tele</text:span></text:span><text:span text:style-name="CharStyle11"><text:span text:style-name="T2">sá</text:span></text:span><text:span text:style-name="CharStyle11"><text:span text:style-name="T14">, roz</text:span></text:span><text:span text:style-name="CharStyle11"><text:span text:style-name="T17">ť</text:span></text:span><text:span text:style-name="CharStyle11"><text:span text:style-name="T14">ažlivé síce a shybné, </text:span></text:span><text:span text:style-name="CharStyle11"><text:span text:style-name="T2">ja</text:span></text:span><text:span text:style-name="CharStyle11"><text:span text:style-name="T14">k náhle však patričná sila na ne </text:span></text:span><text:span text:style-name="CharStyle11"><text:span text:style-name="T5">u</text:span></text:span><text:span text:style-name="CharStyle11"><text:span text:style-name="T14">činkova</text:span></text:span><text:span text:style-name="CharStyle11"><text:span text:style-name="T17">ť</text:span></text:span><text:span text:style-name="CharStyle11"><text:span text:style-name="T14"> prestala, znovu prijímajú predošlú svoju podob</text:span></text:span><text:span text:style-name="CharStyle11"><text:span text:style-name="T2">u</text:span></text:span><text:span text:style-name="CharStyle11"><text:span text:style-name="T14">; také sú pruže</text:span></text:span><text:span text:style-name="CharStyle11"><text:span text:style-name="T17">ť</text:span></text:span><text:span text:style-name="CharStyle11"><text:span text:style-name="T14"> (gummi elastika), ribäcia kos</text:span></text:span><text:span text:style-name="CharStyle11"><text:span text:style-name="T5">ť</text:span></text:span><text:span text:style-name="CharStyle11"><text:span text:style-name="T14"> a </text:span></text:span><text:span text:style-name="CharStyle11"><text:span text:style-name="T5">i</text:span></text:span><text:span text:style-name="CharStyle11"><text:span text:style-name="T14">né. Oceľové perá, ktoré v hodinkách užívajú, jedine pružnos</text:span></text:span><text:span text:style-name="CharStyle11"><text:span text:style-name="T17">ť</text:span></text:span><text:span text:style-name="CharStyle11"><text:span text:style-name="T14">ou svojou zapríčiňujú chod hodín.</text:span></text:span></text:p>
        <text:p text:style-name="P9"><text:span text:style-name="CharStyle11"><text:span text:style-name="T14">7) Lupinaté alebo vláknaté tele</text:span></text:span><text:span text:style-name="CharStyle11"><text:span text:style-name="T2">sá</text:span></text:span><text:span text:style-name="CharStyle11"><text:span text:style-name="T14">, jestli-že v istých smeroch čiastky jejich ľahko sa dajú rozlúči</text:span></text:span><text:span text:style-name="CharStyle11"><text:span text:style-name="T17">ť</text:span></text:span><text:span text:style-name="CharStyle11"><text:span text:style-name="T14">, kdežto v inom smere </text:span></text:span><text:span text:style-name="CharStyle11"><text:span text:style-name="T17">ť</text:span></text:span><text:span text:style-name="CharStyle11"><text:span text:style-name="T14">ažšej sa oddeľujú. Vláknaté teleso je k. p. drevo, lupinatá je kridlica (šífer).</text:span></text:span></text:p>
        <text:p text:style-name="P15"><text:span text:style-name="CharStyle11"><text:span text:style-name="T14">14. §. Jestli dve hladké mramorové plochy alebo zrkadlá jedno s druhým složíme, tak že sa čiastky jejich stýkajú, slepia sa. To isté stane sa, jestli-že viac papierových hárkov jeden na druhý pritisneme. Vlastnos</text:span></text:span><text:span text:style-name="CharStyle11"><text:span text:style-name="T17">ť</text:span></text:span><text:span text:style-name="CharStyle11"><text:span text:style-name="T14"> tuto nazývame </text:span></text:span><text:span text:style-name="CharStyle11"><text:span text:style-name="T17">l</text:span></text:span><text:span text:style-name="CharStyle11"><text:span text:style-name="T14">epi­vos</text:span></text:span><text:span text:style-name="CharStyle11"><text:span text:style-name="T17">ť</text:span></text:span><text:span text:style-name="CharStyle11"><text:span text:style-name="T14">ou. Na nej zakladá sa nejeden úkaz: jestli-že kriedou píšeme, lepí sa na tabuľu, podobne lipne aj tinta na papieri. Lepivos</text:span></text:span><text:span text:style-name="CharStyle11"><text:span text:style-name="T17">ť</text:span></text:span><text:span text:style-name="CharStyle11"><text:span text:style-name="T14"> dôležitá je aj v priemyslu a v umeniach. Na nej zpočíva glejenie, omaz, stavba, sváranie, lepenie, barvenie, kreslenie, natieranie a podobné.</text:span></text:span></text:p>
        <text:p text:style-name="P8"><text:span text:style-name="CharStyle11"><text:span text:style-name="T14">Avšak lepivos</text:span></text:span><text:span text:style-name="CharStyle11"><text:span text:style-name="T17">ť</text:span></text:span><text:span text:style-name="CharStyle11"><text:span text:style-name="T14"> nenie všeobecná pri všetkých telesách. Voda a olej nesrazia sa, preto nedajú s</text:span></text:span><text:span text:style-name="CharStyle11"><text:span text:style-name="T2">a</text:span></text:span><text:span text:style-name="CharStyle11"><text:span text:style-name="T14"> ani pomiecha</text:span></text:span><text:span text:style-name="CharStyle11"><text:span text:style-name="T17">ť</text:span></text:span><text:span text:style-name="CharStyle11"><text:span text:style-name="T14">; tak sa má vec aj so živým sriebrom (ortu</text:span></text:span><text:span text:style-name="CharStyle11"><text:span text:style-name="T17">ť</text:span></text:span><text:span text:style-name="CharStyle11"><text:span text:style-name="T14">ou). — Soľ sa v oleji nerozpustí, poneváč sa ho nechytí; živé sriebro môžeme do ruky vzia</text:span></text:span><text:span text:style-name="CharStyle11"><text:span text:style-name="T5">ť</text:span></text:span><text:span text:style-name="CharStyle11"><text:span text:style-name="T14"> bez toho žeby ona navlhla.</text:span></text:span></text:p>
        <text:p text:style-name="P8"><text:span text:style-name="CharStyle11"><text:span text:style-name="T14">Okolnos</text:span></text:span><text:span text:style-name="CharStyle11"><text:span text:style-name="T17">ť</text:span></text:span><text:span text:style-name="CharStyle11"><text:span text:style-name="T14"> túto môžeme k vlastnému osohu obráti</text:span></text:span><text:span text:style-name="CharStyle11"><text:span text:style-name="T17">ť</text:span></text:span><text:span text:style-name="CharStyle11"><text:span text:style-name="T14">. Tak potierame naše náradie olejovou farbou, natierame ho vos­kom, aby sme ho pred škodlivým účinkom vlhkosti, pred</text:span></text:span><text:span text:style-name="CharStyle29"><text:span text:style-name="T14"> </text:span></text:span><text:span text:style-name="CharStyle11"><text:span text:style-name="T14">hnilobou uchránili. Aj železné nástroje natierame olejovou farbou alebo olejom, aby nezhrdzavely. Obuv v zime natie­rame ryb</text:span></text:span><text:span text:style-name="CharStyle11"><text:span text:style-name="T2">a</text:span></text:span><text:span text:style-name="CharStyle11"><text:span text:style-name="T14">cou mas</text:span></text:span><text:span text:style-name="CharStyle11"><text:span text:style-name="T17">ť</text:span></text:span><text:span text:style-name="CharStyle11"><text:span text:style-name="T14">ou alebo lojom, aby voda nevnikala a aby sme nohy naše pred vlhkos</text:span></text:span><text:span text:style-name="CharStyle11"><text:span text:style-name="T17">ť</text:span></text:span><text:span text:style-name="CharStyle11"><text:span text:style-name="T14">ou uchránili.</text:span></text:span></text:p>
        <text:p text:style-name="P8"><text:span text:style-name="CharStyle11"><text:span text:style-name="T14">Prí</text:span></text:span><text:span text:style-name="CharStyle11"><text:span text:style-name="T17">ť</text:span></text:span><text:span text:style-name="CharStyle11"><text:span text:style-name="T14">ažlivos</text:span></text:span><text:span text:style-name="CharStyle11"><text:span text:style-name="T17">ť</text:span></text:span><text:span text:style-name="CharStyle11"><text:span text:style-name="T14"> a lepivos</text:span></text:span><text:span text:style-name="CharStyle11"><text:span text:style-name="T17">ť</text:span></text:span><text:span text:style-name="CharStyle11"><text:span text:style-name="T14"> čiastočiek ešte nápadnejšej sa ukiaže, jestli-že k. p. konček cukru do kávy zamoč</text:span></text:span><text:span text:style-name="CharStyle11"><text:span text:style-name="T2">í</text:span></text:span><text:span text:style-name="CharStyle11"><text:span text:style-name="T14">me. Nie len tam zvlhne od kávy, kde sa zamočil, lež káva prebehne cez drobné cukrové dierky, vnikne do ň</text:span></text:span><text:span text:style-name="CharStyle11"><text:span text:style-name="T2">u</text:span></text:span><text:span text:style-name="CharStyle11"><text:span text:style-name="T14">tra a prenikne h</text:span></text:span><text:span text:style-name="CharStyle11"><text:span text:style-name="T5">o</text:span></text:span><text:span text:style-name="CharStyle11"><text:span text:style-name="T14"> až po prsty naše. Vlastnos</text:span></text:span><text:span text:style-name="CharStyle11"><text:span text:style-name="T17">ť</text:span></text:span><text:span text:style-name="CharStyle11"><text:span text:style-name="T14"> túto nazývame vláskovitos</text:span></text:span><text:span text:style-name="CharStyle11"><text:span text:style-name="T17">ť</text:span></text:span><text:span text:style-name="CharStyle11"><text:span text:style-name="T2">ou</text:span></text:span><text:span text:style-name="CharStyle11"><text:span text:style-name="T14">.</text:span></text:span></text:p>
        <text:p text:style-name="P8"><text:span text:style-name="CharStyle11"><text:span text:style-name="T14">Vláskovito</text:span></text:span><text:span text:style-name="CharStyle11"><text:span text:style-name="T2">s</text:span></text:span><text:span text:style-name="CharStyle11"><text:span text:style-name="T5">ť</text:span></text:span><text:span text:style-name="CharStyle11"><text:span text:style-name="T14"> vo veľkej miere nachádzame na hube (špongii), na pijacom </text:span></text:span><text:soft-page-break/><text:span text:style-name="CharStyle11"><text:span text:style-name="T14">papieri, na práchne. Príčina toho je, že vnútorné strany dierok v telesách týchto súcich tekutiny na­berajú, čím sa čiastočky ich pozdvihujú.</text:span></text:span></text:p>
        <text:h text:style-name="P28" text:outline-level="4"><text:span text:style-name="CharStyle35"><text:span text:style-name="T14"/></text:span></text:h>
        <text:h text:style-name="P29" text:outline-level="4"><text:bookmark-start text:name="bookmark12"/><text:span text:style-name="CharStyle35"><text:span text:style-name="T14">Tekutiny.</text:span></text:span><text:bookmark-end text:name="bookmark12"/></text:h>
        <text:p text:style-name="P15"><text:span text:style-name="CharStyle11"><text:span text:style-name="T14"/></text:span></text:p>
        <text:p text:style-name="P22"><text:span text:style-name="CharStyle11"><text:span text:style-name="T14">15. §. Povrch tekutín v stave pokojnom vždycky rovinu tvorí. Jestli-že ale k</text:span></text:span><text:span text:style-name="CharStyle11"><text:span text:style-name="T2">ä</text:span></text:span><text:span text:style-name="CharStyle11"><text:span text:style-name="T14">men do vody hodíme, čiastočky vodové, okolo neho súce sa pozdvihnú, následkom čeho prstenkové zdvihliny (vlnovŕšky) a hlbiny (vlnodoly) povstávajú. Úkaz tento menujeme vlnením-sa. Vlastnos</text:span></text:span><text:span text:style-name="CharStyle11"><text:span text:style-name="T17">ť</text:span></text:span><text:span text:style-name="CharStyle11"><text:span text:style-name="T14"> túto pozorujeme aj pri ostatních tekutinách.</text:span></text:span></text:p>
        <text:p text:style-name="P8"><text:span text:style-name="CharStyle11"><text:span text:style-name="T14">Tekutiny práve tak jako pevné telesá podrobené sú zá­konom </text:span></text:span><text:span text:style-name="CharStyle11"><text:span text:style-name="T17">ť</text:span></text:span><text:span text:style-name="CharStyle11"><text:span text:style-name="T14">ažkosti. A poneváč čiastočky tekutín nad mieru sú klzké, usiluje sa každá svislým smerom dolu, avšak odpor na</text:span></text:span><text:span text:style-name="CharStyle11"><text:span text:style-name="T2">jd</text:span></text:span><text:span text:style-name="CharStyle11"><text:span text:style-name="T14">úc na pod nimi súcich, tlačí jedna čiastočka druhú.</text:span></text:span></text:p>
        <text:p text:style-name="P8"><text:span text:style-name="CharStyle11"><text:span text:style-name="T14">Tlak (váhu) vody na mnohý spôsob užívajú. Najčas­tejšej používa sa s</text:span></text:span><text:span text:style-name="CharStyle11"><text:span text:style-name="T17">ť</text:span></text:span><text:span text:style-name="CharStyle11"><text:span text:style-name="T14">a hnacia sila k pohybu mlynských kolies. Pri vyššom páde spúš</text:span></text:span><text:span text:style-name="CharStyle11"><text:span text:style-name="T17">ť</text:span></text:span><text:span text:style-name="CharStyle11"><text:span text:style-name="T14">a sa voda s hora do žlebín (korcov) kolesa a pohýna ho tlakom svojím. Koleso také nazý­vame korečným (vrchnou vodou hnaným obraz 9.)</text:span></text:span><text:span text:style-name="CharStyle31"><text:span text:style-name="T14"> </text:span></text:span><text:span text:style-name="CharStyle11"><text:span text:style-name="T2">Ne</text:span></text:span><text:span text:style-name="CharStyle11"><text:span text:style-name="T14">nie-li ale pád vody dos</text:span></text:span><text:span text:style-name="CharStyle11"><text:span text:style-name="T19">ť</text:span></text:span><text:span text:style-name="CharStyle11"><text:span text:style-name="T14"> vysoký, spustí sa voda zadnou stranou kolesa do korcovín a ženie koleso mlynské tlakom svojím a strkavos</text:span></text:span><text:span text:style-name="CharStyle11"><text:span text:style-name="T20">ť</text:span></text:span><text:span text:style-name="CharStyle11"><text:span text:style-name="T14">ou. Koleso také menujeme zak</text:span></text:span><text:span text:style-name="CharStyle11"><text:span text:style-name="T2">or</text:span></text:span><text:span text:style-name="CharStyle11"><text:span text:style-name="T14">ečným (zad</text:span></text:span><text:span text:style-name="CharStyle11"><text:span text:style-name="T20">ň</text:span></text:span><text:span text:style-name="CharStyle11"><text:span text:style-name="T14">ou vodou hnaným). Pri menšom ešte páde vody spúš</text:span></text:span><text:span text:style-name="CharStyle11"><text:span text:style-name="T20">ť</text:span></text:span><text:span text:style-name="CharStyle11"><text:span text:style-name="T14">a sa voda z dola na lopatové zuby kolesa a hýba koleso </text:span></text:span><text:span text:style-name="CharStyle11"><text:span text:style-name="T20">ť</text:span></text:span><text:span text:style-name="CharStyle11"><text:span text:style-name="T14">ažkos</text:span></text:span><text:span text:style-name="CharStyle11"><text:span text:style-name="T20">ť</text:span></text:span><text:span text:style-name="CharStyle11"><text:span text:style-name="T14">ou, po</text:span></text:span><text:span text:style-name="CharStyle11"><text:span text:style-name="T20">ť</text:span></text:span><text:span text:style-name="CharStyle11"><text:span text:style-name="T14">ažne tokovou svojou rychlos</text:span></text:span><text:span text:style-name="CharStyle11"><text:span text:style-name="T20">ť</text:span></text:span><text:span text:style-name="CharStyle11"><text:span text:style-name="T14">o</text:span></text:span><text:span text:style-name="CharStyle11"><text:span text:style-name="T2">u</text:span></text:span><text:span text:style-name="CharStyle11"><text:span text:style-name="T14">; toto je koleso podkorečné (spod</text:span></text:span><text:span text:style-name="CharStyle11"><text:span text:style-name="T20">ň</text:span></text:span><text:span text:style-name="CharStyle11"><text:span text:style-name="T14">ou vodou hna­né obraz 10.)</text:span></text:span></text:p>
        <text:p text:style-name="P8"><text:span text:style-name="CharStyle11"><text:span text:style-name="T14">J</text:span></text:span><text:span text:style-name="CharStyle11"><text:span text:style-name="T20">e</text:span></text:span><text:span text:style-name="CharStyle11"><text:span text:style-name="T14">s</text:span></text:span><text:span text:style-name="CharStyle11"><text:span text:style-name="T20">l</text:span></text:span><text:span text:style-name="CharStyle11"><text:span text:style-name="T14">i-že viacej z </text:span></text:span><text:span text:style-name="CharStyle11"><text:span text:style-name="T2">ň</text:span></text:span><text:span text:style-name="CharStyle11"><text:span text:style-name="T14">utra práznych, rozličnej síce hrúbky ale rovnej výšky válc</text:span></text:span><text:span text:style-name="CharStyle11"><text:span text:style-name="T2">ov</text:span></text:span><text:span text:style-name="CharStyle11"><text:span text:style-name="T14"> (obraz 11.) zo spodku rúrou spojíme a do </text:span></text:span><text:span text:style-name="CharStyle11"><text:span text:style-name="T2">je</text:span></text:span><text:span text:style-name="CharStyle11"><text:span text:style-name="T14">dnoho vody nalejeme, pretečie voda aj do iných a síce dotiaľ, kým tekutina v každom válci na rovnú výšku nevystúpi.</text:span></text:span></text:p>
        <text:p text:style-name="P16"><text:span text:style-name="CharStyle11"><text:span text:style-name="T14">Stroj taký menuje sa s de</text:span></text:span><text:span text:style-name="CharStyle11"><text:span text:style-name="T7">ľ</text:span></text:span><text:span text:style-name="CharStyle11"><text:span text:style-name="T14">ovacou rúrou. Je-li ale jedna rúra kratšia, voda bude druhou vytek</text:span></text:span><text:span text:style-name="CharStyle11"><text:span text:style-name="T2">a</text:span></text:span><text:span text:style-name="CharStyle11"><text:span text:style-name="T7">ť</text:span></text:span><text:span text:style-name="CharStyle11"><text:span text:style-name="T14"> a usiluje sa asi po tú výšku vyrazi</text:span></text:span><text:span text:style-name="CharStyle11"><text:span text:style-name="T20">ť</text:span></text:span><text:span text:style-name="CharStyle11"><text:span text:style-name="T14">, jak vysoko voda v druhej rúre stojí (12. obraz).</text:span></text:span></text:p>
        <text:p text:style-name="P8"><text:span text:style-name="CharStyle11"><text:span text:style-name="T14">Na tomto zakladá sa úkaz ten, že pri zdrojoch (žriedlach) voda vy­viera </text:span></text:span><text:soft-page-break/><text:span text:style-name="CharStyle11"><text:span text:style-name="T14">(vyteká). </text:span></text:span><text:span text:style-name="CharStyle11"><text:span text:style-name="T2">V</text:span></text:span><text:span text:style-name="CharStyle11"><text:span text:style-name="T14">zemi nachádzajú sa isté, vodou nepreniknuteľné vrstvy. Vsiakne-li voda dáž</text:span></text:span><text:span text:style-name="CharStyle11"><text:span text:style-name="T20">ď</text:span></text:span><text:span text:style-name="CharStyle11"><text:span text:style-name="T14">ová alebo sňahová do zeme a natrafí-li na vrstvu nepreniknuteľnú, sbiera sa v jej hlbinách; pozdejšej škáru najdúc, ženie sa na povrch zeme.</text:span></text:span></text:p>
        <text:p text:style-name="P8"><text:span text:style-name="CharStyle11"><text:span text:style-name="T14">Voda následkom </text:span></text:span><text:span text:style-name="CharStyle11"><text:span text:style-name="T20">ť</text:span></text:span><text:span text:style-name="CharStyle11"><text:span text:style-name="T14">ažkosti svojej </text:span></text:span><text:span text:style-name="CharStyle11"><text:span text:style-name="T20">ť</text:span></text:span><text:span text:style-name="CharStyle11"><text:span text:style-name="T14">lačí všetky ty telesá, ktoré do nej vložené bývajú. Odvážime-li kus k</text:span></text:span><text:span text:style-name="CharStyle11"><text:span text:style-name="T20">ä</text:span></text:span><text:span text:style-name="CharStyle11"><text:span text:style-name="T14">meňa napred v povetrí a položíme-li potom misku vážočnú aj s k</text:span></text:span><text:span text:style-name="CharStyle11"><text:span text:style-name="T7">ä</text:span></text:span><text:span text:style-name="CharStyle11"><text:span text:style-name="T14">meňom do vody a odvážime-li ho tak, bude pomerne o mnoho menej</text:span></text:span><text:span text:style-name="CharStyle29"><text:span text:style-name="T14"> </text:span></text:span><text:span text:style-name="CharStyle11"><text:span text:style-name="T14">váži</text:span></text:span><text:span text:style-name="CharStyle11"><text:span text:style-name="T20">ť</text:span></text:span><text:span text:style-name="CharStyle11"><text:span text:style-name="T14">. Z pokusov takýchto vysvitlo, že vo vode každé teleso t</text:span></text:span><text:span text:style-name="CharStyle11"><text:span text:style-name="T2">oľk</text:span></text:span><text:span text:style-name="CharStyle11"><text:span text:style-name="T14">o ztratí zo sv</text:span></text:span><text:span text:style-name="CharStyle11"><text:span text:style-name="T2">oje</text:span></text:span><text:span text:style-name="CharStyle11"><text:span text:style-name="T14">j vá</text:span></text:span><text:span text:style-name="CharStyle11"><text:span text:style-name="T2">hy</text:span></text:span><text:span text:style-name="CharStyle11"><text:span text:style-name="T14">, k</text:span></text:span><text:span text:style-name="CharStyle11"><text:span text:style-name="T2">oľ</text:span></text:span><text:span text:style-name="CharStyle11"><text:span text:style-name="T14">ko váži nim z miesta svo</text:span></text:span><text:span text:style-name="CharStyle11"><text:span text:style-name="T2">jh</text:span></text:span><text:span text:style-name="CharStyle11"><text:span text:style-name="T14">o v</text:span></text:span><text:span text:style-name="CharStyle11"><text:span text:style-name="T2">yt</text:span></text:span><text:span text:style-name="CharStyle11"><text:span text:style-name="T14">isnutá voda.</text:span></text:span></text:p>
        <text:p text:style-name="P8"><text:span text:style-name="CharStyle11"><text:span text:style-name="T14">Sú aj také pevné telesá, ktoré následkom menšej svojej </text:span></text:span><text:span text:style-name="CharStyle11"><text:span text:style-name="T20">ť</text:span></text:span><text:span text:style-name="CharStyle11"><text:span text:style-name="T14">ažkosti na povrchu vody plávajú. Také-je drevo, ľad, mas</text:span></text:span><text:span text:style-name="CharStyle11"><text:span text:style-name="T20">ť</text:span></text:span><text:span text:style-name="CharStyle11"><text:span text:style-name="T14"> a p. Telesá tyto t</text:span></text:span><text:span text:style-name="CharStyle11"><text:span text:style-name="T2">oľ</text:span></text:span><text:span text:style-name="CharStyle11"><text:span text:style-name="T14">ko vody vytisnú z</text:span></text:span><text:span text:style-name="CharStyle11"><text:span text:style-name="T2">o s</text:span></text:span><text:span text:style-name="CharStyle11"><text:span text:style-name="T14">v</text:span></text:span><text:span text:style-name="CharStyle11"><text:span text:style-name="T2">ojh</text:span></text:span><text:span text:style-name="CharStyle11"><text:span text:style-name="T14">o m</text:span></text:span><text:span text:style-name="CharStyle11"><text:span text:style-name="T2">ie</text:span></text:span><text:span text:style-name="CharStyle11"><text:span text:style-name="T14">sta, k</text:span></text:span><text:span text:style-name="CharStyle11"><text:span text:style-name="T2">oľ</text:span></text:span><text:span text:style-name="CharStyle11"><text:span text:style-name="T14">ko samy váža. Na tomto zakladá sa ústroj lodí, ktoré tým hlbšej sa potopia, čím viacej </text:span></text:span><text:span text:style-name="CharStyle11"><text:span text:style-name="T20">ť</text:span></text:span><text:span text:style-name="CharStyle11"><text:span text:style-name="T14">archy sa im naloží.</text:span></text:span></text:p>
        <text:p text:style-name="P8"><text:span text:style-name="CharStyle11"><text:span text:style-name="T14">Aj </text:span></text:span><text:span text:style-name="CharStyle11"><text:span text:style-name="T20">ť</text:span></text:span><text:span text:style-name="CharStyle11"><text:span text:style-name="T14">ažšie tekutiny idú na dno, jestli-že na ľahšie liate bývajú. Slejeme-li vodu a živé sriebro do jednoho pohára, živé srie</text:span></text:span><text:span text:style-name="CharStyle11"><text:span text:style-name="T20">b</text:span></text:span><text:span text:style-name="CharStyle11"><text:span text:style-name="T14">ro zíde dolu a voda zostane na vrchu. S olejom má sa vec na opak.</text:span></text:span></text:p>
        <text:p text:style-name="P6"><text:span text:style-name="CharStyle31"><text:span text:style-name="T14"/></text:span></text:p>
        <text:h text:style-name="P28" text:outline-level="4"><text:bookmark-start text:name="bookmark14"/><text:span text:style-name="CharStyle23"><text:span text:style-name="T14">Roz</text:span></text:span><text:span text:style-name="CharStyle23"><text:span text:style-name="T7">ť</text:span></text:span><text:span text:style-name="CharStyle23"><text:span text:style-name="T14">ažité, alebo plynné telesá.</text:span></text:span><text:bookmark-end text:name="bookmark14"/></text:h>
        <text:p text:style-name="P15"><text:span text:style-name="CharStyle11"><text:span text:style-name="T14"/></text:span></text:p>
        <text:p text:style-name="P22"><text:span text:style-name="CharStyle11"><text:span text:style-name="T14">16. </text:span></text:span><text:span text:style-name="CharStyle11"><text:span text:style-name="T26">§</text:span></text:span><text:span text:style-name="CharStyle11"><text:span text:style-name="T25">. </text:span></text:span><text:span text:style-name="CharStyle11"><text:span text:style-name="T14">Plynné telesá vynasnažujú sa na všetky strany sa rozširova</text:span></text:span><text:span text:style-name="CharStyle11"><text:span text:style-name="T21">ť</text:span></text:span><text:span text:style-name="CharStyle11"><text:span text:style-name="T14"> a jedine následkom svojej tažkosti (váhy) zostávajú v blízkosti zeme. Mimo toho majú nápadnú pružnos</text:span></text:span><text:span text:style-name="CharStyle11"><text:span text:style-name="T21">ť</text:span></text:span><text:span text:style-name="CharStyle11"><text:span text:style-name="T14">. Môžeme to každodenne skúsi</text:span></text:span><text:span text:style-name="CharStyle11"><text:span text:style-name="T8">ť</text:span></text:span><text:span text:style-name="CharStyle11"><text:span text:style-name="T14"> pri vzduchu a pri rozličnom užívaní pary. Stlačíme-li pohár otvorom do vody, stisne sa povetrie v ňom súce vniknutím vody; ale jak náhle prestane tlak, jestli totižto ruku ostránime, pohár nazpak vyrazený býva.</text:span></text:span></text:p>
        <text:p text:style-name="P8"><text:span text:style-name="CharStyle11"><text:span text:style-name="T14">Na pružnosti vzduchu zakladajú sa mnohé úkazy. Pretiahneme-li cez dobre zapravený špunt naplnenej do p</text:span></text:span><text:span text:style-name="CharStyle11"><text:span text:style-name="T8">o</text:span></text:span><text:span text:style-name="CharStyle11"><text:span text:style-name="T14">la vodou lekárnickej sklenky tenkú sklennú trúbku a zalepíme-li dobre voskom každú naskytlú škárku, potom ale silno-li fúkneme dnu, zhustne vzduch nad vodou. Tento na toľko tlačí povrch vody, že sklennou trúbkou vyrazí. Ústroj tomuto po­dobný je H</text:span></text:span><text:span text:style-name="CharStyle11"><text:span text:style-name="T2">eró</text:span></text:span><text:span text:style-name="CharStyle11"><text:span text:style-name="T14">nova lopta (obraz 13). Ústroj pukačky zakladá sa tiež na pružnosti vzduchu, ktorý medzi dvoma špunty na toľko sa stisne, že následkom svojej pružnosti prvý špunt veľkou </text:span></text:span><text:soft-page-break/><text:span text:style-name="CharStyle11"><text:span text:style-name="T14">silou vyrazí.</text:span></text:span></text:p>
        <text:p text:style-name="P15"><text:span text:style-name="CharStyle11"><text:span text:style-name="T14">17. §. Vzduch je </text:span></text:span><text:span text:style-name="CharStyle11"><text:span text:style-name="T8">ť</text:span></text:span><text:span text:style-name="CharStyle11"><text:span text:style-name="T14">ažký, jako každé teleso; preto sadajú čiastky jeho k zemi. A poneváč sa čiastočky vedľa seb</text:span></text:span><text:span text:style-name="CharStyle11"><text:span text:style-name="T21">ä</text:span></text:span><text:span text:style-name="CharStyle11"><text:span text:style-name="T14"> a nad</text:span></text:span><text:span text:style-name="CharStyle31"><text:span text:style-name="T14"> </text:span></text:span><text:span text:style-name="CharStyle11"><text:span text:style-name="T14">sebou nachádzajú, tlačia vrchné dolnie. Preto je hu­stota dolnejších vrstiev vzduchu o mnoho väčšia v dolinách a na</text:span></text:span><text:span text:style-name="CharStyle11"><text:span text:style-name="T2"> </text:span></text:span><text:span text:style-name="CharStyle11"><text:span text:style-name="T8">r</text:span></text:span><text:span text:style-name="CharStyle11"><text:span text:style-name="T14">ovinách než na bralách vrchov.</text:span></text:span></text:p>
        <text:p text:style-name="P8"><text:span text:style-name="CharStyle11"><text:span text:style-name="T14">Vzduch </text:span></text:span><text:span text:style-name="CharStyle11"><text:span text:style-name="T21">ť</text:span></text:span><text:span text:style-name="CharStyle11"><text:span text:style-name="T14">ažkostou svojou tlačí každé teleso.</text:span></text:span></text:p>
        <text:p text:style-name="P8"><text:span text:style-name="CharStyle11"><text:span text:style-name="T14">Že my tlak tento necítime, príčina toho je, že v útrobách tela ľudského tiež vzduch sa nachádza, kto­rého tlak vyrovnáva sa tlaku vonkajšieho vzduchu.</text:span></text:span></text:p>
        <text:p text:style-name="P8"><text:span text:style-name="CharStyle11"><text:span text:style-name="T14">Avšak tlak vzduchu na skutku sa zpozoruje, jestli-že sa povetrie od nekaľ odstráni.</text:span></text:span></text:p>
        <text:p text:style-name="P8"><text:span text:style-name="CharStyle11"><text:span text:style-name="T14">Jestli-že trubka koštiera (savý stroj k dvíhaniu nápoja, obraz 14.) do tekutiny vložíme a vzduch horním otvorom ústami do seb</text:span></text:span><text:span text:style-name="CharStyle11"><text:span text:style-name="T2">a</text:span></text:span><text:span text:style-name="CharStyle11"><text:span text:style-name="T14"> sajeme, rozriedi sa po­vetrie v hornej práznine a vonkajšie povetrie tlačí tekutinu do koštieru. Pri opakovanom vsiavaní naplní </text:span></text:span><text:span text:style-name="CharStyle11"><text:span text:style-name="T21">sa celý </text:span></text:span><text:span text:style-name="CharStyle11"><text:span text:style-name="T2">k</text:span></text:span><text:span text:style-name="CharStyle11"><text:span text:style-name="T14">o</text:span></text:span><text:span text:style-name="CharStyle11"><text:span text:style-name="T21">š</text:span></text:span><text:span text:style-name="CharStyle11"><text:span text:style-name="T14">tier tekutinou. Položíme-li na horní otvor najprv jazyk a potom na raz prst a vytiahneme-li koštier, z tekutiny len málo vytečie. Jak náhle ale prst z hornejšieho hrdla odstránime, tekutina zaraz vytečie.</text:span></text:span></text:p>
        <text:p text:style-name="P8"><text:span text:style-name="CharStyle11"><text:span text:style-name="T14">Obyča</text:span></text:span><text:span text:style-name="CharStyle11"><text:span text:style-name="T2">jn</text:span></text:span><text:span text:style-name="CharStyle11"><text:span text:style-name="T14">á nánoska (15. obraz) je trúbka, na obidvoch koncoch otvorená, kolenovite sohnutá. Položíme-li kratší jej koniec do nejakej tekutiny a sajeme-li druhým koncom, tlačí vzduch vonkajší te­kutinu do trúbky, ktorá dlhším koncom vyteká celý ten čas, pokým je kratší koniec trúbky pod tekutinou.</text:span></text:span></text:p>
        <text:p text:style-name="P8"><text:span text:style-name="CharStyle11"><text:span text:style-name="T14">Dýchanie koná sa tým samým spô­sobom. Jestli-že pľúca a s t</text:span></text:span><text:span text:style-name="CharStyle11"><text:span text:style-name="T8">y</text:span></text:span><text:span text:style-name="CharStyle11"><text:span text:style-name="T14">mito aj prsnú košinu roztiahneme, vnikne vzduch ús­tami alebo nosovými dierkami a hrtanom do pľú</text:span></text:span><text:span text:style-name="CharStyle11"><text:span text:style-name="T2">c</text:span></text:span><text:span text:style-name="CharStyle11"><text:span text:style-name="T14">: stiahneme-li ale pľúca a prsia, vytisneme vzduch k zážive viacej nesúci.</text:span></text:span></text:p>
        <text:p text:style-name="P8"><text:span text:style-name="CharStyle11"><text:span text:style-name="T14">Veznemeli trúbku rovnako dutú, na jejžto jednom konci úzky otvor sa nachádza a vpravíme-li v širší jej otvor kol</text:span></text:span><text:span text:style-name="CharStyle11"><text:span text:style-name="T2">o</text:span></text:span><text:span text:style-name="CharStyle11"><text:span text:style-name="T14">k (zápchavku) nepriedušne laziaci, potom ale užší otvor do vody položiac, kolok natiahneme, rozriedi sa vzduch v</text:span></text:span><text:span text:style-name="CharStyle11"><text:span text:style-name="T2">ň</text:span></text:span><text:span text:style-name="CharStyle11"><text:span text:style-name="T14">uter trúbky a vonkajší vzduch tisne vodu do trúbky (ručná sikačka, 16. obraz). Jestli-že kolok zase vtiahneme, vytlačí sa voda z trúbky a síce tým rýchlejšej, čím silnejšej tlačíme.</text:span></text:span></text:p>
        <text:p text:style-name="P8"><text:soft-page-break/><text:span text:style-name="CharStyle11"><text:span text:style-name="T14">Naplnímeli sklenicu vodou a položím</text:span></text:span><text:span text:style-name="CharStyle11"><text:span text:style-name="T2">e</text:span></text:span><text:span text:style-name="CharStyle11"><text:span text:style-name="T14">-li ju prevrátene s hrdlom na povrch vody v nejakej dieži súcej, voda zo sklenice nevytečie, ačpráve v sklenici vyššej stojí, než v dieži. Toto zapríčiňuje tlak vzduchu, ktorý účinkuje na povrch vody v dieži sa nachádzajúcej.</text:span></text:span></text:p>
        <text:p text:style-name="P17"><text:span text:style-name="CharStyle11"><text:span text:style-name="T14">18. §. Poneváč je vzduch tažké teleso, každé v povetrí súce teleso toľko ztratí zo svojej váhy, koľko váži z miesta svojho v</text:span></text:span><text:span text:style-name="CharStyle11"><text:span text:style-name="T2">yt</text:span></text:span><text:span text:style-name="CharStyle11"><text:span text:style-name="T14">isnutý vzduch. Preto by telesá vo vzduchu vážené viacej vážily v priestore bezvzdušnom. Ty ale telesá, ktoré sú ľahšie, než<text:tab/> vzduch, vystupujú hore. Tak vidíme každodenne, že dym do hora ide; oblaky ale v horejších vrstvách vzduchu plávajú jako lode po vode.</text:span></text:span></text:p>
        <text:p text:style-name="P8"><text:span text:style-name="CharStyle11"><text:span text:style-name="T14">Okolnos</text:span></text:span><text:span text:style-name="CharStyle11"><text:span text:style-name="T21">ť</text:span></text:span><text:span text:style-name="CharStyle11"><text:span text:style-name="T14"> túto použili ľudia a väčšiu guľu, ktorou povetrie nemôže preniknú</text:span></text:span><text:span text:style-name="CharStyle11"><text:span text:style-name="T21">ť</text:span></text:span><text:span text:style-name="CharStyle11"><text:span text:style-name="T14">, naplnili o mnoho riedšim a ľahším vzdu­šným telesom. Tato v povetrí vystúpila hore. Tak vynajšli povetrnú plavbu. Počas slávností vypúštané povetrné gule, kde-tu s</text:span></text:span><text:span text:style-name="CharStyle11"><text:span text:style-name="T21">ť</text:span></text:span><text:span text:style-name="CharStyle11"><text:span text:style-name="T14">a hračky užívané a v povetrí lietajúce malé povetrné guľôčky podobným plynom sú naplnené, alebo tým vystupujú do povetria, že sa vzduch v nich hrianim rozrieďuje.</text:span></text:span></text:p>
        <text:p text:style-name="P15"><text:span text:style-name="CharStyle11"><text:span text:style-name="T14">19. </text:span></text:span><text:span text:style-name="CharStyle11"><text:span text:style-name="T2">§</text:span></text:span><text:span text:style-name="CharStyle11"><text:span text:style-name="T14">. Vzduch je pre nás nad mieru dôležitý, lebo bez neho by ľudia a zvery ži</text:span></text:span><text:span text:style-name="CharStyle11"><text:span text:style-name="T21">ť</text:span></text:span><text:span text:style-name="CharStyle11"><text:span text:style-name="T14"> nemohli rastliny ale nedarily by sa.</text:span></text:span></text:p>
        <text:p text:style-name="P8"><text:span text:style-name="CharStyle11"><text:span text:style-name="T14">Mimo vzduchu sú ale ešte aj iné plynné (vzduchov</text:span></text:span><text:span text:style-name="CharStyle11"><text:span text:style-name="T21">a</text:span></text:span><text:span text:style-name="CharStyle11"><text:span text:style-name="T2">t</text:span></text:span><text:span text:style-name="CharStyle11"><text:span text:style-name="T14">é) telesá, ktoré pri múdrom užívaní nesmierny osoh donášajú, ale aj škodlivými by</text:span></text:span><text:span text:style-name="CharStyle11"><text:span text:style-name="T21">ť</text:span></text:span><text:span text:style-name="CharStyle11"><text:span text:style-name="T14"> môžu.</text:span></text:span></text:p>
        <text:p text:style-name="P8"><text:span text:style-name="CharStyle11"><text:span text:style-name="T14">Taká je kyselina uhličnatá, ktorá sa nehodí k dýchaniu a horeniu. Kto ju vdýchne, zadusí sa. V</text:span></text:span><text:span text:style-name="CharStyle11"><text:span text:style-name="T2">yv</text:span></text:span><text:span text:style-name="CharStyle11"><text:span text:style-name="T14">íňa sa obyčajne v jaskyňách a v takých pivniciach, kde mnoho muštu kysne. Ideme-li na také miesta, držme pred sebou sviecu na dlhej pa­lici. Zhasne-li tato, nechoďme ďalej ani za svet, jeli nám život milý.</text:span></text:span></text:p>
        <text:p text:style-name="P8"><text:span text:style-name="CharStyle11"><text:span text:style-name="T14">Plyn svetlivý (gáz) slúži k osvetľovaniu izieb, dvoran, chodieb, ulíc a p. Vyviňuje sa z uhlíka a vodíka.</text:span></text:span></text:p>
        <text:p text:style-name="P8"><text:span text:style-name="CharStyle11"><text:span text:style-name="T14">Svetlonosi, o ktorých na nektorích miestach toľko bája, povstávajú z plynov, vyviňujúcich sa na močarinách a po cintorínoch, ktoré sa následkom svojho kostíkového (fosforového) obsahu samy od seb</text:span></text:span><text:span text:style-name="CharStyle11"><text:span text:style-name="T8">ä</text:span></text:span><text:span text:style-name="CharStyle11"><text:span text:style-name="T14"> zapaľujú.</text:span></text:span></text:p>
        <text:p text:style-name="P18"><text:span text:style-name="CharStyle45"><text:span text:style-name="T14"/></text:span></text:p>
        <text:h text:style-name="P28" text:outline-level="4"><text:bookmark-start text:name="bookmark16"/><text:span text:style-name="CharStyle35"><text:span text:style-name="T2">Zvu</text:span></text:span><text:span text:style-name="CharStyle35"><text:span text:style-name="T14">k.</text:span></text:span><text:bookmark-end text:name="bookmark16"/></text:h>
        <text:p text:style-name="P15"><text:soft-page-break/><text:span text:style-name="CharStyle11"><text:span text:style-name="T14"/></text:span></text:p>
        <text:p text:style-name="P22"><text:span text:style-name="CharStyle11"><text:span text:style-name="T14">20. §. Zvuk čujeme ušima. Čujeme dunenie zvonu, hu­čanie vetru, reč ľudí alebo spev, klokot potoka, vresk trúby a a iné. Všetky tyto úkazy menujeme </text:span></text:span><text:span text:style-name="CharStyle11"><text:span text:style-name="T2">zv</text:span></text:span><text:span text:style-name="CharStyle11"><text:span text:style-name="T14">ukom.</text:span></text:span></text:p>
        <text:p text:style-name="P8"><text:span text:style-name="CharStyle11"><text:span text:style-name="T14">Hlas p</text:span></text:span><text:span text:style-name="CharStyle11"><text:span text:style-name="T2">ov</text:span></text:span><text:span text:style-name="CharStyle11"><text:span text:style-name="T14">stáva z trasavé</text:span></text:span><text:span text:style-name="CharStyle11"><text:span text:style-name="T2">ho</text:span></text:span><text:span text:style-name="CharStyle11"><text:span text:style-name="T14"> pohybu telies. Skúsime toto, </text:span></text:span><text:span text:style-name="CharStyle11"><text:span text:style-name="T2">je</text:span></text:span><text:span text:style-name="CharStyle11"><text:span text:style-name="T14">stliže jednu ruku položíme na stôl, druhou ale naň udreme.</text:span></text:span></text:p>
        <text:p text:style-name="P8"><text:span text:style-name="CharStyle11"><text:span text:style-name="T14">Jakos</text:span></text:span><text:span text:style-name="CharStyle11"><text:span text:style-name="T21">ť</text:span></text:span><text:span text:style-name="CharStyle11"><text:span text:style-name="T14"> hlasu závisí vo veľkej miere od jakosti telies. Kovy dávajú silnejší, zvučnejší hlas, než</text:span></text:span><text:span text:style-name="CharStyle11"><text:span text:style-name="T2">l</text:span></text:span><text:span text:style-name="CharStyle11"><text:span text:style-name="T14">i mäkké alebo me­nej prúžne telesá, jaké sú k. p. maslo, hlina, a podobné.</text:span></text:span></text:p>
        <text:p text:style-name="P8"><text:span text:style-name="CharStyle11"><text:span text:style-name="T14">Z druhej ale strany závisí od ve</text:span></text:span><text:span text:style-name="CharStyle11"><text:span text:style-name="T2">l</text:span></text:span><text:span text:style-name="CharStyle11"><text:span text:style-name="T14">ikosti trasúceho sa te­lesa sila hlasu. Tak je zvuk zvonu silnejší, nežli cengáča, rana dela ďalej sa rozľahne, než výstrel pištole.</text:span></text:span></text:p>
        <text:p text:style-name="P8"><text:span text:style-name="CharStyle11"><text:span text:style-name="T14">Siln</text:span></text:span><text:span text:style-name="CharStyle11"><text:span text:style-name="T2">os</text:span></text:span><text:span text:style-name="CharStyle11"><text:span text:style-name="T8">ť</text:span></text:span><text:span text:style-name="CharStyle11"><text:span text:style-name="T14"> hlasu závisí tiež od spôsobu zapríčiňovania ho. Zvon o mnoho silnejší vydáva hlas, jestli naň udreme kladi­vom, jako keď ho len nechty bijeme.</text:span></text:span></text:p>
        <text:p text:style-name="P8"><text:span text:style-name="CharStyle11"><text:span text:style-name="T14">Výška hlasu závisí od počtu trasov, ktoré zvučiace te­leso za istý čas prekoná. Preto na znione (fortepiáne) krat­šie struny tenší, vyšší hlas dávajú, nežli dlhšie, srieborný šes­ták podobne tenší dáva hlas jako k. p. srieborný toliar.</text:span></text:span></text:p>
        <text:p text:style-name="P8"><text:span text:style-name="CharStyle11"><text:span text:style-name="T14">Zvuk neprichádza od zvučiaceho telesa bezprosredne do našich uší, než jedno trasúce sa teleso s druhým sdeľu</text:span></text:span><text:span text:style-name="CharStyle11"><text:span text:style-name="T2">je</text:span></text:span><text:span text:style-name="CharStyle11"><text:span text:style-name="T14"> trasavý svoj pohyb, až do uší naš</text:span></text:span><text:span text:style-name="CharStyle11"><text:span text:style-name="T8">í</text:span></text:span><text:span text:style-name="CharStyle11"><text:span text:style-name="T14">ch vnikne.</text:span></text:span></text:p>
        <text:p text:style-name="P8"><text:span text:style-name="CharStyle11"><text:span text:style-name="T14">Telesá vôbec tým lepšej vedú zvuk, čím sú hustejšie a pružnejšie. Tak dupot koní lepšej uslyšíme, jestli-že ucho priložíme na zem.</text:span></text:span></text:p>
        <text:p text:style-name="P8"><text:span text:style-name="CharStyle11"><text:span text:style-name="T14">Zvuk rozprestiera sa v každom smere, avšak v čím väč­šiu dia</text:span></text:span><text:span text:style-name="CharStyle11"><text:span text:style-name="T21">l</text:span></text:span><text:span text:style-name="CharStyle11"><text:span text:style-name="T14">ku ide, tým slabším sa stáva, až konečne zanikne.</text:span></text:span></text:p>
        <text:p text:style-name="P15"><text:span text:style-name="CharStyle11"><text:span text:style-name="T14">21. §. Aby zvuk v istom smere sa rozšíril, potrebuje čas. Vystrelí-sa li delo na brale vrchu, uzreme najprv dym a len po istom čase uslyšíme hlas, ačkoľvek zvuk s dy­mom z</text:span></text:span><text:span text:style-name="CharStyle11"><text:span text:style-name="T8">a</text:span></text:span><text:span text:style-name="CharStyle11"><text:span text:style-name="T14">roveň povstal. Tak môžeme pomocou dokonalých hodiniek urči</text:span></text:span><text:span text:style-name="CharStyle11"><text:span text:style-name="T21">ť</text:span></text:span><text:span text:style-name="CharStyle11"><text:span text:style-name="T14">, koľký čas potreboval hlas, kým povetrím k sluchu našemu dorazil. Dôkladným zpytom vyskúmalo sa, že zvuk v slobodnom povetrí v </text:span></text:span><text:soft-page-break/><text:span text:style-name="CharStyle11"><text:span text:style-name="T14">sekunde asi 332 métrov ubehne.</text:span></text:span></text:p>
        <text:p text:style-name="P8"><text:span text:style-name="CharStyle11"><text:span text:style-name="T14">Avšak zvuk nemôže sa všade bez prekážky rozprestiera</text:span></text:span><text:span text:style-name="CharStyle11"><text:span text:style-name="T21">ť</text:span></text:span><text:span text:style-name="CharStyle11"><text:span text:style-name="T14">. Bije-li na pevné telesá, zvláštne hladkého povrchu, bývajú vlny zvukové zpiatky uderené. Preto poču</text:span></text:span><text:span text:style-name="CharStyle11"><text:span text:style-name="T21">ť</text:span></text:span><text:span text:style-name="CharStyle11"><text:span text:style-name="T14"> lepšej zvuk v izbe, nežli na slobodnom priestore, lebo v slobodne sa hlas rozptýli. Zpiatočné toto udieranie (odrážanie) hlasu nedá sa zbada</text:span></text:span><text:span text:style-name="CharStyle11"><text:span text:style-name="T21">ť</text:span></text:span><text:span text:style-name="CharStyle11"><text:span text:style-name="T14"> </text:span></text:span><text:span text:style-name="CharStyle11"><text:span text:style-name="T21">v</text:span></text:span><text:span text:style-name="CharStyle11"><text:span text:style-name="T14"> menších izbách, vo väčších ale dvoranách, v chrámoch a t. </text:span></text:span><text:span text:style-name="CharStyle11"><text:span text:style-name="T21">ď</text:span></text:span><text:span text:style-name="CharStyle11"><text:span text:style-name="T14">. ľahko sa zpozoruje a jeli také, že sa shoduje s hlasom pôvod­ným, tak že ho len silnejšej slyšíme, menuje s</text:span></text:span><text:span text:style-name="CharStyle11"><text:span text:style-name="T2">a p</text:span></text:span><text:span text:style-name="CharStyle11"><text:span text:style-name="T14">ozvukom (ohlasom). Pozvuk je nad mieru dôležitý v chrámoch, v rečňovacích a takých dvoranách, kde sa reční a prednáša, lebo takto prednášku lepšej poču</text:span></text:span><text:span text:style-name="CharStyle11"><text:span text:style-name="T21">ť</text:span></text:span><text:span text:style-name="CharStyle11"><text:span text:style-name="T14"> možno.</text:span></text:span></text:p>
        <text:p text:style-name="P8"><text:span text:style-name="CharStyle11"><text:span text:style-name="T14">Stáva-li sa odrážanie hlasu takým spôsobom, že aspoň jednoslabyčné slová čisto odznievajú, menuje sa ozvenou (echo). Na ten pád telesá ty aspoň v dialke deva</text:span></text:span><text:span text:style-name="CharStyle11"><text:span text:style-name="T21">ť</text:span></text:span><text:span text:style-name="CharStyle11"><text:span text:style-name="T14"> méterovej by</text:span></text:span><text:span text:style-name="CharStyle11"><text:span text:style-name="T21">ť</text:span></text:span><text:span text:style-name="CharStyle11"><text:span text:style-name="T14"> musia, od ktorých sa zvuk odráža. Pri dvojakej, trojakej dialke p</text:span></text:span><text:span text:style-name="CharStyle11"><text:span text:style-name="T2">ov</text:span></text:span><text:span text:style-name="CharStyle11"><text:span text:style-name="T14">stáva dvoj-trojslabyčná ozvena. Vo vlasti našej najpämätnejšia je ozvena tihaňská, ktorá vetu 17 slabyčnú odznieva.</text:span></text:span></text:p>
        <text:p text:style-name="P4"><text:span text:style-name="CharStyle11"><text:span text:style-name="T14">Na odrážke zvuku zakladá sa užívanie sdelivej trúbky </text:span></text:span><text:span text:style-name="CharStyle11"><text:span text:style-name="T21">ď</text:span></text:span><text:span text:style-name="CharStyle11"><text:span text:style-name="T14">alekomluvu a slúchadla.</text:span></text:span></text:p>
        <text:p text:style-name="P8"><text:span text:style-name="CharStyle11"><text:span text:style-name="T14">Sdelivá trúbka ustrája sa z plechu. Je dlhá (17. obraz) a asi na prst hrubá. Vodí </text:span></text:span><text:span text:style-name="CharStyle11"><text:span text:style-name="T2">z</text:span></text:span><text:span text:style-name="CharStyle11"><text:span text:style-name="T14">vuk bez soslabnutia aj na väčšiu dialku. Užíva sa najviacej pri lo</text:span></text:span><text:span text:style-name="CharStyle11"><text:span text:style-name="T21">ď</text:span></text:span><text:span text:style-name="CharStyle11"><text:span text:style-name="T14">ach.</text:span></text:span></text:p>
        <text:p text:style-name="P8"><text:span text:style-name="CharStyle11"><text:span text:style-name="T2">Ď</text:span></text:span><text:span text:style-name="CharStyle11"><text:span text:style-name="T14">alekom</text:span></text:span><text:span text:style-name="CharStyle11"><text:span text:style-name="T21">l</text:span></text:span><text:span text:style-name="CharStyle11"><text:span text:style-name="T14">uv stroja tiež z plechu alebo hrubého papieru. Jeden koniec jeho je užší a na tomto na­chádza sa náhubk</text:span></text:span><text:span text:style-name="CharStyle11"><text:span text:style-name="T2">a </text:span></text:span><text:span text:style-name="CharStyle11"><text:span text:style-name="T14">(ná­ustka), druhý sa roz­širuje (18. obraz.</text:span></text:span><text:span text:style-name="CharStyle11"><text:span text:style-name="T21">) </text:span></text:span><text:span text:style-name="CharStyle11"><text:span text:style-name="T14">Aj týmto dá sa hlas do dialky vies</text:span></text:span><text:span text:style-name="CharStyle11"><text:span text:style-name="T21">ť</text:span></text:span><text:span text:style-name="CharStyle11"><text:span text:style-name="T14">. Slúchadlo je nakrivené, lievikové. Nachluchl</text:span></text:span><text:span text:style-name="CharStyle11"><text:span text:style-name="T2">í</text:span></text:span><text:span text:style-name="CharStyle11"><text:span text:style-name="T14"> prikladajú tenší</text:span></text:span><text:span text:style-name="CharStyle11"><text:span text:style-name="T2"> </text:span></text:span><text:span text:style-name="CharStyle11"><text:span text:style-name="T14">jeho koniec k uchu, širší ale namerujú k prijíma­niu zvuku (19. obraz). Vlny zvukové shromaždiac </text:span></text:span><text:span text:style-name="CharStyle40"><text:span text:style-name="T14">sa v užšej jeho čiastke, napomáhajú dopočutie.</text:span></text:span></text:p>
        <text:p text:style-name="P15"><text:span text:style-name="CharStyle11"><text:span text:style-name="T14"/></text:span></text:p>
        <text:p text:style-name="P24"><text:span text:style-name="CharStyle11"><text:span text:style-name="T21">Teplo.</text:span></text:span></text:p>
        <text:p text:style-name="P24"><text:span text:style-name="CharStyle11"><text:span text:style-name="T21"/></text:span></text:p>
        <text:p text:style-name="P22"><text:span text:style-name="CharStyle11"><text:span text:style-name="T14">22. §. Teplo vyvi</text:span></text:span><text:span text:style-name="CharStyle11"><text:span text:style-name="T2">ň</text:span></text:span><text:span text:style-name="CharStyle11"><text:span text:style-name="T14">uje sa rozličným spôsobom a pozoru­jeme ho hmatom. Treme-li silno kus tvrdého dreva mäkkým drevom, na toľko sa oteplí, že sa aj zapáli</text:span></text:span><text:span text:style-name="CharStyle11"><text:span text:style-name="T21">ť</text:span></text:span><text:span text:style-name="CharStyle11"><text:span text:style-name="T14"> môže. Kujeme-li silno kus chladného žele</text:span></text:span><text:span text:style-name="CharStyle11"><text:span text:style-name="T8">z</text:span></text:span><text:span text:style-name="CharStyle11"><text:span text:style-name="T14">a, tiež sa oteplí. Teplo </text:span></text:span><text:soft-page-break/><text:span text:style-name="CharStyle11"><text:span text:style-name="T14">vyvi</text:span></text:span><text:span text:style-name="CharStyle11"><text:span text:style-name="T2">ň</text:span></text:span><text:span text:style-name="CharStyle11"><text:span text:style-name="T14">uje sa aj vtedy, ke</text:span></text:span><text:span text:style-name="CharStyle11"><text:span text:style-name="T21">ď</text:span></text:span><text:span text:style-name="CharStyle11"><text:span text:style-name="T14"> isté telesá miešame, čo v obecnom živote najviacej skusujeme pri hasení vápna. Teplo vyvi</text:span></text:span><text:span text:style-name="CharStyle11"><text:span text:style-name="T2">ňuje</text:span></text:span><text:span text:style-name="CharStyle11"><text:span text:style-name="T14"> sa teda trením, bi</text:span></text:span><text:span text:style-name="CharStyle11"><text:span text:style-name="T2">tím</text:span></text:span><text:span text:style-name="CharStyle11"><text:span text:style-name="T14"> alebo tlak</text:span></text:span><text:span text:style-name="CharStyle11"><text:span text:style-name="T2">om</text:span></text:span><text:span text:style-name="CharStyle11"><text:span text:style-name="T14">, miešaním (hni­tím). Avšak za hlavný </text:span></text:span><text:span text:style-name="CharStyle11"><text:span text:style-name="T2">zd</text:span></text:span><text:span text:style-name="CharStyle11"><text:span text:style-name="T14">roj tepla musia sa </text:span></text:span><text:span text:style-name="CharStyle11"><text:span text:style-name="T2">lúč</text:span></text:span><text:span text:style-name="CharStyle11"><text:span text:style-name="T14">e (</text:span></text:span><text:span text:style-name="CharStyle11"><text:span text:style-name="T2">pa</text:span></text:span><text:span text:style-name="CharStyle11"><text:span text:style-name="T14">prs</text:span></text:span><text:span text:style-name="CharStyle11"><text:span text:style-name="T2">ky</text:span></text:span><text:span text:style-name="CharStyle11"><text:span text:style-name="T14">) slnka považovať. Zohrejeme-li jednu čiastku nejakého telesa, nezostane teplo vždy na tom istom mieste, než jedna čiastočka sdeľuje teplo s druhou, až konečne každá čiastka rovnako oteplie. Toto nazývame vedením tep</text:span></text:span><text:span text:style-name="CharStyle11"><text:span text:style-name="T2">la</text:span></text:span><text:span text:style-name="CharStyle11"><text:span text:style-name="T14">. Avšak</text:span></text:span><text:span text:style-name="CharStyle11"><text:span text:style-name="T2"> </text:span></text:span><text:span text:style-name="CharStyle11"><text:span text:style-name="T14">telesá teplo nevodia rovnakým spôsobom. Tak môžeme zapáli</text:span></text:span><text:span text:style-name="CharStyle11"><text:span text:style-name="T21">ť</text:span></text:span><text:span text:style-name="CharStyle11"><text:span text:style-name="T14"> koniec trstiny alebo drevenej paličky, bez toho, žeby sa druhý jej koniec nad mieru rozohrial; rozpálime-</text:span></text:span><text:span text:style-name="CharStyle11"><text:span text:style-name="T2">l</text:span></text:span><text:span text:style-name="CharStyle11"><text:span text:style-name="T14">i ale koniec železného drôtu, oteplí sa o nedlho aj druhý jeho koniec tak, že ho v rukách neudržíme. Preto rozoznávame </text:span></text:span><text:span text:style-name="CharStyle11"><text:span text:style-name="T2">dobrých </text:span></text:span><text:span text:style-name="CharStyle11"><text:span text:style-name="T14">a zlých vodi</text:span></text:span><text:span text:style-name="CharStyle11"><text:span text:style-name="T2">čo</text:span></text:span><text:span text:style-name="CharStyle11"><text:span text:style-name="T14">v tep</text:span></text:span><text:span text:style-name="CharStyle11"><text:span text:style-name="T2">la</text:span></text:span><text:span text:style-name="CharStyle11"><text:span text:style-name="T14">. Dobrí vodiči tepla sú vôbec kovy; oproti drevo, zem, piera, vlasy, vlna, slama a p. za zlých vodičov tepla považované by</text:span></text:span><text:span text:style-name="CharStyle11"><text:span text:style-name="T21">ť</text:span></text:span><text:span text:style-name="CharStyle11"><text:span text:style-name="T14"> musejú.</text:span></text:span></text:p>
        <text:p text:style-name="P8"><text:span text:style-name="CharStyle11"><text:span text:style-name="T14">Dobrí vodiči tepla prijaté do seb</text:span></text:span><text:span text:style-name="CharStyle11"><text:span text:style-name="T9">ä</text:span></text:span><text:span text:style-name="CharStyle11"><text:span text:style-name="T14"> teplo r</text:span></text:span><text:span text:style-name="CharStyle11"><text:span text:style-name="T9">y</text:span></text:span><text:span text:style-name="CharStyle11"><text:span text:style-name="T14">chlo vypúš­</text:span></text:span><text:span text:style-name="CharStyle11"><text:span text:style-name="T2">ť</text:span></text:span><text:span text:style-name="CharStyle11"><text:span text:style-name="T14">ajú; tak vidíme, že pec železná chytro vychladne; na proti zlí vodiči prijaté teplo po dlžší čas podržujú; vidíme to na hlinených peciach. Látky z ľanu, konopí a vlny ustrojené preto sa hodia na odej, lebo čo zlí vodiči tepla chráňa v lete pred pá</text:span></text:span><text:span text:style-name="CharStyle11"><text:span text:style-name="T22">ľ</text:span></text:span><text:span text:style-name="CharStyle11"><text:span text:style-name="T14">čivým teplom slnka, v zime ale práve z tej istej príčiny nedajú sa teplu tela odstráni</text:span></text:span><text:span text:style-name="CharStyle11"><text:span text:style-name="T2">ť</text:span></text:span><text:span text:style-name="CharStyle11"><text:span text:style-name="T14">.</text:span></text:span></text:p>
        <text:p text:style-name="P8"><text:span text:style-name="CharStyle11"><text:span text:style-name="T14">Sblížime-li sa k zakúrenej peci, cítime, jako teplo pece udiera na našu tvár. Menujeme toto žia</text:span></text:span><text:span text:style-name="CharStyle11"><text:span text:style-name="T2">re</text:span></text:span><text:span text:style-name="CharStyle11"><text:span text:style-name="T14">nie (papršlenie) sa tep</text:span></text:span><text:span text:style-name="CharStyle11"><text:span text:style-name="T2">la</text:span></text:span><text:span text:style-name="CharStyle11"><text:span text:style-name="T14">, a teplo takto sa rozširujúce nazývame </text:span></text:span><text:span text:style-name="CharStyle11"><text:span text:style-name="T2">žiarivým </text:span></text:span><text:span text:style-name="CharStyle11"><text:span text:style-name="T14">(paprskovým) </text:span></text:span><text:span text:style-name="CharStyle11"><text:span text:style-name="T2">te</text:span></text:span><text:span text:style-name="CharStyle11"><text:span text:style-name="T14">p</text:span></text:span><text:span text:style-name="CharStyle11"><text:span text:style-name="T2">lom</text:span></text:span><text:span text:style-name="CharStyle11"><text:span text:style-name="T14">.</text:span></text:span></text:p>
        <text:p text:style-name="P8"><text:span text:style-name="CharStyle11"><text:span text:style-name="T14">Vyrážanie tepla pozorujeme pri rozličných telesách v rozličnom stupni, ba aj barvy značný majú vplyv na vyrá­žanie tepla. Jestli-že do troch </text:span></text:span><text:span text:style-name="CharStyle11"><text:span text:style-name="T2">je</text:span></text:span><text:span text:style-name="CharStyle11"><text:span text:style-name="T14">dnakých nádob vložíme rovné množstvo s</text:span></text:span><text:span text:style-name="CharStyle11"><text:span text:style-name="T23">ň</text:span></text:span><text:span text:style-name="CharStyle11"><text:span text:style-name="T14">ahu, a jednu z nich bielym, druhú červeným, tretiu ale čiernym súknom zastreme a potom všetky try naraz vystavíme účinku tepla, k. p. na lúče slnečné, stopí sa sňah najprv pod čiernym, potom pod červeným a konečne pod bielym súknom. Z toho vidíme, že tmavé barvy lepšej vyrážajú teplo, než jasné.</text:span></text:span></text:p>
        <text:p text:style-name="P8"><text:span text:style-name="CharStyle11"><text:span text:style-name="T14">Zvláštna vec je, jak sa prehrievajú tekuté a plynné telesá. Dolnie vrstvy otepliac sa v blízkosti hrejúceho telesa oľahčejú a vystupujú do hor</text:span></text:span><text:span text:style-name="CharStyle11"><text:span text:style-name="T2">a</text:span></text:span><text:span text:style-name="CharStyle11"><text:span text:style-name="T14">; </text:span></text:span><text:span text:style-name="CharStyle11"><text:span text:style-name="T10">ť</text:span></text:span><text:span text:style-name="CharStyle11"><text:span text:style-name="T14">ažšie, chladnejšie ale čiastky snažia sa dolu. Tak povstane zvláštny pohyb, ktorý dotia</text:span></text:span><text:span text:style-name="CharStyle11"><text:span text:style-name="T10">ľ</text:span></text:span><text:span text:style-name="CharStyle11"><text:span text:style-name="T14"> trvá, kým sa celá tekutina alebo vzduch v izbe sa nachád­zajúci, celkom </text:span></text:span><text:soft-page-break/><text:span text:style-name="CharStyle11"><text:span text:style-name="T2">ro</text:span></text:span><text:span text:style-name="CharStyle11"><text:span text:style-name="T14">zteplily.</text:span></text:span></text:p>
        <text:p text:style-name="P15"><text:span text:style-name="CharStyle11"><text:span text:style-name="T14">23. §. Oteplia-li sa telesá, rozširujú sa teplom a zaujímajú väčší priestor. Tak hladivé želiezko (tehlička), ktoré v chladnom svojom stave hrkoce v púzdre, rozpálené súc celkom ho vyplní. Jestliže nádobu vodou do cela naplnenú hrejeme, rozširu­júca sa tekutina nemajúc viacej v nej miesta, vykypí z nádoby. Zvláštna je ona okolnos</text:span></text:span><text:span text:style-name="CharStyle11"><text:span text:style-name="T23">ť</text:span></text:span><text:span text:style-name="CharStyle11"><text:span text:style-name="T14">, že telesá pri istej horúčosti vždycky rovnako sa šíria; ba pri postupnom raste tepla práve tak postupne sa šíria, stiahnu sa ale zas, </text:span></text:span><text:span text:style-name="CharStyle11"><text:span text:style-name="T2">jest</text:span></text:span><text:span text:style-name="CharStyle11"><text:span text:style-name="T14">li tepla ubýva. Na tejto okolnosti zakladá sa užívanie teplomera. (20 obraz).</text:span></text:span></text:p>
        <text:p text:style-name="P8"><text:span text:style-name="CharStyle11"><text:span text:style-name="T14">Hlavnejšie čiastky teplomera sú skle­nená trúbka, v ktorej sa nachádza živé sriebro a nad týmto vzduchoprázny priestor. Táto pripevnená je k doštičke alebo plátke, na ktorej sa nachádza stupňové podelenie. Nula (0) značí mrazivý bod (mrazisko). Stupne nad mraziskom menujeme teplovými stupňami a značíme ich znakom klad­ným </text:span></text:span><text:span text:style-name="CharStyle11"><text:span text:style-name="T23">+:</text:span></text:span><text:span text:style-name="CharStyle11"><text:span text:style-name="T14"> </text:span></text:span><text:span text:style-name="CharStyle11"><text:span text:style-name="T23">po</text:span></text:span><text:span text:style-name="CharStyle11"><text:span text:style-name="T2">d</text:span></text:span><text:span text:style-name="CharStyle11"><text:span text:style-name="T14"> mrazivým bodom sú stupne studen</text:span></text:span><text:span text:style-name="CharStyle11"><text:span text:style-name="T23">a</text:span></text:span><text:span text:style-name="CharStyle11"><text:span text:style-name="T2"> </text:span></text:span><text:span text:style-name="CharStyle11"><text:span text:style-name="T14">(chladna, zimy) a tyto značíme znakom záporným —.</text:span></text:span></text:p>
        <text:p text:style-name="P8"><text:span text:style-name="CharStyle11"><text:span text:style-name="T14">Teplomer užívame k určeniu teplového stupňa. Aby sme dozvedeli teplo izby, musíme teplomer</text:span></text:span><text:span text:style-name="CharStyle29"><text:span text:style-name="T2"> </text:span></text:span><text:span text:style-name="CharStyle11"><text:span text:style-name="T14">v izbe povesi</text:span></text:span><text:span text:style-name="CharStyle11"><text:span text:style-name="T23">ť</text:span></text:span><text:span text:style-name="CharStyle11"><text:span text:style-name="T14">. Teplo izebné nech je v zime vôbec 15 stup­ňov; viac lebo menej nad toto je škodlivé alebo aspo</text:span></text:span><text:span text:style-name="CharStyle11"><text:span text:style-name="T10">n</text:span></text:span><text:span text:style-name="CharStyle11"><text:span text:style-name="T14"> neprí­jemné. Chceme-li vyzvede</text:span></text:span><text:span text:style-name="CharStyle11"><text:span text:style-name="T23">ť</text:span></text:span><text:span text:style-name="CharStyle11"><text:span text:style-name="T14"> stupeň tepla alebo zimy vonkajšieho vzduchu, musíme teplomer na nektoré krýdlo vonkajšieho okna povesi</text:span></text:span><text:span text:style-name="CharStyle11"><text:span text:style-name="T23">ť</text:span></text:span><text:span text:style-name="CharStyle11"><text:span text:style-name="T14">.</text:span></text:span></text:p>
        <text:p text:style-name="P15"><text:span text:style-name="CharStyle11"><text:span text:style-name="T14">24. §. Účinok tepla na telesá je nesmierny. Pri menšom stupni tepla nad 0 voda zamrzn</text:span></text:span><text:span text:style-name="CharStyle11"><text:span text:style-name="T2">e</text:span></text:span><text:span text:style-name="CharStyle11"><text:span text:style-name="T14">; tak sa má vec aj pri ostatních tekutinách. Jedine lieh vínový (Weingeist) ešte nezmrzol v </text:span></text:span><text:span text:style-name="CharStyle11"><text:span text:style-name="T2">ja</text:span></text:span><text:span text:style-name="CharStyle11"><text:span text:style-name="T14">kko</text:span></text:span><text:span text:style-name="CharStyle11"><text:span text:style-name="T10">ľ</text:span></text:span><text:span text:style-name="CharStyle11"><text:span text:style-name="T14">vek veľkej zime.</text:span></text:span></text:p>
        <text:p text:style-name="P8"><text:span text:style-name="CharStyle11"><text:span text:style-name="T14">Pevné telesá stávajú sa hrianim kvapkavými (tekutými</text:span></text:span><text:span text:style-name="CharStyle11"><text:span text:style-name="T2">),</text:span></text:span><text:span text:style-name="CharStyle11"><text:span text:style-name="T14">. Olovo aj v plechovej ližici môžeme na žeravom uhlí roztopi</text:span></text:span><text:span text:style-name="CharStyle11"><text:span text:style-name="T23">ť</text:span></text:span><text:span text:style-name="CharStyle11"><text:span text:style-name="T14">. Zlato a platina nedajú sa v obyčajnom ohni roztopi</text:span></text:span><text:span text:style-name="CharStyle11"><text:span text:style-name="T23">ť</text:span></text:span><text:span text:style-name="CharStyle11"><text:span text:style-name="T14">.</text:span></text:span></text:p>
        <text:p text:style-name="P8"><text:span text:style-name="CharStyle11"><text:span text:style-name="T14">Telesá kvapkavé pri vrení vystupujú v podobe pary, čo nazývame </text:span></text:span><text:span text:style-name="CharStyle11"><text:span text:style-name="T2">výparom</text:span></text:span><text:span text:style-name="CharStyle11"><text:span text:style-name="T14">. Jestli pary tyto ochladnú, premenia sa zas v kvapky. Skusujeme to v pracích kuchyniach, zvláštne v studenom čase, keď sa para vodová na steny usadne a tyto zvlhnú.</text:span></text:span></text:p>
        <text:p text:style-name="P8"><text:span text:style-name="CharStyle11"><text:span text:style-name="T14">Jestli sa ale voda v zavrenej nádobe hreje, para ne­môže vystupova</text:span></text:span><text:span text:style-name="CharStyle11"><text:span text:style-name="T10">ť</text:span></text:span><text:span text:style-name="CharStyle11"><text:span text:style-name="T14">, než </text:span></text:span><text:soft-page-break/><text:span text:style-name="CharStyle11"><text:span text:style-name="T14">tlak prevodzuje na boky nádoby. Tlak tento je tým väčší, čím viacej pary sa t</text:span></text:span><text:span text:style-name="CharStyle11"><text:span text:style-name="T2">v</text:span></text:span><text:span text:style-name="CharStyle11"><text:span text:style-name="T14">ori. Na tlaku a rozprestieravosti pary zakladá sa skladba parostrojov, ktoré sa rozlične upotrebujú. T</text:span></text:span><text:span text:style-name="CharStyle11"><text:span text:style-name="T10">y</text:span></text:span><text:span text:style-name="CharStyle11"><text:span text:style-name="T14">mito ženú sa kolesá parolodí a parovozov, čím veľkou rýchlos</text:span></text:span><text:span text:style-name="CharStyle11"><text:span text:style-name="T2">ť</text:span></text:span><text:span text:style-name="CharStyle11"><text:span text:style-name="T14">ou z miesta na miesto dorazi</text:span></text:span><text:span text:style-name="CharStyle11"><text:span text:style-name="T10">ť</text:span></text:span><text:span text:style-name="CharStyle11"><text:span text:style-name="T14"> mô­žeme; parostroje ženú kolesá parného mlyna, rozličné mašiny, čím sa nejedna ruka ľudská stane zbytočno</text:span></text:span><text:span text:style-name="CharStyle11"><text:span text:style-name="T2">u</text:span></text:span><text:span text:style-name="CharStyle11"><text:span text:style-name="T14"> a výrobky dielň</text:span></text:span><text:span text:style-name="CharStyle11"><text:span text:style-name="T2">o</text:span></text:span><text:span text:style-name="CharStyle11"><text:span text:style-name="T14">vé nelen o mnoho r</text:span></text:span><text:span text:style-name="CharStyle11"><text:span text:style-name="T10">y</text:span></text:span><text:span text:style-name="CharStyle11"><text:span text:style-name="T14">chlejšej a vo väčšej miere sa ustrájajú, ale i lacnejšími sa stávajú. A preto chvál</text:span></text:span><text:span text:style-name="CharStyle11"><text:span text:style-name="T10">í</text:span></text:span><text:span text:style-name="CharStyle11"><text:span text:style-name="T14">me múdreho stvoriteľa, ktorý do telies prírodných tak divné sily ukryl k prospechu ľudském</text:span></text:span><text:span text:style-name="CharStyle11"><text:span text:style-name="T2">u</text:span></text:span><text:span text:style-name="CharStyle11"><text:span text:style-name="T14">!</text:span></text:span></text:p>
        <text:p text:style-name="P8"><text:span text:style-name="CharStyle11"><text:span text:style-name="T14">Kaluže, zvláštne v lete, vyschnú aj pri obyčajnej tep­lote. Poznenáhle toto miznutie vodových čiastočiek pri oby­čajnej teplote menuje sa vyparovaním </text:span></text:span><text:span text:style-name="CharStyle11"><text:span text:style-name="T2">sa</text:span></text:span><text:span text:style-name="CharStyle11"><text:span text:style-name="T14">. Vyparovanie tým r</text:span></text:span><text:span text:style-name="CharStyle11"><text:span text:style-name="T2">ý</text:span></text:span><text:span text:style-name="CharStyle11"><text:span text:style-name="T14">chlejšej sa deje, čím teplejšie je povetrie, preto v lete šaty chytrejšej schnú než v zime. Vyparovanie napomáha aj vietor, lebo povetrie, ktoré čiastočne parami už nasiaklo, na­hradzuje sa opä</text:span></text:span><text:span text:style-name="CharStyle11"><text:span text:style-name="T23">ť</text:span></text:span><text:span text:style-name="CharStyle11"><text:span text:style-name="T14"> suchým povetrím.</text:span></text:span></text:p>
        <text:p text:style-name="P15"><text:span text:style-name="CharStyle11"><text:span text:style-name="T14">25. §. Jestli-že kus ľadu vystavíme účinku tepla, topi</text:span></text:span><text:span text:style-name="CharStyle11"><text:span text:style-name="T23">ť</text:span></text:span><text:span text:style-name="CharStyle11"><text:span text:style-name="T14"> sa bude, držíme-li ale v ňom teplomer, síde na stupeň nuly a ostane tam dotial, kým sa ľad úplne neroztopí. Len potom,</text:span></text:span><text:span text:style-name="CharStyle29"><text:span text:style-name="T14"> </text:span></text:span><text:span text:style-name="CharStyle11"><text:span text:style-name="T14">jestli že ešte ďalej hrejeme, vystúpi živé sriebro (ortu</text:span></text:span><text:span text:style-name="CharStyle11"><text:span text:style-name="T23">ť</text:span></text:span><text:span text:style-name="CharStyle11"><text:span text:style-name="T14">) tep­lomera, ale len po stupeň 80. </text:span></text:span><text:span text:style-name="CharStyle11"><text:span text:style-name="T10">R</text:span></text:span><text:span text:style-name="CharStyle11"><text:span text:style-name="T14">(eaumur), keď voda začne vre</text:span></text:span><text:span text:style-name="CharStyle11"><text:span text:style-name="T23">ť</text:span></text:span><text:span text:style-name="CharStyle11"><text:span text:style-name="T14"> a potom zas ostane </text:span></text:span><text:span text:style-name="CharStyle11"><text:span text:style-name="T10">s</text:span></text:span><text:span text:style-name="CharStyle11"><text:span text:style-name="T14">tá</text:span></text:span><text:span text:style-name="CharStyle11"><text:span text:style-name="T23">ť</text:span></text:span><text:span text:style-name="CharStyle11"><text:span text:style-name="T14">, jako ko</text:span></text:span><text:span text:style-name="CharStyle11"><text:span text:style-name="T2">ľ</text:span></text:span><text:span text:style-name="CharStyle11"><text:span text:style-name="T14">vek ho hrejeme. Lež v ostatňom páde vody vždycky ubýva, poneváč sa vyparuje.</text:span></text:span></text:p>
        <text:p text:style-name="P8"><text:span text:style-name="CharStyle11"><text:span text:style-name="T14">To sa tým stáva, poneváč sa v prvom páde stupeň hork</text:span></text:span><text:span text:style-name="CharStyle11"><text:span text:style-name="T23">a</text:span></text:span><text:span text:style-name="CharStyle11"><text:span text:style-name="T2"> </text:span></text:span><text:span text:style-name="CharStyle11"><text:span text:style-name="T14">nad nulu väčší k topeniu </text:span></text:span><text:span text:style-name="CharStyle11"><text:span text:style-name="T2">ľ</text:span></text:span><text:span text:style-name="CharStyle11"><text:span text:style-name="T14">adu, v druhom ale k tvoreniu pary upotrebuje.</text:span></text:span></text:p>
        <text:p text:style-name="P8"><text:span text:style-name="CharStyle11"><text:span text:style-name="T14">Zmení-li sa para na vodu, stáva sa toho protiva. Para sde</text:span></text:span><text:span text:style-name="CharStyle11"><text:span text:style-name="T24">l</text:span></text:span><text:span text:style-name="CharStyle11"><text:span text:style-name="T14">ujúc teplotu svoju s telesmi s ňou sa pot</text:span></text:span><text:span text:style-name="CharStyle11"><text:span text:style-name="T11">ý</text:span></text:span><text:span text:style-name="CharStyle11"><text:span text:style-name="T14">kajúcimi, tratí zo svojej teploty, ty</text:span></text:span><text:span text:style-name="CharStyle11"><text:span text:style-name="T11">t</text:span></text:span><text:span text:style-name="CharStyle11"><text:span text:style-name="T14">o ale oteplejú. To samé stane sa, jestliže voda zamrzne; aj voda teplo svoje upúšťajúc, sdeľuje ho s telesy s ňou sa pot</text:span></text:span><text:span text:style-name="CharStyle11"><text:span text:style-name="T11">ý</text:span></text:span><text:span text:style-name="CharStyle11"><text:span text:style-name="T14">kajúcimi. Preto rastliny popri poto­koch a riekach jako aj na brehoch jazier nezamrznú tak ľahko, </text:span></text:span><text:span text:style-name="CharStyle11"><text:span text:style-name="T2">j</text:span></text:span><text:span text:style-name="CharStyle11"><text:span text:style-name="T14">ako ty, ktoré od vôd ďalej stoja.</text:span></text:span></text:p>
        <text:p text:style-name="P8"><text:span text:style-name="CharStyle11"><text:span text:style-name="T14">Z vlastnosti tejto tepla dajú sa mnohé úkazy vysvetli</text:span></text:span><text:span text:style-name="CharStyle11"><text:span text:style-name="T2">ť</text:span></text:span><text:span text:style-name="CharStyle11"><text:span text:style-name="T14">. V lete po dáždi stáva sa povetrie chladnejším. V lete ulice, dvory a p. vodou polievame, aby povetrie chladnejším bolo.</text:span></text:span></text:p>
        <text:p text:style-name="P8"><text:span text:style-name="CharStyle11"><text:span text:style-name="T14">Keď ale v lete pary vodnie zas na kvapky sa obracajú a oblaky r</text:span></text:span><text:span text:style-name="CharStyle11"><text:span text:style-name="T11">y</text:span></text:span><text:span text:style-name="CharStyle11"><text:span text:style-name="T14">chlo sa tvoria, k. p. pred víchrom, nastáva zrazu omarujúca horúčos</text:span></text:span><text:span text:style-name="CharStyle11"><text:span text:style-name="T2">ť</text:span></text:span><text:span text:style-name="CharStyle11"><text:span text:style-name="T14">, preto že pary </text:span></text:span><text:soft-page-break/><text:span text:style-name="CharStyle11"><text:span text:style-name="T14">vodnie na kvapky sa zmeni</text:span></text:span><text:span text:style-name="CharStyle11"><text:span text:style-name="T2">ac</text:span></text:span><text:span text:style-name="CharStyle11"><text:span text:style-name="T14">, teplo sv</text:span></text:span><text:span text:style-name="CharStyle11"><text:span text:style-name="T2">oje</text:span></text:span><text:span text:style-name="CharStyle11"><text:span text:style-name="T14"> zase vypúšť</text:span></text:span><text:span text:style-name="CharStyle11"><text:span text:style-name="T2">aj</text:span></text:span><text:span text:style-name="CharStyle11"><text:span text:style-name="T14">ú.</text:span></text:span></text:p>
        <text:p text:style-name="P8"><text:span text:style-name="CharStyle11"><text:span text:style-name="T14">Jestli-že blbinky vodnie v povetrí zamrznú a na kotúče sňahové (sňažiny) sa zmenia, stáva sa podobne (temperatúra) stav tepla miernejším (ľavnejším).</text:span></text:span></text:p>
        <text:p text:style-name="P4"><text:span text:style-name="CharStyle11"><text:span text:style-name="T14">Ale z účinku tepla dajú sa ešte aj iné úkazy vysvetliť.</text:span></text:span></text:p>
        <text:p text:style-name="P8"><text:span text:style-name="CharStyle11"><text:span text:style-name="T14">Vzduch na rozličných čiastkach zemegule neoteplí sa rovnako. Tam, kde sa lepšej oteplí, rozšíri sa teplotou a rie</text:span></text:span><text:span text:style-name="CharStyle11"><text:span text:style-name="T24">d</text:span></text:span><text:span text:style-name="CharStyle11"><text:span text:style-name="T14">šim sa stáva. Chladnejšie, hustejšie povetrie robí naň tlak, následkom čeho rozteplené vrstvy vzduchu hore vystupujú a miesto ich zaújme chladnejší, hustejší vzduch. Týmto povstáva prúdenie vzduchu. Menší prúd vzduchu menuje sa </text:span></text:span><text:span text:style-name="CharStyle11"><text:span text:style-name="T2">vetrí</text:span></text:span><text:span text:style-name="CharStyle11"><text:span text:style-name="T14">­k</text:span></text:span><text:span text:style-name="CharStyle11"><text:span text:style-name="T2">om</text:span></text:span><text:span text:style-name="CharStyle11"><text:span text:style-name="T14">, vetr</text:span></text:span><text:span text:style-name="CharStyle11"><text:span text:style-name="T2">om</text:span></text:span><text:span text:style-name="CharStyle11"><text:span text:style-name="T14">, r</text:span></text:span><text:span text:style-name="CharStyle11"><text:span text:style-name="T11">y</text:span></text:span><text:span text:style-name="CharStyle11"><text:span text:style-name="T14">chlejšie prúdy vzduchu menujeme v</text:span></text:span><text:span text:style-name="CharStyle11"><text:span text:style-name="T2">ích</text:span></text:span><text:span text:style-name="CharStyle11"><text:span text:style-name="T14">rom, </text:span></text:span><text:span text:style-name="CharStyle11"><text:span text:style-name="T2">v</text:span></text:span><text:span text:style-name="CharStyle11"><text:span text:style-name="T11">i</text:span></text:span><text:span text:style-name="CharStyle11"><text:span text:style-name="T2">chricou</text:span></text:span><text:span text:style-name="CharStyle11"><text:span text:style-name="T14">.</text:span></text:span></text:p>
        <text:p text:style-name="P8"><text:span text:style-name="CharStyle11"><text:span text:style-name="T14">Mimo toho vyparuje sa velmi mnoho vody z vlhkej zeme, z riek, potokov, jazier a mora a vzduch do seb</text:span></text:span><text:span text:style-name="CharStyle11"><text:span text:style-name="T11">ä</text:span></text:span><text:span text:style-name="CharStyle11"><text:span text:style-name="T14"> berie pary vodové. Týmto sa povetrie ochladí a vyparená voda zmení sa zas na drobné kvapky. Tak sa tvori, stáva-li sa ochladnutie pri zemi, rosa a hmla; premenia-li sa ale pary vodnie len vo vyšších chladnejších vrstvách vzduchu na kvapky, povstávajú </text:span></text:span><text:span text:style-name="CharStyle11"><text:span text:style-name="T2">oblaky</text:span></text:span><text:span text:style-name="CharStyle11"><text:span text:style-name="T14">.</text:span></text:span></text:p>
        <text:p text:style-name="P8"><text:span text:style-name="CharStyle11"><text:span text:style-name="T14">Jestli-že sa pary vodnie na kvapky premenia a potom zamrznú, povstávajú väčšie, menšie ľadové krúpy v povetrí, ktoré s</text:span></text:span><text:span text:style-name="CharStyle11"><text:span text:style-name="T24">ť</text:span></text:span><text:span text:style-name="CharStyle11"><text:span text:style-name="T14">a inova</text:span></text:span><text:span text:style-name="CharStyle11"><text:span text:style-name="T24">ť</text:span></text:span><text:span text:style-name="CharStyle11"><text:span text:style-name="T14">, alebo </text:span></text:span><text:span text:style-name="CharStyle11"><text:span text:style-name="T2">k</text:span></text:span><text:span text:style-name="CharStyle11"><text:span text:style-name="T11">ä</text:span></text:span><text:span text:style-name="CharStyle11"><text:span text:style-name="T2">menec</text:span></text:span><text:span text:style-name="CharStyle11"><text:span text:style-name="T14"> (ľadovec) k zemi padajú. Vo väčšom chladne ale pary vodné stuhnú na ľad a potom premeniac sa na kotúče rozličnej podoby, čo s</text:span></text:span><text:span text:style-name="CharStyle11"><text:span text:style-name="T11">ň</text:span></text:span><text:span text:style-name="CharStyle11"><text:span text:style-name="T14">ah pa­dajú k zemi. Zamrzn</text:span></text:span><text:span text:style-name="CharStyle11"><text:span text:style-name="T2">ú</text:span></text:span><text:span text:style-name="CharStyle11"><text:span text:style-name="T14">-li pary pri zemi na vyparujúcich sa telesách, povstáva </text:span></text:span><text:span text:style-name="CharStyle11"><text:span text:style-name="T2">mráz</text:span></text:span><text:span text:style-name="CharStyle11"><text:span text:style-name="T14">.</text:span></text:span></text:p>
        <text:h text:style-name="P28" text:outline-level="4"><text:span text:style-name="CharStyle23"><text:span text:style-name="T2"/></text:span></text:h>
        <text:h text:style-name="P30" text:outline-level="4"><text:bookmark-start text:name="bookmark18"/><text:span text:style-name="CharStyle23"><text:span text:style-name="T2">Svetlo</text:span></text:span><text:span text:style-name="CharStyle23"><text:span text:style-name="T14">.</text:span></text:span><text:bookmark-end text:name="bookmark18"/></text:h>
        <text:p text:style-name="P15"><text:span text:style-name="CharStyle11"><text:span text:style-name="T14"/></text:span></text:p>
        <text:p text:style-name="P22"><text:span text:style-name="CharStyle11"><text:span text:style-name="T14">26. §. Svetlo osvetľuje predmety; bez svetla </text:span></text:span><text:span text:style-name="CharStyle11"><text:span text:style-name="T2">ne</text:span></text:span><text:span text:style-name="CharStyle11"><text:span text:style-name="T14">­videli bysme ničeho.</text:span></text:span></text:p>
        <text:p text:style-name="P8"><text:span text:style-name="CharStyle11"><text:span text:style-name="T14">Ohľadom svetla rozoznávame: 1) Svie</text:span></text:span><text:span text:style-name="CharStyle11"><text:span text:style-name="T24">ťa</text:span></text:span><text:span text:style-name="CharStyle11"><text:span text:style-name="T14">cie telesá, ktoré samy od sebä svetlo vydávaj</text:span></text:span><text:span text:style-name="CharStyle11"><text:span text:style-name="T2">ú</text:span></text:span><text:span text:style-name="CharStyle11"><text:span text:style-name="T14">; také sú slnce, stálice a p. 2) Tmavé, alebo nesvie</text:span></text:span><text:span text:style-name="CharStyle11"><text:span text:style-name="T24">ť</text:span></text:span><text:span text:style-name="CharStyle11"><text:span text:style-name="T14">ace telesá, ktoré </text:span></text:span><text:span text:style-name="CharStyle11"><text:span text:style-name="T2">sa</text:span></text:span><text:span text:style-name="CharStyle11"><text:span text:style-name="T14"> jedine tým stanú viditeľnými, padál</text:span></text:span><text:span text:style-name="CharStyle11"><text:span text:style-name="T2">í</text:span></text:span><text:span text:style-name="CharStyle11"><text:span text:style-name="T14"> svetlo na ne zo svie</text:span></text:span><text:span text:style-name="CharStyle11"><text:span text:style-name="T24">ť</text:span></text:span><text:span text:style-name="CharStyle11"><text:span text:style-name="T14">acích telies; také sú k. p. zem, mesiac a mnohé iné telesá okolo nás. 3) </text:span></text:span><text:span text:style-name="CharStyle11"><text:span text:style-name="T2">P</text:span></text:span><text:span text:style-name="CharStyle11"><text:span text:style-name="T14">rezračné telesá, ktoré padajúce na ne svetlo prepúš</text:span></text:span><text:span text:style-name="CharStyle11"><text:span text:style-name="T24">ť</text:span></text:span><text:span text:style-name="CharStyle11"><text:span text:style-name="T14">ajú, preto vide</text:span></text:span><text:span text:style-name="CharStyle11"><text:span text:style-name="T24">ť</text:span></text:span><text:span text:style-name="CharStyle11"><text:span text:style-name="T14"> môžeme cez ne iné telesá, také sú k. p. sklo, vzduch voda a p. 4) Presvitavé telesá, ktoré svetlo len n</text:span></text:span><text:span text:style-name="CharStyle11"><text:span text:style-name="T2">e</text:span></text:span><text:span text:style-name="CharStyle11"><text:span text:style-name="T14">dokonále púš</text:span></text:span><text:span text:style-name="CharStyle11"><text:span text:style-name="T11">ť</text:span></text:span><text:span text:style-name="CharStyle11"><text:span text:style-name="T14">ajú sebou; cez tyto iné telesá len tmavo vide</text:span></text:span><text:span text:style-name="CharStyle11"><text:span text:style-name="T24">ť</text:span></text:span><text:span text:style-name="CharStyle11"><text:span text:style-name="T14"> možno; také sú </text:span></text:span><text:soft-page-break/><text:span text:style-name="CharStyle11"><text:span text:style-name="T14">k. p. porcelán, fajnový papier a p. Konečne. 5) neprezračné telesá, ktoré naskrze neprepúš</text:span></text:span><text:span text:style-name="CharStyle11"><text:span text:style-name="T24">ť</text:span></text:span><text:span text:style-name="CharStyle11"><text:span text:style-name="T14">ajú lúče svetlové; také sú k. p. drevo, železo, väčšina käme</text:span></text:span><text:span text:style-name="CharStyle11"><text:span text:style-name="T24">ň</text:span></text:span><text:span text:style-name="CharStyle11"><text:span text:style-name="T14">ov a p.</text:span></text:span></text:p>
        <text:p text:style-name="P8"><text:span text:style-name="CharStyle11"><text:span text:style-name="T14">Svetlo zo svie</text:span></text:span><text:span text:style-name="CharStyle11"><text:span text:style-name="T24">ť</text:span></text:span><text:span text:style-name="CharStyle11"><text:span text:style-name="T14">acích telies rozprestiera sa každým sme­rom a síce rovnou čiarou. Svetlo takto sa rozprestierajúce menujeme </text:span></text:span><text:span text:style-name="CharStyle11"><text:span text:style-name="T2">lúče</text:span></text:span><text:span text:style-name="CharStyle11"><text:span text:style-name="T14"> (paprsky) svetlo</text:span></text:span><text:span text:style-name="CharStyle11"><text:span text:style-name="T2">vé</text:span></text:span><text:span text:style-name="CharStyle11"><text:span text:style-name="T14">. Poneváč sa ale lúče svetlové každým pomysliteľným priamym smerom rozprestierajú zo svie</text:span></text:span><text:span text:style-name="CharStyle11"><text:span text:style-name="T11">ť</text:span></text:span><text:span text:style-name="CharStyle11"><text:span text:style-name="T14">acich sa telies, rozvetvujú sa pribýraním dialky lúče svetlové vždy viac a viac. Preto telesá tým lepšej osvetlené bývajú, </text:span></text:span><text:span text:style-name="CharStyle11"><text:span text:style-name="T24">č</text:span></text:span><text:span text:style-name="CharStyle11"><text:span text:style-name="T14">ím bli</text:span></text:span><text:span text:style-name="CharStyle11"><text:span text:style-name="T2">ž</text:span></text:span><text:span text:style-name="CharStyle11"><text:span text:style-name="T14">šej stoja ku svetlu.</text:span></text:span></text:p>
        <text:p text:style-name="P8"><text:span text:style-name="CharStyle11"><text:span text:style-name="T14">Padnú </text:span></text:span><text:span text:style-name="CharStyle11"><text:span text:style-name="T2">l</text:span></text:span><text:span text:style-name="CharStyle11"><text:span text:style-name="T14">i však telesá neprezračné do cesty rozprestierajú­cich sa lúčov svetlových, tyto nemohúc preniknú</text:span></text:span><text:span text:style-name="CharStyle11"><text:span text:style-name="T11">ť</text:span></text:span><text:span text:style-name="CharStyle11"><text:span text:style-name="T14">, odrážané bývajú. Vtedy povstáva tie</text:span></text:span><text:span text:style-name="CharStyle11"><text:span text:style-name="T11">n</text:span></text:span><text:span text:style-name="CharStyle11"><text:span text:style-name="T14"> (t</text:span></text:span><text:span text:style-name="CharStyle11"><text:span text:style-name="T2">ôň</text:span></text:span><text:span text:style-name="CharStyle11"><text:span text:style-name="T14">a) na neosvetlenej strane patričných telies.</text:span></text:span></text:p>
        <text:p text:style-name="P8"><text:span text:style-name="CharStyle11"><text:span text:style-name="T2">Tie</text:span></text:span><text:span text:style-name="CharStyle11"><text:span text:style-name="T11">n</text:span></text:span><text:span text:style-name="CharStyle11"><text:span text:style-name="T14"> môže by</text:span></text:span><text:span text:style-name="CharStyle11"><text:span text:style-name="T24">ť</text:span></text:span><text:span text:style-name="CharStyle11"><text:span text:style-name="T14"> rozličný.</text:span></text:span></text:p>
        <text:p text:style-name="P8"><text:span text:style-name="CharStyle11"><text:span text:style-name="T14">Rozoznávame vôbec úplný a polo-tien. Úplný tie</text:span></text:span><text:span text:style-name="CharStyle11"><text:span text:style-name="T11">n</text:span></text:span><text:span text:style-name="CharStyle11"><text:span text:style-name="T14"> býva</text:span></text:span><text:span text:style-name="CharStyle29"><text:span text:style-name="T14"> </text:span></text:span><text:span text:style-name="CharStyle11"><text:span text:style-name="T14">úplne tmavý a povstáva tam, kam lúče svetlové práve vniknú</text:span></text:span><text:span text:style-name="CharStyle11"><text:span text:style-name="T24">ť</text:span></text:span><text:span text:style-name="CharStyle11"><text:span text:style-name="T14"> nemôžu; tam ale, kde z jednotlivých bodov svie</text:span></text:span><text:span text:style-name="CharStyle11"><text:span text:style-name="T24">ť</text:span></text:span><text:span text:style-name="CharStyle11"><text:span text:style-name="T14">acích telies ešte neko</text:span></text:span><text:span text:style-name="CharStyle11"><text:span text:style-name="T2">ľ</text:span></text:span><text:span text:style-name="CharStyle11"><text:span text:style-name="T14">ko lúčov svetlových padá, povstáva polotie</text:span></text:span><text:span text:style-name="CharStyle11"><text:span text:style-name="T11">n</text:span></text:span><text:span text:style-name="CharStyle11"><text:span text:style-name="T14"> a tento býva menej temným.</text:span></text:span></text:p>
        <text:p text:style-name="P8"><text:span text:style-name="CharStyle11"><text:span text:style-name="T14">Svetlo rozširuje sa nad mieru r</text:span></text:span><text:span text:style-name="CharStyle11"><text:span text:style-name="T24">y</text:span></text:span><text:span text:style-name="CharStyle11"><text:span text:style-name="T14">chl</text:span></text:span><text:span text:style-name="CharStyle11"><text:span text:style-name="T2">o</text:span></text:span><text:span text:style-name="CharStyle11"><text:span text:style-name="T14">; d</text:span></text:span><text:span text:style-name="CharStyle11"><text:span text:style-name="T11">o</text:span></text:span><text:span text:style-name="CharStyle11"><text:span text:style-name="T14">kladným pozo­rovaním sa určilo, že za sekundu viacej než na 300,000 tisíc kilometrov ubehne.</text:span></text:span></text:p>
        <text:p text:style-name="P15"><text:span text:style-name="CharStyle11"><text:span text:style-name="T14">27. §. Padajú-li lúče svetlové na povrch takých telies, ktoré ich neprepúš</text:span></text:span><text:span text:style-name="CharStyle11"><text:span text:style-name="T24">ť</text:span></text:span><text:span text:style-name="CharStyle11"><text:span text:style-name="T14">ajú, odrážané bývajú. Odraz tento je na prezračných telesách tým dokonalejší, čím hladší je jejich povrch. Telesá takéto s hladkým povrchom menujú sa zrkadlá.</text:span></text:span></text:p>
        <text:p text:style-name="P8"><text:span text:style-name="CharStyle11"><text:span text:style-name="T14">Rozoznávame trojaké zrkadlá: zrkadlá s rovným povr­chom, jejichž plocha celkom je priama; zrkadlá s vypuklým povrchom, jejichž sred je vypuklého smeru, pokraj ale snížený; konečne duté zrkadla, ktoré sú proti sredu vh</text:span></text:span><text:span text:style-name="CharStyle11"><text:span text:style-name="T24">l</text:span></text:span><text:span text:style-name="CharStyle11"><text:span text:style-name="T14">bené, proti kraju ale zvýšené.</text:span></text:span></text:p>
        <text:p text:style-name="P8"><text:span text:style-name="CharStyle11"><text:span text:style-name="T14">Zrkadlá rovnopovrchné lomia lúče svetlové práve pod tým uhlom, pod ktorým na ne padajú. Lúče ale svisno (kolmo) na ne padajúce rovno odrážané bývajú, čím verný obraz pred­metu podávajú. Obraz predmetu vidí sa vtedy v takej dialke za zrkadlom, v jakej dialke stojí teleso od zrkadla.</text:span></text:span></text:p>
        <text:p text:style-name="P8"><text:soft-page-break/><text:span text:style-name="CharStyle11"><text:span text:style-name="T14">Zrkadlá vypuklo-povrchné odrážajú tiež padajúce na ne lúče svetlové, podávajú ale obraz zmenšený, asíce tým menší, čím vypuklejší je povrch zrkadiel.</text:span></text:span></text:p>
        <text:p text:style-name="P8"><text:span text:style-name="CharStyle11"><text:span text:style-name="T14">Pri zrkadlách dutého povrchu skusujeme protivu toho; je-li predmet v blízku zrkadla, objaví sa obraz jeho v zrkadle zväčšený, ale obrátený.</text:span></text:span></text:p>
        <text:p text:style-name="P8"><text:span text:style-name="CharStyle11"><text:span text:style-name="T14">Vôbec slušno ešte poznamena</text:span></text:span><text:span text:style-name="CharStyle11"><text:span text:style-name="T24">ť</text:span></text:span><text:span text:style-name="CharStyle11"><text:span text:style-name="T14">, že, hľadíme-li do zrkadla, zdá-sa pravý bok náš v zrkadle ľavým, a naopak, ľavý bok pravým, lebo povstávajúci v zrkadle obraz vždy stojí oproti nám.</text:span></text:span></text:p>
        <text:p text:style-name="P15"><text:span text:style-name="CharStyle11"><text:span text:style-name="T14">28. §. Lúče svetlové ženú sa len vtedy priamym smerom, sú-li telesá, korými prenikajú, všade rovno husté. Prenikajú-li vrstvami vzduchu rozličnej hustoty alebo viacej telesami, ktoré nemajú rovnú hustotu, ztratia pôvodný smer a ženú sa inam. Toto je príčinou toho, že nekedy aj také telesá vidíme, od ktorých lúče svetlové nemôžu prichádza</text:span></text:span><text:span text:style-name="CharStyle11"><text:span text:style-name="T24">ť</text:span></text:span><text:span text:style-name="CharStyle11"><text:span text:style-name="T14"> k nám v rovnej čiare.</text:span></text:span></text:p>
        <text:p text:style-name="P8"><text:span text:style-name="CharStyle11"><text:span text:style-name="T14">Tak, jestli-že do nádoby uvrhneme peniaz a tak si zasta­neme k nádobe, že bok nádoby peniaz práve zakryje, stane sa</text:span></text:span><text:span text:style-name="CharStyle31"><text:span text:style-name="T14"> </text:span></text:span><text:span text:style-name="CharStyle11"><text:span text:style-name="T14">peniaz zas viditeľným, nale</text:span></text:span><text:span text:style-name="CharStyle11"><text:span text:style-name="T24">j</text:span></text:span><text:span text:style-name="CharStyle11"><text:span text:style-name="T14">eme-li vody do nej. Stáva sa toto tým, poneváč v poslednom páde lúče svetlové z peniaza (obraz 21.) najprv cez hustejšej podstaty vodu prenikajú, potom ale na vzduch vyndúc, druhý berú </text:span></text:span><text:span text:style-name="CharStyle11"><text:span text:style-name="T2">s</text:span></text:span><text:span text:style-name="CharStyle11"><text:span text:style-name="T14">mer a padajú nám do očí. Úkaz tento menujeme padanie lúčov </text:span></text:span><text:span text:style-name="CharStyle11"><text:span text:style-name="T2">sve</text:span></text:span><text:span text:style-name="CharStyle11"><text:span text:style-name="T14">tlových pod uhol (uhlopad svetla). Držímeli paličku krivo vo vode, zdá sa tato na povrchu vody by</text:span></text:span><text:span text:style-name="CharStyle11"><text:span text:style-name="T24">ť</text:span></text:span><text:span text:style-name="CharStyle11"><text:span text:style-name="T14"> zlomenou; to sa zas deje tým, poneváč od čiastky palice nad vodou svetlové lúče cez vzduch, od čiastky ale pod vodou najprv vodou pre­nikajú a prijdúc do vzduchu, lámu sa.</text:span></text:span></text:p>
        <text:p text:style-name="P8"><text:span text:style-name="CharStyle11"><text:span text:style-name="T14">Jako vo vode a vzduchu tak lámu sa lúče svetlové aj vtedy, </text:span></text:span><text:span text:style-name="CharStyle11"><text:span text:style-name="T2">je</text:span></text:span><text:span text:style-name="CharStyle11"><text:span text:style-name="T14">stli iné prezra</text:span></text:span><text:span text:style-name="CharStyle11"><text:span text:style-name="T2">č</text:span></text:span><text:span text:style-name="CharStyle11"><text:span text:style-name="T14">né telesá prenikajú. Najviac skusujeme to pri brúsenom skle. Vybrúsime-li okolo skla vajcovitého, vo velikosti laského orecha početné ploské plochy a hľadíme-li sklom takým-to do sviece, vidíme plameň sviece rozmnožený. Lúčolomná vlastnos</text:span></text:span><text:span text:style-name="CharStyle11"><text:span text:style-name="T24">ť</text:span></text:span><text:span text:style-name="CharStyle11"><text:span text:style-name="T14"> skla padá nad mieru do oka aj pri sklenných čočkách (šušoviciach).</text:span></text:span></text:p>
        <text:p text:style-name="P8"><text:span text:style-name="CharStyle11"><text:span text:style-name="T24">Č</text:span></text:span><text:span text:style-name="CharStyle11"><text:span text:style-name="T14">očky sklenné môžu rozličnú podobu a rozličnú velikost mat. Rozoznávame čočky vypuklého a dutého povrchu. Vypuklé sú v srede svojom hrubé a po kraji tenšie; duté čočky sú v prosriedku h</text:span></text:span><text:span text:style-name="CharStyle11"><text:span text:style-name="T11">l</text:span></text:span><text:span text:style-name="CharStyle11"><text:span text:style-name="T14">bené, po kraji ale hrubšie.</text:span></text:span></text:p>
        <text:p text:style-name="P8"><text:soft-page-break/><text:span text:style-name="CharStyle11"><text:span text:style-name="T14">Čočkami vypuklými vidíme telesá zväčšen</text:span></text:span><text:span text:style-name="CharStyle11"><text:span text:style-name="T2">é</text:span></text:span><text:span text:style-name="CharStyle11"><text:span text:style-name="T14">; a poneváč padajúce na ne zo strany protivnej lúče slnečné shromaždujú, tak že následkom toho telesá zapálivé skutočne sa aj zapá</text:span></text:span><text:span text:style-name="CharStyle11"><text:span text:style-name="T2">ľ</text:span></text:span><text:span text:style-name="CharStyle11"><text:span text:style-name="T14">a, menujeme ich sklami zväčšujúcimi alebo zapaľujúcimi.</text:span></text:span></text:p>
        <text:p text:style-name="P8"><text:span text:style-name="CharStyle11"><text:span text:style-name="T24">Č</text:span></text:span><text:span text:style-name="CharStyle11"><text:span text:style-name="T14">očkámi dutými vidíme podobu telies zmenšenú, tyto tedy zmenšujú.</text:span></text:span></text:p>
        <text:p text:style-name="P8"><text:span text:style-name="CharStyle11"><text:span text:style-name="T2">Č</text:span></text:span><text:span text:style-name="CharStyle11"><text:span text:style-name="T14">očky vypuklé a </text:span></text:span><text:span text:style-name="CharStyle11"><text:span text:style-name="T2">d</text:span></text:span><text:span text:style-name="CharStyle11"><text:span text:style-name="T14">uté užívajú sa mnohorakým spôsobom. Najviacej užívajú sa s</text:span></text:span><text:span text:style-name="CharStyle11"><text:span text:style-name="T24">ť</text:span></text:span><text:span text:style-name="CharStyle11"><text:span text:style-name="T14">a okuliare (očné sklá), o ktorých pozdejšej sa zmienime. Zpomienku zasluhujú ešte rozličné zväčšu­júce sklá, divadelné a obyčajné ďalekohľady, a podobné.</text:span></text:span></text:p>
        <text:p text:style-name="P8"><text:span text:style-name="CharStyle11"><text:span text:style-name="T14">Vidiaci ústroj človeka je oko, ktoré ohľadom na svoj útvor op</text:span></text:span><text:span text:style-name="CharStyle11"><text:span text:style-name="T2">ä</text:span></text:span><text:span text:style-name="CharStyle11"><text:span text:style-name="T11">ť</text:span></text:span><text:span text:style-name="CharStyle11"><text:span text:style-name="T14"> svedectvo vydáva o múdrosti a dobrote Stvoriteľa.</text:span></text:span><text:span text:style-name="CharStyle29"><text:span text:style-name="T14"> </text:span></text:span><text:span text:style-name="CharStyle11"><text:span text:style-name="T14">Najpodstatnejšia jeho čiastka je jablko, ktoré leží v očnej hlbine a chránené je </text:span></text:span><text:span text:style-name="CharStyle11"><text:span text:style-name="T24">v</text:span></text:span><text:span text:style-name="CharStyle11"><text:span text:style-name="T2">ys</text:span></text:span><text:span text:style-name="CharStyle11"><text:span text:style-name="T14">távajúcou kos</text:span></text:span><text:span text:style-name="CharStyle11"><text:span text:style-name="T24">ť</text:span></text:span><text:span text:style-name="CharStyle11"><text:span text:style-name="T14">ou čelnou a nosovou. </text:span></text:span><text:span text:style-name="CharStyle11"><text:span text:style-name="T2">K</text:span></text:span><text:span text:style-name="CharStyle11"><text:span text:style-name="T14"> ostrahe očí slúža ďalej vĺčka s mihaľniciami a obrvy nad očiami.</text:span></text:span></text:p>
        <text:p text:style-name="P8"><text:span text:style-name="CharStyle11"><text:span text:style-name="T14">Nenie-li sú lúče svetlové dos</text:span></text:span><text:span text:style-name="CharStyle11"><text:span text:style-name="T24">ť</text:span></text:span><text:span text:style-name="CharStyle11"><text:span text:style-name="T14"> silné, roztiahne sa okr</text:span></text:span><text:span text:style-name="CharStyle11"><text:span text:style-name="T11">u</text:span></text:span><text:span text:style-name="CharStyle11"><text:span text:style-name="T14">hl</text:span></text:span><text:span text:style-name="CharStyle11"><text:span text:style-name="T24">ý</text:span></text:span><text:span text:style-name="CharStyle11"><text:span text:style-name="T14"> otvor u prosred očí, aby tým viacej mohol prija</text:span></text:span><text:span text:style-name="CharStyle11"><text:span text:style-name="T11">ť</text:span></text:span><text:span text:style-name="CharStyle11"><text:span text:style-name="T14">, jeli ale blesk silnejší, stiahne sa. </text:span></text:span><text:span text:style-name="CharStyle11"><text:span text:style-name="T2">A</text:span></text:span><text:span text:style-name="CharStyle11"><text:span text:style-name="T14"> poneváč sa toto velmi r</text:span></text:span><text:span text:style-name="CharStyle11"><text:span text:style-name="T11">y</text:span></text:span><text:span text:style-name="CharStyle11"><text:span text:style-name="T14">chle nestáva, velmi škodlivé je oku, jestli-že z tmy razom v miesto silno osvetlené stúpime a na opak.</text:span></text:span></text:p>
        <text:p text:style-name="P8"><text:span text:style-name="CharStyle11"><text:span text:style-name="T14">Diaľka ta, z ktorej najčistejšej vidíme, je asi </text:span></text:span><text:span text:style-name="CharStyle11"><text:span text:style-name="T24">1</text:span></text:span><text:span text:style-name="CharStyle11"><text:span text:style-name="T11">/3</text:span></text:span><text:span text:style-name="CharStyle11"><text:span text:style-name="T14"> méteru. Sú ale ľudia, ktorí predmety z prílišnej blízkosti pozerajú. Ľudí takýchto nazývame </text:span></text:span><text:span text:style-name="CharStyle11"><text:span text:style-name="T2">krá</text:span></text:span><text:span text:style-name="CharStyle11"><text:span text:style-name="T14">tkozraký</text:span></text:span><text:span text:style-name="CharStyle11"><text:span text:style-name="T2">ch</text:span></text:span><text:span text:style-name="CharStyle11"><text:span text:style-name="T14">, Tito si tak môžu spomôct, jestli-že duté okuliare užívajú. Sú tiež ľudia, obzvláštne starší, ktorí v dialku lepšej vidia, než na blízkos</text:span></text:span><text:span text:style-name="CharStyle11"><text:span text:style-name="T11">ť</text:span></text:span><text:span text:style-name="CharStyle11"><text:span text:style-name="T14">; toto sú ďalekozrakí a užívajú okuliare čočky vypuklej.</text:span></text:span></text:p>
        <text:p text:style-name="P8"><text:span text:style-name="CharStyle11"><text:span text:style-name="T14">Avšak z marnomyse</text:span></text:span><text:span text:style-name="CharStyle11"><text:span text:style-name="T11">l</text:span></text:span><text:span text:style-name="CharStyle11"><text:span text:style-name="T14">nosti okuliarí nikto neužívaj, ináč si oči môže pohubi</text:span></text:span><text:span text:style-name="CharStyle11"><text:span text:style-name="T24">ť</text:span></text:span><text:span text:style-name="CharStyle11"><text:span text:style-name="T14">.</text:span></text:span></text:p>
        <text:p text:style-name="P8"><text:span text:style-name="CharStyle11"><text:span text:style-name="T14">Poneváč sa videnie tak deje, že zo všetkých proti nám padajúcich bodov telesa lúče svetlové do očí naš</text:span></text:span><text:span text:style-name="CharStyle11"><text:span text:style-name="T11">í</text:span></text:span><text:span text:style-name="CharStyle11"><text:span text:style-name="T14">ch padajú, tvoria lúče tyto z konečných bodov telies do oka našeho pa­dajúce istý uhol, uhol tento nazývame sh</text:span></text:span><text:span text:style-name="CharStyle11"><text:span text:style-name="T24">l</text:span></text:span><text:span text:style-name="CharStyle11"><text:span text:style-name="T14">iadnym (vidouhlom). Uhol tento tým menším sa stáva, čím ďalej pa</text:span></text:span><text:span text:style-name="CharStyle11"><text:span text:style-name="T24">d</text:span></text:span><text:span text:style-name="CharStyle11"><text:span text:style-name="T14">á od nás patričné teleso, preto sa telesá v dialke vždycky menšími by</text:span></text:span><text:span text:style-name="CharStyle11"><text:span text:style-name="T24">ť</text:span></text:span><text:span text:style-name="CharStyle11"><text:span text:style-name="T14"> zdajú. Je-li dialka telesa nad velikos</text:span></text:span><text:span text:style-name="CharStyle11"><text:span text:style-name="T24">ť</text:span></text:span><text:span text:style-name="CharStyle11"><text:span text:style-name="T14"> jeho o 5000 ráz väčšia, obyčajne ho viac nevídame.</text:span></text:span></text:p>
        <text:p text:style-name="P15"><text:span text:style-name="CharStyle11"><text:span text:style-name="T14">29. §. Pamätný úkaz svetla tvoria barvy. Položíme-li pohár vody na hárku papierovom oproti slnci, uvidíme bar­vy dúhy.</text:span></text:span></text:p>
        <text:p text:style-name="P8"><text:soft-page-break/><text:span text:style-name="CharStyle11"><text:span text:style-name="T14">Tyto sú: červená, pomarančová, jasno</text:span></text:span><text:span text:style-name="CharStyle11"><text:span text:style-name="T24">ž</text:span></text:span><text:span text:style-name="CharStyle11"><text:span text:style-name="T14">ltá, zelená, jasnomodrá, tmavomodrá a fialková. Aj dúha tým povstáva, že sa lúče slnečné v kvapkách vodných nejakého oblaka lomia.</text:span></text:span></text:p>
        <text:p text:style-name="P8"><text:span text:style-name="CharStyle11"><text:span text:style-name="T14">Účinok svetla je tiež nad mieru veliký na zdar rastlin­stva. Preto vidíme, že rastliny v tmavých pivniciach sa nezmáhajú a </text:span></text:span><text:span text:style-name="CharStyle11"><text:span text:style-name="T2">ja</text:span></text:span><text:span text:style-name="CharStyle11"><text:span text:style-name="T14">kým koľvek spôsobom svetla ich zbavíme, zvädnú a vyhynú. V oknách kvety vyrastajú na vonok, čo sa tiež účinku svetla pripisoval musí. Ďalej účinok svetla zapríčiňuje zelenú barvu stromového l</text:span></text:span><text:span text:style-name="CharStyle11"><text:span text:style-name="T11">i</text:span></text:span><text:span text:style-name="CharStyle11"><text:span text:style-name="T14">stia a rastlín vôbec, ďalej barvu a zápach ovocia a podobné.</text:span></text:span></text:p>
        <text:p text:style-name="P8"><text:span text:style-name="CharStyle11"><text:span text:style-name="T14">Bielenie plátna stáva sa zväčša účinkom svetla. Účinkom svetla ztratia aj látky odevné svoju ba</text:span></text:span><text:span text:style-name="CharStyle11"><text:span text:style-name="T2">rv</text:span></text:span><text:span text:style-name="CharStyle11"><text:span text:style-name="T14">u, vyndu, drevo obelie, p</text:span></text:span><text:span text:style-name="CharStyle11"><text:span text:style-name="T24">l</text:span></text:span><text:span text:style-name="CharStyle11"><text:span text:style-name="T14">e</text:span></text:span><text:span text:style-name="CharStyle11"><text:span text:style-name="T24">ť</text:span></text:span><text:span text:style-name="CharStyle11"><text:span text:style-name="T14"> (koža) tela ľudského pálčivostou slnečnou ohorie. Má však svetlo dôležitý vplyv aj na život ľudí a zverov. V tme nepríjemný cit zaujme celú našu bytno</text:span></text:span><text:span text:style-name="CharStyle11"><text:span text:style-name="T2">s</text:span></text:span><text:span text:style-name="CharStyle11"><text:span text:style-name="T11">ť</text:span></text:span><text:span text:style-name="CharStyle11"><text:span text:style-name="T14">; na slnečnom dni sme veselší, bystrejší, než ke</text:span></text:span><text:span text:style-name="CharStyle11"><text:span text:style-name="T24">ď</text:span></text:span><text:span text:style-name="CharStyle11"><text:span text:style-name="T14"> sa nebo zamračí. Konečne svetlom vyvi</text:span></text:span><text:span text:style-name="CharStyle11"><text:span text:style-name="T11">ň</text:span></text:span><text:span text:style-name="CharStyle11"><text:span text:style-name="T14">uje sa aj templo, čo zvláštne pri lúčach slne</text:span></text:span><text:span text:style-name="CharStyle11"><text:span text:style-name="T2">č</text:span></text:span><text:span text:style-name="CharStyle11"><text:span text:style-name="T14">ných, pri pálení, pri svetle električnom (mlunnom) skúsi</text:span></text:span><text:span text:style-name="CharStyle11"><text:span text:style-name="T24">ť</text:span></text:span><text:span text:style-name="CharStyle11"><text:span text:style-name="T14"> môžeme.</text:span></text:span></text:p>
        <text:h text:style-name="P28" text:outline-level="4"><text:span text:style-name="CharStyle23"><text:span text:style-name="T14"/></text:span></text:h>
        <text:h text:style-name="P30" text:outline-level="4"><text:bookmark-start text:name="bookmark20"/><text:span text:style-name="CharStyle23"><text:span text:style-name="T14">Elektri</text:span></text:span><text:span text:style-name="CharStyle23"><text:span text:style-name="T2">č</text:span></text:span><text:span text:style-name="CharStyle23"><text:span text:style-name="T14">nos</text:span></text:span><text:span text:style-name="CharStyle23"><text:span text:style-name="T24">ť</text:span></text:span><text:span text:style-name="CharStyle23"><text:span text:style-name="T14"> (mlúno).</text:span></text:span><text:bookmark-end text:name="bookmark20"/></text:h>
        <text:p text:style-name="P15"><text:span text:style-name="CharStyle11"><text:span text:style-name="T14"/></text:span></text:p>
        <text:p text:style-name="P22"><text:span text:style-name="CharStyle11"><text:span text:style-name="T14">30. §. Jestliže kúsek pečatného vosku na vlnenej látke silno treme a ním sa potom k ľahkým telesám, </text:span></text:span><text:span text:style-name="CharStyle11"><text:span text:style-name="T2">ja</text:span></text:span><text:span text:style-name="CharStyle11"><text:span text:style-name="T14">ké sú kúsek papieru, korek a podobné priblížime, bývajú tyto k nemu </text:span></text:span><text:span text:style-name="CharStyle11"><text:span text:style-name="T24">ť</text:span></text:span><text:span text:style-name="CharStyle11"><text:span text:style-name="T14">ahané. Úkaz tento nápadnejšej ešte zbadáme na jantáre (bernsteine). Dotkneme-li sa prstami telesa takéhoto po trení, pocítime slabé pichani</text:span></text:span><text:span text:style-name="CharStyle11"><text:span text:style-name="T2">e</text:span></text:span><text:span text:style-name="CharStyle11"><text:span text:style-name="T14">: mimo toho môžeme v tme malé iskry zbada</text:span></text:span><text:span text:style-name="CharStyle11"><text:span text:style-name="T24">ť</text:span></text:span><text:span text:style-name="CharStyle11"><text:span text:style-name="T14">. Príčinu tohoto úkazu menujeme električnos</text:span></text:span><text:span text:style-name="CharStyle11"><text:span text:style-name="T24">ť</text:span></text:span><text:span text:style-name="CharStyle11"><text:span text:style-name="T14">ou (mlúnom).</text:span></text:span></text:p>
        <text:p text:style-name="P8"><text:span text:style-name="CharStyle11"><text:span text:style-name="T14">Električnos</text:span></text:span><text:span text:style-name="CharStyle11"><text:span text:style-name="T24">ť</text:span></text:span><text:span text:style-name="CharStyle11"><text:span text:style-name="T14"> v</text:span></text:span><text:span text:style-name="CharStyle11"><text:span text:style-name="T2">yv</text:span></text:span><text:span text:style-name="CharStyle11"><text:span text:style-name="T14">iňu</text:span></text:span><text:span text:style-name="CharStyle11"><text:span text:style-name="T2">je</text:span></text:span><text:span text:style-name="CharStyle11"><text:span text:style-name="T14"> sa rozličným spôsobom. Nektoré telesá stanú sa električnými trením, iné dotykom s električnými telesy, iné zase tým, priblížime-li k nim električné telesá.</text:span></text:span></text:p>
        <text:p text:style-name="P8"><text:span text:style-name="CharStyle11"><text:span text:style-name="T14">Sú také telesá, ktoré električnos</text:span></text:span><text:span text:style-name="CharStyle11"><text:span text:style-name="T24">ť</text:span></text:span><text:span text:style-name="CharStyle11"><text:span text:style-name="T14"> iných telies ľahko prijímajú do seba. Ale telesá takéto práve tak ľahko sdeľujú prijatú električnos</text:span></text:span><text:span text:style-name="CharStyle11"><text:span text:style-name="T24">ť</text:span></text:span><text:span text:style-name="CharStyle11"><text:span text:style-name="T14"> s inými telesy, čím ju ony samy ztratia.</text:span></text:span></text:p>
        <text:p text:style-name="P8"><text:span text:style-name="CharStyle11"><text:span text:style-name="T14">Telesá takéto hodia sa k tomu, aby nimi elekričnos</text:span></text:span><text:span text:style-name="CharStyle11"><text:span text:style-name="T24">ť</text:span></text:span><text:span text:style-name="CharStyle11"><text:span text:style-name="T14"> z </text:span></text:span><text:span text:style-name="CharStyle11"><text:span text:style-name="T2">je</text:span></text:span><text:span text:style-name="CharStyle11"><text:span text:style-name="T14">dnoho telesa do </text:span></text:span><text:soft-page-break/><text:span text:style-name="CharStyle11"><text:span text:style-name="T14">druhého vodená bola a preto menujú sa dobrými električnými vodičmi. Telesá takéto trením nestávajú sa elektr</text:span></text:span><text:span text:style-name="CharStyle11"><text:span text:style-name="T11">í</text:span></text:span><text:span text:style-name="CharStyle11"><text:span text:style-name="T14">čnými a prijatú z iných telies električnos</text:span></text:span><text:span text:style-name="CharStyle11"><text:span text:style-name="T24">ť </text:span></text:span><text:span text:style-name="CharStyle11"><text:span text:style-name="T14">nepodržia u seb</text:span></text:span><text:span text:style-name="CharStyle11"><text:span text:style-name="T2">a</text:span></text:span><text:span text:style-name="CharStyle11"><text:span text:style-name="T14">, lež ju vydajú v krátkom čase. — Dobrí vodičia elek­triky sú tedy zlí chovatelia (držitelia) elektri</text:span></text:span><text:span text:style-name="CharStyle11"><text:span text:style-name="T2">ky</text:span></text:span><text:span text:style-name="CharStyle11"><text:span text:style-name="T14">.</text:span></text:span></text:p>
        <text:p text:style-name="P8"><text:span text:style-name="CharStyle11"><text:span text:style-name="T14">Pri iných telesiach práve p</text:span></text:span><text:span text:style-name="CharStyle11"><text:span text:style-name="T2">rotiv</text:span></text:span><text:span text:style-name="CharStyle11"><text:span text:style-name="T14">u toho badáme. Tyto aj trením stávaj</text:span></text:span><text:span text:style-name="CharStyle11"><text:span text:style-name="T11">ú</text:span></text:span><text:span text:style-name="CharStyle11"><text:span text:style-name="T14"> sa ľahko električnými a vyvinutú takto električ­nos</text:span></text:span><text:span text:style-name="CharStyle11"><text:span text:style-name="T24">ť</text:span></text:span><text:span text:style-name="CharStyle11"><text:span text:style-name="T14"> podržujú; ale električnos</text:span></text:span><text:span text:style-name="CharStyle11"><text:span text:style-name="T24">ť</text:span></text:span><text:span text:style-name="CharStyle11"><text:span text:style-name="T14"> z iných telies neprijímajú a práve nehodia sa k tomu, aby sme nimi električnos</text:span></text:span><text:span text:style-name="CharStyle11"><text:span text:style-name="T24">ť</text:span></text:span><text:span text:style-name="CharStyle11"><text:span text:style-name="T14"> do iného tela viedli. Tyto nazývame zlými vodičmi elektri</text:span></text:span><text:span text:style-name="CharStyle11"><text:span text:style-name="T2">ky</text:span></text:span><text:span text:style-name="CharStyle11"><text:span text:style-name="T14">. Zlí vodiči sú dobrí držateli elektriky. Chceme-li</text:span></text:span><text:span text:style-name="CharStyle11"><text:span text:style-name="T2">,</text:span></text:span><text:span text:style-name="CharStyle11"><text:span text:style-name="T14"> aby aj z</text:span></text:span><text:span text:style-name="CharStyle11"><text:span text:style-name="T11">lí</text:span></text:span><text:span text:style-name="CharStyle11"><text:span text:style-name="T14"> držateli dlho podržali električnos</text:span></text:span><text:span text:style-name="CharStyle11"><text:span text:style-name="T24">ť</text:span></text:span><text:span text:style-name="CharStyle11"><text:span text:style-name="T14">, musíme ich zlými vo­dičmi obkľuči</text:span></text:span><text:span text:style-name="CharStyle11"><text:span text:style-name="T24">ť</text:span></text:span><text:span text:style-name="CharStyle11"><text:span text:style-name="T14">, poľažne na zlého vodiča ich postavi</text:span></text:span><text:span text:style-name="CharStyle11"><text:span text:style-name="T24">ť</text:span></text:span><text:span text:style-name="CharStyle11"><text:span text:style-name="T14">.</text:span></text:span></text:p>
        <text:p text:style-name="P8"><text:span text:style-name="CharStyle11"><text:span text:style-name="T14">Dobrí vodiči elektriky sú kovy, voda, sňah, vlhké pove­trie, para, dym, rastliny, zvery, zem a podobn</text:span></text:span><text:span text:style-name="CharStyle11"><text:span text:style-name="T2">é</text:span></text:span><text:span text:style-name="CharStyle11"><text:span text:style-name="T14">; zlí vodič</text:span></text:span><text:span text:style-name="CharStyle11"><text:span text:style-name="T2">i: </text:span></text:span><text:span text:style-name="CharStyle11"><text:span text:style-name="T14">sklo, smola, jantár, pečatný vosk, vlasy, hodbáb, perie, vlna, kämené uhlie, sýrka, suché drevo, suché povetrie. Mimo toho sú aj telesá, ktoré električnos</text:span></text:span><text:span text:style-name="CharStyle11"><text:span text:style-name="T24">ť</text:span></text:span><text:span text:style-name="CharStyle11"><text:span text:style-name="T14"> len prosredne vedú a na vzdor toho nepodržujú ju. — Tyto nazývame polovodičm</text:span></text:span><text:span text:style-name="CharStyle11"><text:span text:style-name="T2">i</text:span></text:span><text:span text:style-name="CharStyle11"><text:span text:style-name="T14">; také sú papier, slonová kos</text:span></text:span><text:span text:style-name="CharStyle11"><text:span text:style-name="T11">ť</text:span></text:span><text:span text:style-name="CharStyle11"><text:span text:style-name="T14">, mramor a p.</text:span></text:span></text:p>
        <text:p text:style-name="P8"><text:span text:style-name="CharStyle11"><text:span text:style-name="T14">Zlí vodiči stávajú sa len na tej strane električnými, na kto­rej trené bývaj</text:span></text:span><text:span text:style-name="CharStyle11"><text:span text:style-name="T2">ú</text:span></text:span><text:span text:style-name="CharStyle11"><text:span text:style-name="T14">; po dobrých vodičoch rozšíri sa ale sdelená električnos</text:span></text:span><text:span text:style-name="CharStyle11"><text:span text:style-name="T24">ť</text:span></text:span><text:span text:style-name="CharStyle11"><text:span text:style-name="T14"> všade, ale razom ju aj tratia.</text:span></text:span></text:p>
        <text:p text:style-name="P15"><text:span text:style-name="CharStyle11"><text:span text:style-name="T14">31. §. Keď ľudia električné vlastnosti telies už vyskúmali, nebolo</text:span></text:span><text:span text:style-name="CharStyle11"><text:span text:style-name="T2"> </text:span></text:span><text:span text:style-name="CharStyle11"><text:span text:style-name="T11">ť</text:span></text:span><text:span text:style-name="CharStyle11"><text:span text:style-name="T14">ažko také stroje v</text:span></text:span><text:span text:style-name="CharStyle11"><text:span text:style-name="T2">y</text:span></text:span><text:span text:style-name="CharStyle11"><text:span text:style-name="T14">najs</text:span></text:span><text:span text:style-name="CharStyle11"><text:span text:style-name="T24">ť</text:span></text:span><text:span text:style-name="CharStyle11"><text:span text:style-name="T14">, ktorými sa mnoho električnosti vyvinú</text:span></text:span><text:span text:style-name="CharStyle11"><text:span text:style-name="T24">ť</text:span></text:span><text:span text:style-name="CharStyle11"><text:span text:style-name="T14"> a tým nekedy divný účinok zapríčini</text:span></text:span><text:span text:style-name="CharStyle11"><text:span text:style-name="T24">ť</text:span></text:span><text:span text:style-name="CharStyle11"><text:span text:style-name="T14"> môže, ďalej aj taký stroj, ktorým nelen mnoho elektriky vyvinú</text:span></text:span><text:span text:style-name="CharStyle11"><text:span text:style-name="T24">ť</text:span></text:span><text:span text:style-name="CharStyle11"><text:span text:style-name="T14"> ale tuto po dlhší čas aj zachova</text:span></text:span><text:span text:style-name="CharStyle11"><text:span text:style-name="T11">ť</text:span></text:span><text:span text:style-name="CharStyle11"><text:span text:style-name="T14"> možno.</text:span></text:span></text:p>
        <text:p text:style-name="P8"><text:span text:style-name="CharStyle11"><text:span text:style-name="T14">K v</text:span></text:span><text:span text:style-name="CharStyle11"><text:span text:style-name="T2">yv</text:span></text:span><text:span text:style-name="CharStyle11"><text:span text:style-name="T14">inovaniu elektriky najlepšej sa hodí </text:span></text:span><text:span text:style-name="CharStyle11"><text:span text:style-name="T2">stro</text:span></text:span><text:span text:style-name="CharStyle11"><text:span text:style-name="T14">j e</text:span></text:span><text:span text:style-name="CharStyle11"><text:span text:style-name="T2">le</text:span></text:span><text:span text:style-name="CharStyle11"><text:span text:style-name="T14">ktričný. Pamätný električný úkaz spôsobi</text:span></text:span><text:span text:style-name="CharStyle11"><text:span text:style-name="T24">ť</text:span></text:span><text:span text:style-name="CharStyle11"><text:span text:style-name="T14"> tiež m</text:span></text:span><text:span text:style-name="CharStyle11"><text:span text:style-name="T2">ô</text:span></text:span><text:span text:style-name="CharStyle11"><text:span text:style-name="T14">žeme nabit</text:span></text:span><text:span text:style-name="CharStyle11"><text:span text:style-name="T2">ou</text:span></text:span><text:span text:style-name="CharStyle11"><text:span text:style-name="T14"> (ozbrojenou) leydenskou fľašou (22. obraz). Stroj ten, jehožto pomocou nelen mnoho elektriky vyvnú</text:span></text:span><text:span text:style-name="CharStyle11"><text:span text:style-name="T24">ť</text:span></text:span><text:span text:style-name="CharStyle11"><text:span text:style-name="T14"> ale ju aj dlho udrža</text:span></text:span><text:span text:style-name="CharStyle11"><text:span text:style-name="T11">ť</text:span></text:span><text:span text:style-name="CharStyle11"><text:span text:style-name="T14"> mô­žeme, je držiak elek</text:span></text:span><text:span text:style-name="CharStyle11"><text:span text:style-name="T2">tri</text:span></text:span><text:span text:style-name="CharStyle11"><text:span text:style-name="T14">čný (konservátor), (23. obraz).</text:span></text:span></text:p>
        <text:p text:style-name="P15"><text:span text:style-name="CharStyle11"><text:span text:style-name="T14">32. §. Zpomnelo sa už, že sa telesá aj dotýka­ním električnými stávajú; povstalá potykom elek­tričnos</text:span></text:span><text:span text:style-name="CharStyle11"><text:span text:style-name="T24">ť</text:span></text:span><text:span text:style-name="CharStyle11"><text:span text:style-name="T14"> menuje sa aj e</text:span></text:span><text:span text:style-name="CharStyle11"><text:span text:style-name="T24">l</text:span></text:span><text:span text:style-name="CharStyle11"><text:span text:style-name="T14">ektričnos</text:span></text:span><text:span text:style-name="CharStyle11"><text:span text:style-name="T24">ť</text:span></text:span><text:span text:style-name="CharStyle11"><text:span text:style-name="T14">ou dotýkav</text:span></text:span><text:span text:style-name="CharStyle11"><text:span text:style-name="T2">ou</text:span></text:span><text:span text:style-name="CharStyle11"><text:span text:style-name="T14">.</text:span></text:span></text:p>
        <text:p text:style-name="P8"><text:span text:style-name="CharStyle11"><text:span text:style-name="T14">Elektrika dotýkavá nápadne sa zjavuje, jestli-že na hladkú meďenú tabuľu položíme vyhladenú plochu cinkovú. Na tomto zakladá sa ústroj Voltového </text:span></text:span><text:soft-page-break/><text:span text:style-name="CharStyle11"><text:span text:style-name="T14">stľpu, jehožto pomocou mnoho elektriky vyvinú</text:span></text:span><text:span text:style-name="CharStyle11"><text:span text:style-name="T24">ť</text:span></text:span><text:span text:style-name="CharStyle11"><text:span text:style-name="T14"> možno.</text:span></text:span></text:p>
        <text:p text:style-name="P8"><text:span text:style-name="CharStyle11"><text:span text:style-name="T14">Avšak nelen vzájomným potykom pevných telies vyviňuje sa električnos</text:span></text:span><text:span text:style-name="CharStyle11"><text:span text:style-name="T24">ť</text:span></text:span><text:span text:style-name="CharStyle11"><text:span text:style-name="T14">. Mnohé úkazy a pokusy dokázaly nad všetku pochybnos</text:span></text:span><text:span text:style-name="CharStyle11"><text:span text:style-name="T24">ť</text:span></text:span><text:span text:style-name="CharStyle11"><text:span text:style-name="T14">, že aj vo vzduchu vždy sa nachádza raz viac, raz menej elektriky, čo sa len tým vysvetli</text:span></text:span><text:span text:style-name="CharStyle11"><text:span text:style-name="T24">ť</text:span></text:span><text:span text:style-name="CharStyle11"><text:span text:style-name="T14"> dá, že sa jednotlivé, rozličná hustotu a rozličné pary obsahujúce vrstvy vzdušné medzi sebou dotkýňajú. Príčina vzdušnej (atmosférickej) elek­triky aj v tom väzí, že vrstvy vzdušné nespočívajú bez pohybu jedna pod alebo nad druhou, lež pohybujú sa v rozličných smeroch.</text:span></text:span></text:p>
        <text:p text:style-name="P8"><text:span text:style-name="CharStyle11"><text:span text:style-name="T14">Električnos</text:span></text:span><text:span text:style-name="CharStyle11"><text:span text:style-name="T24">ť</text:span></text:span><text:span text:style-name="CharStyle11"><text:span text:style-name="T14"> vzdušná objavuje sa najmohutnejšej po čas búrky. Oblaky kopia sa na oblaky, až sa celý obzor mračnami pokryje, z ktorých blesky vystreľujú. Skoro na to nebo zahrmí, nekedy takou mocou, že zemon zatrasie. Človek t</text:span></text:span><text:span text:style-name="CharStyle11"><text:span text:style-name="T2">u</text:span></text:span><text:span text:style-name="CharStyle11"><text:span text:style-name="T14"> mim</text:span></text:span><text:span text:style-name="CharStyle11"><text:span text:style-name="T2">ov</text:span></text:span><text:span text:style-name="CharStyle11"><text:span text:style-name="T14">olne do seb</text:span></text:span><text:span text:style-name="CharStyle11"><text:span text:style-name="T11">ä</text:span></text:span><text:span text:style-name="CharStyle11"><text:span text:style-name="T14"> stúpi a je to sn</text:span></text:span><text:span text:style-name="CharStyle11"><text:span text:style-name="T11">a</text:span></text:span><text:span text:style-name="CharStyle11"><text:span text:style-name="T14">ď ta najlepšia príležitos</text:span></text:span><text:span text:style-name="CharStyle11"><text:span text:style-name="T24">ť</text:span></text:span><text:span text:style-name="CharStyle11"><text:span text:style-name="T14"> k obdivo­vaniu moci a múdrosti Stvoriteľa.</text:span></text:span></text:p>
        <text:p text:style-name="P8"><text:span text:style-name="CharStyle11"><text:span text:style-name="T14">Kým električnos</text:span></text:span><text:span text:style-name="CharStyle11"><text:span text:style-name="T24">ť</text:span></text:span><text:span text:style-name="CharStyle11"><text:span text:style-name="T14"> z jednoho oblaku do druhého preska­kuje, nezbadáme nič iného nad blesk a nad hrmot. Je-li ale oblak električný v blízkosti zeme, sjedn</text:span></text:span><text:span text:style-name="CharStyle11"><text:span text:style-name="T2">ot</text:span></text:span><text:span text:style-name="CharStyle11"><text:span text:style-name="T14">í sa často električ­nos</text:span></text:span><text:span text:style-name="CharStyle11"><text:span text:style-name="T24">ť</text:span></text:span><text:span text:style-name="CharStyle11"><text:span text:style-name="T14"> oblakov s elektrikou zeme. Vtedy vravíme, že uderilo. Strela blesku zničí všetko, čo jej do cesty príde, kovy roz­topí, zápaľné predmety zapáli.</text:span></text:span></text:p>
        <text:p text:style-name="P8"><text:span text:style-name="CharStyle11"><text:span text:style-name="T14">Poneváč predmety vysoké blišžej stoja k oblaku električnému, udiera hrom do vyššých, končitých predmetov, zvláštne sú-li tyto dobrí vodiči elektriky. Preto nezdržujme sa po čas búrky v blízkosti vysokých predmetov, nezastaňme si pod strom, aby sme hromom zabití neboli</text:span></text:span><text:span text:style-name="CharStyle11"><text:span text:style-name="T2">.</text:span></text:span><text:span text:style-name="CharStyle11"><text:span text:style-name="T14"> Nezdržujme sa v kuchyni pod komínom, ale radšej v prosre</text:span></text:span><text:span text:style-name="CharStyle11"><text:span text:style-name="T24">ď</text:span></text:span><text:span text:style-name="CharStyle11"><text:span text:style-name="T14"> izby. Dajme pozor aj na to, aby v izbe prievan (zúg) nebol, preto okná nádobno zavre</text:span></text:span><text:span text:style-name="CharStyle11"><text:span text:style-name="T24">ť</text:span></text:span><text:span text:style-name="CharStyle11"><text:span text:style-name="T14">.</text:span></text:span></text:p>
        <text:p text:style-name="P8"><text:span text:style-name="CharStyle11"><text:span text:style-name="T14">Aby sme stavby naše pred uderením hromu poistili, uží­vame hrom</text:span></text:span><text:span text:style-name="CharStyle11"><text:span text:style-name="T2">ov</text:span></text:span><text:span text:style-name="CharStyle11"><text:span text:style-name="T14">ody. Je to končitá železná žrď, </text:span></text:span><text:span text:style-name="CharStyle11"><text:span text:style-name="T2">je</text:span></text:span><text:span text:style-name="CharStyle11"><text:span text:style-name="T14">jžto </text:span></text:span><text:span text:style-name="CharStyle11"><text:span text:style-name="T24">h</text:span></text:span><text:span text:style-name="CharStyle11"><text:span text:style-name="T14">orejší koniec pozlátený je, aby nezhrdzavela. V spojení so žrďou že­leznou sú vodičia, ktorí električnos</text:span></text:span><text:span text:style-name="CharStyle11"><text:span text:style-name="T24">ť</text:span></text:span><text:span text:style-name="CharStyle11"><text:span text:style-name="T14"> do zeme uvádzajú. </text:span></text:span><text:span text:style-name="CharStyle11"><text:span text:style-name="T2">H</text:span></text:span><text:span text:style-name="CharStyle11"><text:span text:style-name="T14">romovod bez škody svádza elektriku do zeme z blížiaceho sa električného oblaku. Vynálezca jeho je Benjam</text:span></text:span><text:span text:style-name="CharStyle11"><text:span text:style-name="T11">i</text:span></text:span><text:span text:style-name="CharStyle11"><text:span text:style-name="T14">n </text:span></text:span><text:span text:style-name="CharStyle11"><text:span text:style-name="T2">F</text:span></text:span><text:span text:style-name="CharStyle11"><text:span text:style-name="T14">ranklin.</text:span></text:span></text:p>
        <text:h text:style-name="P28" text:outline-level="4"><text:span text:style-name="CharStyle23"><text:span text:style-name="T14"/></text:span></text:h>
        <text:h text:style-name="P30" text:outline-level="4"><text:bookmark-start text:name="bookmark22"/><text:span text:style-name="CharStyle23"><text:span text:style-name="T14">Magneti</text:span></text:span><text:span text:style-name="CharStyle23"><text:span text:style-name="T24">č</text:span></text:span><text:span text:style-name="CharStyle23"><text:span text:style-name="T14">nos</text:span></text:span><text:span text:style-name="CharStyle23"><text:span text:style-name="T24">ť</text:span></text:span><text:span text:style-name="CharStyle23"><text:span text:style-name="T14">.</text:span></text:span><text:bookmark-end text:name="bookmark22"/></text:h>
        <text:p text:style-name="P15"><text:soft-page-break/><text:span text:style-name="CharStyle11"><text:span text:style-name="T14">33. §. V útrobách zeme nachádza</text:span></text:span><text:span text:style-name="CharStyle11"><text:span text:style-name="T2"> </text:span></text:span><text:span text:style-name="CharStyle11"><text:span text:style-name="T14">sa železnatý, černošedý k</text:span></text:span><text:span text:style-name="CharStyle11"><text:span text:style-name="T2">ä</text:span></text:span><text:span text:style-name="CharStyle11"><text:span text:style-name="T14">men, ktorý telesá železnaté pri</text:span></text:span><text:span text:style-name="CharStyle11"><text:span text:style-name="T24">ť</text:span></text:span><text:span text:style-name="CharStyle11"><text:span text:style-name="T14">ahuje, meno jeho je magnét (dralo). Poneváč k</text:span></text:span><text:span text:style-name="CharStyle11"><text:span text:style-name="T11">ä</text:span></text:span><text:span text:style-name="CharStyle11"><text:span text:style-name="T14">meň tento najsamprv v Asii, pri meste Magnesii našli, nazýva sa magnétom. Najviac takétoho magnétového železného k</text:span></text:span><text:span text:style-name="CharStyle11"><text:span text:style-name="T11">ä</text:span></text:span><text:span text:style-name="CharStyle11"><text:span text:style-name="T14">meňa nachádza sa v severných krajinách, v severnom Rusku a v Norvégii. Nájdený v zemi magn</text:span></text:span><text:span text:style-name="CharStyle11"><text:span text:style-name="T11">é</text:span></text:span><text:span text:style-name="CharStyle11"><text:span text:style-name="T14">t menuje sa prirod</text:span></text:span><text:span text:style-name="CharStyle11"><text:span text:style-name="T2">ze</text:span></text:span><text:span text:style-name="CharStyle11"><text:span text:style-name="T14">ným magn</text:span></text:span><text:span text:style-name="CharStyle11"><text:span text:style-name="T24">é</text:span></text:span><text:span text:style-name="CharStyle11"><text:span text:style-name="T14">t</text:span></text:span><text:span text:style-name="CharStyle11"><text:span text:style-name="T2">om</text:span></text:span><text:span text:style-name="CharStyle11"><text:span text:style-name="T14">, k rozoznaniu od u</text:span></text:span><text:span text:style-name="CharStyle11"><text:span text:style-name="T2">meléh</text:span></text:span><text:span text:style-name="CharStyle11"><text:span text:style-name="T14">o magnétu, ktorý z obyčajného železa tak pripravujú, že sa magnetičnos</text:span></text:span><text:span text:style-name="CharStyle11"><text:span text:style-name="T11">ť</text:span></text:span><text:span text:style-name="CharStyle11"><text:span text:style-name="T14"> prirodzeného magnétu oby­čajnému železu sdelí.</text:span></text:span></text:p>
        <text:p text:style-name="P8"><text:span text:style-name="CharStyle11"><text:span text:style-name="T14">Magnéty umelé najviac tak pripravujú, že kus železa pri­rodzeným magnétom z obidvúch strán z ň</text:span></text:span><text:span text:style-name="CharStyle11"><text:span text:style-name="T11">u</text:span></text:span><text:span text:style-name="CharStyle11"><text:span text:style-name="T14">tra na vonok hladia. Umelý magnét môže ma</text:span></text:span><text:span text:style-name="CharStyle11"><text:span text:style-name="T24">ť</text:span></text:span><text:span text:style-name="CharStyle11"><text:span text:style-name="T14"> rozličnú podobu, cieľu tomu pri­meranú, ku ktorému ho užívať chceme. Najčastejšej užívajú sa ihly magnetické (dralky, magnétovky, 24. obraz) a magnéty podkovnaté.</text:span></text:span></text:p>
        <text:p text:style-name="P8"><text:span text:style-name="CharStyle11"><text:span text:style-name="T14">Magnetová ihla je kus železa nekoľko centimetrov dlhý, v prosriedku širší, na obidvoch ale kon­coch končitý. Tento sa zpomenutým spôsobom namagnetizu</text:span></text:span><text:span text:style-name="CharStyle11"><text:span text:style-name="T2">je</text:span></text:span><text:span text:style-name="CharStyle11"><text:span text:style-name="T14">. V prosriedku na spodnej strane je malá dierka, do ktorej sa pripraví ihla svislo stojaca, okolo ktorej sa, jako okolo svojej osy, vodorovne pohybovať môže.</text:span></text:span></text:p>
        <text:p text:style-name="P8"><text:span text:style-name="CharStyle11"><text:span text:style-name="T14">Ihla tato magnétová tu pamäti hodnú vlastnos</text:span></text:span><text:span text:style-name="CharStyle11"><text:span text:style-name="T2">ť</text:span></text:span><text:span text:style-name="CharStyle11"><text:span text:style-name="T14"> má, že sa jeden jej koniec vždy k severu, druhý ale k juhu obracia. Vlastnosťou touto k tomu sa hodí, že sa na neznámych mies­tach k. p. na neprehľadnom povrchu morskom, v baniach a p. vyn</text:span></text:span><text:span text:style-name="CharStyle11"><text:span text:style-name="T11">a</text:span></text:span><text:span text:style-name="CharStyle11"><text:span text:style-name="T14">jsť môžeme. Preto sa ihla tato aj smernou ihlou (smernicou) nazýva. Ešte osožnejšou stáva sa ihla mag­nétová tým, že sa v schránke maličkej s vetrojavom (ružou veternou) do spojenia uvádza.</text:span></text:span></text:p>
        <text:p text:style-name="P15"><text:span text:style-name="CharStyle11"><text:span text:style-name="T14">34. §. Položíme-li magnét do železného prachu, nalepí sa tento okolo neho. Najviac ale príťažlivosti zpozorujeme na obidvoch koncoch magnétu a tyto menujú sa uhly. Od uhlov dnu vždy menej a menej prachu nalepí sa na</text:span></text:span><text:span text:style-name="CharStyle11"><text:span text:style-name="T2">ň</text:span></text:span><text:span text:style-name="CharStyle11"><text:span text:style-name="T14">; v prosriedku a</text:span></text:span><text:span text:style-name="CharStyle11"><text:span text:style-name="T2">l</text:span></text:span><text:span text:style-name="CharStyle11"><text:span text:style-name="T14">e nenachádzame žiaden nalepený prach, naznak toho, že tam príťažlivosti niet.</text:span></text:span></text:p>
        <text:p text:style-name="P8"><text:span text:style-name="CharStyle11"><text:span text:style-name="T14">Ihly magnetické prevodzu</text:span></text:span><text:span text:style-name="CharStyle11"><text:span text:style-name="T2">jú</text:span></text:span><text:span text:style-name="CharStyle11"><text:span text:style-name="T14"> aj naproti sebe značnú prí­ťažlivosť; ale len vtedy, keď južný uhol približuje sa k uhlu severnému. Zblížime-li uhly rovnaké </text:span></text:span><text:soft-page-break/><text:span text:style-name="CharStyle11"><text:span text:style-name="T14">(rovnej povahy), odstrkujú sa.</text:span></text:span></text:p>
        <text:p text:style-name="P8"><text:span text:style-name="CharStyle11"><text:span text:style-name="T14">Prí</text:span></text:span><text:span text:style-name="CharStyle11"><text:span text:style-name="T12">ť</text:span></text:span><text:span text:style-name="CharStyle11"><text:span text:style-name="T14">ažlivos</text:span></text:span><text:span text:style-name="CharStyle11"><text:span text:style-name="T18">ť</text:span></text:span><text:span text:style-name="CharStyle11"><text:span text:style-name="T14"> magnétu preniká aj inými telesy. Položíme-li pod papier kus štrikovacej ihly a sb</text:span></text:span><text:span text:style-name="CharStyle11"><text:span text:style-name="T6">l</text:span></text:span><text:span text:style-name="CharStyle11"><text:span text:style-name="T14">ížime-li na povrchu jeho magn</text:span></text:span><text:span text:style-name="CharStyle11"><text:span text:style-name="T18">é</text:span></text:span><text:span text:style-name="CharStyle11"><text:span text:style-name="T14">t k tomuto kusu ihly, pri</text:span></text:span><text:span text:style-name="CharStyle11"><text:span text:style-name="T6">ť</text:span></text:span><text:span text:style-name="CharStyle11"><text:span text:style-name="T14">ahu</text:span></text:span><text:span text:style-name="CharStyle11"><text:span text:style-name="T2">je</text:span></text:span><text:span text:style-name="CharStyle11"><text:span text:style-name="T14"> ju, o čem sa môžeme presvedči</text:span></text:span><text:span text:style-name="CharStyle11"><text:span text:style-name="T18">ť</text:span></text:span><text:span text:style-name="CharStyle11"><text:span text:style-name="T14">, jestli magn</text:span></text:span><text:span text:style-name="CharStyle11"><text:span text:style-name="T18">é</text:span></text:span><text:span text:style-name="CharStyle11"><text:span text:style-name="T14">t sem</text:span></text:span><text:span text:style-name="CharStyle11"><text:span text:style-name="T2"> </text:span></text:span><text:span text:style-name="CharStyle11"><text:span text:style-name="T14">tam pohybujeme, čím sa aj kus onen ihly sem tam pohybova</text:span></text:span><text:span text:style-name="CharStyle11"><text:span text:style-name="T18">ť</text:span></text:span><text:span text:style-name="CharStyle11"><text:span text:style-name="T14"> bude pod papierom. Toto sa stáva aj vtedy, sú-li na stole kusy železa a pohybujeme-li pod plochou stolovou silný magn</text:span></text:span><text:span text:style-name="CharStyle11"><text:span text:style-name="T18">é</text:span></text:span><text:span text:style-name="CharStyle11"><text:span text:style-name="T14">t.</text:span></text:span></text:p>
        <text:p text:style-name="P8"><text:span text:style-name="CharStyle11"><text:span text:style-name="T14">Avšak nelen potykom magnétu stáva sa železo magne­tickým, ale aj električnos</text:span></text:span><text:span text:style-name="CharStyle11"><text:span text:style-name="T18">ť</text:span></text:span><text:span text:style-name="CharStyle11"><text:span text:style-name="T14">ou, zvláštne jestli-že na mäkký kus železa navedieme silný električný prúd. Magnetičnos</text:span></text:span><text:span text:style-name="CharStyle11"><text:span text:style-name="T6">ť</text:span></text:span><text:span text:style-name="CharStyle11"><text:span text:style-name="T14"> takto vyvinutá menuje sa elektromagnetičnos</text:span></text:span><text:span text:style-name="CharStyle11"><text:span text:style-name="T18">ť</text:span></text:span><text:span text:style-name="CharStyle11"><text:span text:style-name="T2">ou</text:span></text:span><text:span text:style-name="CharStyle11"><text:span text:style-name="T14">. </text:span></text:span><text:span text:style-name="CharStyle11"><text:span text:style-name="T2">K</text:span></text:span><text:span text:style-name="CharStyle11"><text:span text:style-name="T14"> vyvi</text:span></text:span><text:span text:style-name="CharStyle11"><text:span text:style-name="T2">ň</text:span></text:span><text:span text:style-name="CharStyle11"><text:span text:style-name="T14">ovaniu električ</text:span></text:span><text:span text:style-name="CharStyle11"><text:span text:style-name="T2">ne</text:span></text:span><text:span text:style-name="CharStyle11"><text:span text:style-name="T14">j magnetičnosti užívame zvláštne elektriku galvanickú.</text:span></text:span></text:p>
        <text:p text:style-name="P8"><text:span text:style-name="CharStyle11"><text:span text:style-name="T14">Najznamenitejší osoh z magnetičnosti električnej berieme pr</text:span></text:span><text:span text:style-name="CharStyle11"><text:span text:style-name="T2">i </text:span></text:span><text:span text:style-name="CharStyle11"><text:span text:style-name="T6">ď</text:span></text:span><text:span text:style-name="CharStyle11"><text:span text:style-name="T14">alekopisectvu (telegrafii), ktorým myšlienky svoje rychlos</text:span></text:span><text:span text:style-name="CharStyle11"><text:span text:style-name="T18">ť</text:span></text:span><text:span text:style-name="CharStyle11"><text:span text:style-name="T14">ou electričnou sdeli</text:span></text:span><text:span text:style-name="CharStyle11"><text:span text:style-name="T6">ť</text:span></text:span><text:span text:style-name="CharStyle11"><text:span text:style-name="T14"> môžeme na dialku tisíc a tisíc kilométrov.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Sans Serif" svg:font-family="'Microsoft Sans Serif'"/>
    <style:font-face style:name="Arial1" svg:font-family="Arial" style:font-family-generic="swiss"/>
    <style:font-face style:name="Arial" svg:font-family="Ari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color="#000000" style:text-position="0% 100%" style:font-name="Microsoft Sans Serif" fo:font-size="12pt" fo:letter-spacing="normal" fo:language="sk" fo:country="SK" style:font-name-asian="Microsoft Sans Serif" style:font-size-asian="12pt" style:language-asian="sk" style:country-asian="SK" style:font-name-complex="Microsoft Sans Serif" style:font-size-complex="12pt" style:language-complex="sk" style:country-complex="SK" style:text-scale="100%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text-autospace="ideograph-alpha" style:punctuation-wrap="hanging" style:line-break="strict" style:writing-mode="page">
        <style:background-image/>
      </style:paragraph-properties>
      <style:text-properties fo:color="#000000" style:text-position="0% 100%" style:font-name="Microsoft Sans Serif" fo:font-size="12pt" fo:letter-spacing="normal" fo:language="sk" fo:country="SK" style:font-name-asian="Microsoft Sans Serif" style:font-size-asian="12pt" style:language-asian="sk" style:country-asian="SK" style:font-name-complex="Microsoft Sans Serif" style:font-size-complex="12pt" style:language-complex="sk" style:country-complex="SK" style:text-scale="100%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Záhlavie_20__23_2" style:display-name="Záhlavie #2" style:family="paragraph" style:list-style-name="" style:master-page-name="">
      <loext:graphic-properties draw:fill="none" draw:fill-color="#729fcf"/>
      <style:paragraph-properties style:page-number="auto" fo:background-color="transparent"/>
    </style:style>
    <style:style style:name="Základný_20_text_20__28_2_29_" style:display-name="Základný text (2)" style:family="paragraph" style:master-page-name="">
      <loext:graphic-properties draw:fill="none" draw:fill-color="#729fcf"/>
      <style:paragraph-properties style:page-number="auto" fo:background-color="transparent"/>
    </style:style>
    <style:style style:name="Základný_20_text_20__28_3_29_" style:display-name="Základný text (3)" style:family="paragraph" style:master-page-name="">
      <loext:graphic-properties draw:fill="none" draw:fill-color="#729fcf"/>
      <style:paragraph-properties fo:margin-left="0cm" fo:margin-right="0cm" fo:text-indent="1.305cm" style:auto-text-indent="false" style:page-number="auto" fo:background-color="transparent"/>
    </style:style>
    <style:style style:name="Základný_20_text" style:display-name="Základný text" style:family="paragraph" style:master-page-name="">
      <loext:graphic-properties draw:fill="none" draw:fill-color="#729fcf"/>
      <style:paragraph-properties fo:margin-left="0cm" fo:margin-right="0cm" fo:text-indent="0.706cm" style:auto-text-indent="false" style:page-number="auto" fo:background-color="transparent"/>
    </style:style>
    <style:style style:name="Základný_20_text_20__28_5_29_" style:display-name="Základný text (5)" style:family="paragraph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Záhlavie_20__23_1" style:display-name="Záhlavie #1" style:family="paragraph" style:list-style-name="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Záhlavie_20__23_3" style:display-name="Záhlavie #3" style:family="paragraph" style:list-style-name="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Záhlavie_20__23_4" style:display-name="Záhlavie #4" style:family="paragraph" style:list-style-name="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Hlavička_20_alebo_20_päta_20__28_2_29_" style:display-name="Hlavička alebo päta (2)" style:family="paragraph" style:master-page-name="">
      <loext:graphic-properties draw:fill="none" draw:fill-color="#729fcf"/>
      <style:paragraph-properties style:page-number="auto" fo:background-color="transparent"/>
    </style:style>
    <style:style style:name="Hlavička_20_alebo_20_päta" style:display-name="Hlavička alebo päta" style:family="paragraph" style:master-page-name="">
      <loext:graphic-properties draw:fill="none" draw:fill-color="#729fcf"/>
      <style:paragraph-properties style:page-number="auto" fo:background-color="transparent"/>
    </style:style>
    <style:style style:name="Názov_20_obrázka" style:display-name="Názov obrázka" style:family="paragraph" style:master-page-name="">
      <loext:graphic-properties draw:fill="none" draw:fill-color="#729fcf"/>
      <style:paragraph-properties style:page-number="auto" fo:background-color="transparent"/>
    </style:style>
    <style:style style:name="Základný_20_text_20__28_4_29_" style:display-name="Základný text (4)" style:family="paragraph" style:master-page-name="">
      <loext:graphic-properties draw:fill="none" draw:fill-color="#729fcf"/>
      <style:paragraph-properties fo:margin-left="0cm" fo:margin-right="0cm" fo:text-indent="0.917cm" style:auto-text-indent="false" style:page-number="auto" fo:background-color="transparent"/>
    </style:style>
    <style:style style:name="Iné" style:family="paragraph" style:master-page-name="">
      <loext:graphic-properties draw:fill="none" draw:fill-color="#729fcf"/>
      <style:paragraph-properties fo:margin-left="0cm" fo:margin-right="0cm" fo:text-indent="0.706cm" style:auto-text-indent="false" style:page-number="auto" fo:background-color="transparen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FontStyle" style:family="text">
      <style:text-properties fo:color="#000000" style:text-position="0% 100%" style:font-name="Microsoft Sans Serif" fo:font-family="'Microsoft Sans Serif'" fo:font-size="12pt" fo:letter-spacing="normal" fo:language="sk" fo:country="SK" style:font-name-asian="Microsoft Sans Serif" style:font-family-asian="'Microsoft Sans Serif'" style:font-size-asian="12pt" style:language-asian="sk" style:country-asian="SK" style:font-name-complex="Microsoft Sans Serif" style:font-family-complex="'Microsoft Sans Serif'" style:font-size-complex="12pt" style:language-complex="sk" style:country-complex="SK" style:text-scale="100%"/>
    </style:style>
    <style:style style:name="Hyperlink" style:family="text" style:parent-style-name="DefaultFontStyle">
      <style:text-properties fo:color="#0066cc" style:text-underline-style="solid" style:text-underline-width="auto" style:text-underline-color="font-color"/>
    </style:style>
    <style:style style:name="CharStyle4" style:family="text" style:parent-style-name="DefaultFontStyle"/>
    <style:style style:name="CharStyle6" style:family="text" style:parent-style-name="DefaultFontStyle"/>
    <style:style style:name="CharStyle7" style:family="text" style:parent-style-name="CharStyle6">
      <style:text-properties fo:color="#000000" fo:language="sk" fo:country="SK" style:language-asian="sk" style:country-asian="SK" style:language-complex="sk" style:country-complex="SK"/>
    </style:style>
    <style:style style:name="CharStyle9" style:family="text" style:parent-style-name="DefaultFontStyle"/>
    <style:style style:name="CharStyle11" style:family="text" style:parent-style-name="DefaultFontStyle"/>
    <style:style style:name="CharStyle13" style:family="text" style:parent-style-name="DefaultFontStyle"/>
    <style:style style:name="CharStyle15" style:family="text" style:parent-style-name="DefaultFontStyle"/>
    <style:style style:name="CharStyle17" style:family="text" style:parent-style-name="DefaultFontStyle"/>
    <style:style style:name="CharStyle18" style:family="text" style:parent-style-name="CharStyle6">
      <style:text-properties fo:color="#000000" fo:language="sk" fo:country="SK" style:language-asian="sk" style:country-asian="SK" style:language-complex="sk" style:country-complex="SK"/>
    </style:style>
    <style:style style:name="CharStyle19" style:family="text" style:parent-style-name="CharStyle11">
      <style:text-properties fo:color="#000000" fo:language="sk" fo:country="SK" style:language-asian="sk" style:country-asian="SK" style:language-complex="sk" style:country-complex="SK"/>
    </style:style>
    <style:style style:name="CharStyle20" style:family="text" style:parent-style-name="CharStyle11">
      <style:text-properties fo:color="#000000"/>
    </style:style>
    <style:style style:name="CharStyle21" style:family="text" style:parent-style-name="CharStyle17">
      <style:text-properties fo:color="#000000" fo:language="sk" fo:country="SK" style:language-asian="sk" style:country-asian="SK" style:language-complex="sk" style:country-complex="SK"/>
    </style:style>
    <style:style style:name="CharStyle23" style:family="text" style:parent-style-name="DefaultFontStyle"/>
    <style:style style:name="CharStyle24" style:family="text" style:parent-style-name="CharStyle11">
      <style:text-properties fo:color="#000000" fo:language="sk" fo:country="SK" style:language-asian="sk" style:country-asian="SK" style:language-complex="sk" style:country-complex="SK"/>
    </style:style>
    <style:style style:name="CharStyle26" style:family="text" style:parent-style-name="DefaultFontStyle"/>
    <style:style style:name="CharStyle27" style:family="text" style:parent-style-name="CharStyle26">
      <style:text-properties fo:color="#000000" fo:language="sk" fo:country="SK" style:language-asian="sk" style:country-asian="SK" style:language-complex="sk" style:country-complex="SK"/>
    </style:style>
    <style:style style:name="CharStyle29" style:family="text" style:parent-style-name="DefaultFontStyle"/>
    <style:style style:name="CharStyle31" style:family="text" style:parent-style-name="DefaultFontStyle"/>
    <style:style style:name="CharStyle32" style:family="text" style:parent-style-name="CharStyle31">
      <style:text-properties fo:color="#000000" fo:language="sk" fo:country="SK" style:language-asian="sk" style:country-asian="SK" style:language-complex="sk" style:country-complex="SK"/>
    </style:style>
    <style:style style:name="CharStyle33" style:family="text" style:parent-style-name="CharStyle31">
      <style:text-properties fo:color="#000000" fo:language="sk" fo:country="SK" style:language-asian="sk" style:country-asian="SK" style:language-complex="sk" style:country-complex="SK"/>
    </style:style>
    <style:style style:name="CharStyle34" style:family="text" style:parent-style-name="CharStyle31">
      <style:text-properties fo:color="#ffffff" fo:language="sk" fo:country="SK" style:language-asian="sk" style:country-asian="SK" style:language-complex="sk" style:country-complex="SK"/>
    </style:style>
    <style:style style:name="CharStyle35" style:family="text" style:parent-style-name="CharStyle23">
      <style:text-properties fo:color="#000000" fo:language="sk" fo:country="SK" style:language-asian="sk" style:country-asian="SK" style:language-complex="sk" style:country-complex="SK"/>
    </style:style>
    <style:style style:name="CharStyle36" style:family="text" style:parent-style-name="CharStyle11">
      <style:text-properties fo:color="#000000" fo:language="sk" fo:country="SK" style:language-asian="sk" style:country-asian="SK" style:language-complex="sk" style:country-complex="SK"/>
    </style:style>
    <style:style style:name="CharStyle37" style:family="text" style:parent-style-name="CharStyle11">
      <style:text-properties fo:color="#000000" fo:language="sk" fo:country="SK" style:language-asian="sk" style:country-asian="SK" style:language-complex="sk" style:country-complex="SK"/>
    </style:style>
    <style:style style:name="CharStyle38" style:family="text" style:parent-style-name="CharStyle11">
      <style:text-properties fo:font-variant="small-caps" fo:color="#000000" fo:language="sk" fo:country="SK" style:language-asian="sk" style:country-asian="SK" style:language-complex="sk" style:country-complex="SK"/>
    </style:style>
    <style:style style:name="CharStyle39" style:family="text" style:parent-style-name="CharStyle11">
      <style:text-properties fo:color="#000000" fo:language="sk" fo:country="SK" style:language-asian="sk" style:country-asian="SK" style:language-complex="sk" style:country-complex="SK"/>
    </style:style>
    <style:style style:name="CharStyle40" style:family="text" style:parent-style-name="CharStyle11">
      <style:text-properties fo:color="#000000" fo:language="sk" fo:country="SK" style:language-asian="sk" style:country-asian="SK" style:language-complex="sk" style:country-complex="SK"/>
    </style:style>
    <style:style style:name="CharStyle42" style:family="text" style:parent-style-name="DefaultFontStyle"/>
    <style:style style:name="CharStyle44" style:family="text" style:parent-style-name="DefaultFontStyle"/>
    <style:style style:name="CharStyle45" style:family="text" style:parent-style-name="CharStyle44">
      <style:text-properties fo:color="#000000" fo:language="sk" fo:country="SK" style:language-asian="sk" style:country-asian="SK" style:language-complex="sk" style:country-complex="SK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M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704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35cm" fo:margin-left="0cm" fo:margin-right="0cm" fo:margin-bottom="0cm"/>
      </style:header-style>
      <style:footer-style>
        <style:header-footer-properties fo:min-height="0.635cm" fo:margin-left="0cm" fo:margin-right="0cm" fo:margin-top="0.635cm"/>
      </style:footer-style>
    </style:page-layout>
  </office:automatic-styles>
  <office:master-styles>
    <style:master-page style:name="Standard" style:page-layout-name="Mpm1"/>
    <style:master-page style:name="PageStyle0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initial-creator/>
    <meta:keyword/>
    <dc:date>2023-12-30T22:37:30.585000000</dc:date>
    <meta:editing-duration>PT4H8M44S</meta:editing-duration>
    <meta:editing-cycles>8</meta:editing-cycles>
    <meta:generator>LibreOffice/5.4.2.2$Windows_x86 LibreOffice_project/22b09f6418e8c2d508a9eaf86b2399209b0990f4</meta:generator>
    <meta:document-statistic meta:table-count="0" meta:image-count="0" meta:object-count="0" meta:page-count="26" meta:paragraph-count="185" meta:word-count="7877" meta:character-count="50393" meta:non-whitespace-character-count="42697"/>
  </office:meta>
</office:document-meta>
</file>